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3.01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8.4pt"/>
    </style:style>
    <style:style style:name="co4" style:family="table-column">
      <style:table-column-properties fo:break-before="auto" style:column-width="69.99pt"/>
    </style:style>
    <style:style style:name="co5" style:family="table-column">
      <style:table-column-properties fo:break-before="auto" style:column-width="73.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44.65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uxi Sans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 fo:font-size="8pt" style:font-size-asian="8pt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 fo:font-size="8pt" style:font-size-asian="8pt" style:font-size-complex="8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 fo:font-size="8pt" style:font-size-asian="8pt" style:font-size-complex="8p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bench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6" office:value-type="string" calcext:value-type="string" table:number-columns-spanned="11" table:number-rows-spanned="1">
            <text:p>benchsi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addn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936.4" calcext:value-type="float">
            <text:p>936.4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961.6" calcext:value-type="float">
            <text:p>961.6</text:p>
          </table:table-cell>
          <table:table-cell table:style-name="ce4" office:value-type="float" office:value="1051.2" calcext:value-type="float">
            <text:p>1051.2</text:p>
          </table:table-cell>
          <table:table-cell table:style-name="ce4" office:value-type="float" office:value="1146.8" calcext:value-type="float">
            <text:p>1146.8</text:p>
          </table:table-cell>
          <table:table-cell table:style-name="ce4" office:value-type="float" office:value="995.2" calcext:value-type="float">
            <text:p>995.2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743.2" calcext:value-type="float">
            <text:p>743.2</text:p>
          </table:table-cell>
          <table:table-cell table:style-name="ce4" office:value-type="float" office:value="868.6" calcext:value-type="float">
            <text:p>868.6</text:p>
          </table:table-cell>
          <table:table-cell table:style-name="ce14" office:value-type="float" office:value="1225.4" calcext:value-type="float">
            <text:p>1225.4</text:p>
          </table:table-cell>
          <table:table-cell table:formula="of:=AVERAGE([.N3:.N7])" office:value-type="float" office:value="1225.4" calcext:value-type="float">
            <text:p>1225.4</text:p>
          </table:table-cell>
          <table:table-cell table:style-name="ce2" office:value-type="float" office:value="1233" calcext:value-type="float">
            <text:p>12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280.8" calcext:value-type="float">
            <text:p>280.8</text:p>
          </table:table-cell>
          <table:table-cell office:value-type="float" office:value="285" calcext:value-type="float">
            <text:p>285</text:p>
          </table:table-cell>
          <table:table-cell office:value-type="float" office:value="290.6" calcext:value-type="float">
            <text:p>290.6</text:p>
          </table:table-cell>
          <table:table-cell office:value-type="float" office:value="327.6" calcext:value-type="float">
            <text:p>327.6</text:p>
          </table:table-cell>
          <table:table-cell table:style-name="ce5" office:value-type="float" office:value="373.8" calcext:value-type="float">
            <text:p>373.8</text:p>
          </table:table-cell>
          <table:table-cell office:value-type="float" office:value="304.4" calcext:value-type="float">
            <text:p>304.4</text:p>
          </table:table-cell>
          <table:table-cell office:value-type="float" office:value="377.4" calcext:value-type="float">
            <text:p>377.4</text:p>
          </table:table-cell>
          <table:table-cell office:value-type="float" office:value="360" calcext:value-type="float">
            <text:p>360</text:p>
          </table:table-cell>
          <table:table-cell office:value-type="float" office:value="175.6" calcext:value-type="float">
            <text:p>175.6</text:p>
          </table:table-cell>
          <table:table-cell table:style-name="ce5" office:value-type="float" office:value="227.8" calcext:value-type="float">
            <text:p>227.8</text:p>
          </table:table-cell>
          <table:table-cell table:style-name="ce15" office:value-type="float" office:value="361.6" calcext:value-type="float">
            <text:p>361.6</text:p>
          </table:table-cell>
          <table:table-cell table:formula="of:=AVERAGE([.N8:.N12])" office:value-type="float" office:value="361.6" calcext:value-type="float">
            <text:p>361.6</text:p>
          </table:table-cell>
          <table:table-cell table:style-name="ce3" office:value-type="float" office:value="1212" calcext:value-type="float">
            <text:p>12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901" calcext:value-type="float">
            <text:p>901</text:p>
          </table:table-cell>
          <table:table-cell office:value-type="float" office:value="919.6" calcext:value-type="float">
            <text:p>919.6</text:p>
          </table:table-cell>
          <table:table-cell office:value-type="float" office:value="912.4" calcext:value-type="float">
            <text:p>912.4</text:p>
          </table:table-cell>
          <table:table-cell office:value-type="float" office:value="995" calcext:value-type="float">
            <text:p>995</text:p>
          </table:table-cell>
          <table:table-cell table:style-name="ce5" office:value-type="float" office:value="1022.2" calcext:value-type="float">
            <text:p>1022.2</text:p>
          </table:table-cell>
          <table:table-cell office:value-type="float" office:value="946.4" calcext:value-type="float">
            <text:p>946.4</text:p>
          </table:table-cell>
          <table:table-cell office:value-type="float" office:value="1036.4" calcext:value-type="float">
            <text:p>1036.4</text:p>
          </table:table-cell>
          <table:table-cell office:value-type="float" office:value="994.8" calcext:value-type="float">
            <text:p>994.8</text:p>
          </table:table-cell>
          <table:table-cell office:value-type="float" office:value="772.6" calcext:value-type="float">
            <text:p>772.6</text:p>
          </table:table-cell>
          <table:table-cell table:style-name="ce5" office:value-type="float" office:value="864.2" calcext:value-type="float">
            <text:p>864.2</text:p>
          </table:table-cell>
          <table:table-cell table:style-name="ce15" office:value-type="float" office:value="991" calcext:value-type="float">
            <text:p>991</text:p>
          </table:table-cell>
          <table:table-cell table:formula="of:=AVERAGE([.N13:.N17])" office:value-type="float" office:value="991" calcext:value-type="float">
            <text:p>991</text:p>
          </table:table-cell>
          <table:table-cell table:style-name="ce3" office:value-type="float" office:value="1239" calcext:value-type="float">
            <text:p>123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276.2" calcext:value-type="float">
            <text:p>276.2</text:p>
          </table:table-cell>
          <table:table-cell office:value-type="float" office:value="292.4" calcext:value-type="float">
            <text:p>292.4</text:p>
          </table:table-cell>
          <table:table-cell office:value-type="float" office:value="286.2" calcext:value-type="float">
            <text:p>286.2</text:p>
          </table:table-cell>
          <table:table-cell office:value-type="float" office:value="311.8" calcext:value-type="float">
            <text:p>311.8</text:p>
          </table:table-cell>
          <table:table-cell table:style-name="ce5" office:value-type="float" office:value="347" calcext:value-type="float">
            <text:p>347</text:p>
          </table:table-cell>
          <table:table-cell office:value-type="float" office:value="295.4" calcext:value-type="float">
            <text:p>295.4</text:p>
          </table:table-cell>
          <table:table-cell office:value-type="float" office:value="344.6" calcext:value-type="float">
            <text:p>344.6</text:p>
          </table:table-cell>
          <table:table-cell office:value-type="float" office:value="325.8" calcext:value-type="float">
            <text:p>325.8</text:p>
          </table:table-cell>
          <table:table-cell office:value-type="float" office:value="202.2" calcext:value-type="float">
            <text:p>202.2</text:p>
          </table:table-cell>
          <table:table-cell table:style-name="ce5" office:value-type="float" office:value="251.4" calcext:value-type="float">
            <text:p>251.4</text:p>
          </table:table-cell>
          <table:table-cell table:style-name="ce15" office:value-type="float" office:value="319.4" calcext:value-type="float">
            <text:p>319.4</text:p>
          </table:table-cell>
          <table:table-cell table:formula="of:=AVERAGE([.N18:.N22])" office:value-type="float" office:value="319.4" calcext:value-type="float">
            <text:p>319.4</text:p>
          </table:table-cell>
          <table:table-cell table:style-name="ce3" office:value-type="float" office:value="1235" calcext:value-type="float">
            <text:p>12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0.4" calcext:value-type="float">
            <text:p>150.4</text:p>
          </table:table-cell>
          <table:table-cell table:style-name="ce12" office:value-type="float" office:value="147.4" calcext:value-type="float">
            <text:p>147.4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61.6" calcext:value-type="float">
            <text:p>161.6</text:p>
          </table:table-cell>
          <table:table-cell table:style-name="ce12" office:value-type="float" office:value="181.8" calcext:value-type="float">
            <text:p>181.8</text:p>
          </table:table-cell>
          <table:table-cell table:style-name="ce12" office:value-type="float" office:value="170.4" calcext:value-type="float">
            <text:p>170.4</text:p>
          </table:table-cell>
          <table:table-cell table:style-name="ce12" office:value-type="float" office:value="187.2" calcext:value-type="float">
            <text:p>187.2</text:p>
          </table:table-cell>
          <table:table-cell table:style-name="ce12" office:value-type="float" office:value="178.6" calcext:value-type="float">
            <text:p>178.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26.8" calcext:value-type="float">
            <text:p>126.8</text:p>
          </table:table-cell>
          <table:table-cell table:style-name="ce16" office:value-type="float" office:value="173.2" calcext:value-type="float">
            <text:p>173.2</text:p>
          </table:table-cell>
          <table:table-cell table:formula="of:=AVERAGE([.N23:.N27])" office:value-type="float" office:value="173.2" calcext:value-type="float">
            <text:p>173.2</text:p>
          </table:table-cell>
          <table:table-cell table:style-name="ce17" office:value-type="float" office:value="1208" calcext:value-type="float">
            <text:p>1208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376" calcext:value-type="float">
            <text:p>37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/>
          <table:table-cell table:style-name="ce3" office:value-type="float" office:value="362" calcext:value-type="float">
            <text:p>36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ddn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/>
          <table:table-cell table:style-name="ce17" office:value-type="float" office:value="360" calcext:value-type="float">
            <text:p>3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2" office:value-type="float" office:value="991" calcext:value-type="float">
            <text:p>99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3]/[.B4]" office:value-type="float" office:value="3.33475783475783" calcext:value-type="float">
            <text:p>3.3347578348</text:p>
          </table:table-cell>
          <table:table-cell table:formula="of:=[.C3]/[.C4]" office:value-type="float" office:value="3.34035087719298" calcext:value-type="float">
            <text:p>3.3403508772</text:p>
          </table:table-cell>
          <table:table-cell table:formula="of:=[.D3]/[.D4]" office:value-type="float" office:value="3.30901582931865" calcext:value-type="float">
            <text:p>3.3090158293</text:p>
          </table:table-cell>
          <table:table-cell table:formula="of:=[.E3]/[.E4]" office:value-type="float" office:value="3.20879120879121" calcext:value-type="float">
            <text:p>3.2087912088</text:p>
          </table:table-cell>
          <table:table-cell table:style-name="ce5" table:formula="of:=[.F3]/[.F4]" office:value-type="float" office:value="3.06795077581594" calcext:value-type="float">
            <text:p>3.0679507758</text:p>
          </table:table-cell>
          <table:table-cell table:style-name="ce5" table:formula="of:=[.G3]/[.G4]" office:value-type="float" office:value="3.26938239159001" calcext:value-type="float">
            <text:p>3.2693823916</text:p>
          </table:table-cell>
          <table:table-cell table:style-name="ce5" table:formula="of:=[.H3]/[.H4]" office:value-type="float" office:value="3.0259671436142" calcext:value-type="float">
            <text:p>3.0259671436</text:p>
          </table:table-cell>
          <table:table-cell table:style-name="ce5" table:formula="of:=[.I3]/[.I4]" office:value-type="float" office:value="3.07222222222222" calcext:value-type="float">
            <text:p>3.0722222222</text:p>
          </table:table-cell>
          <table:table-cell table:style-name="ce5" table:formula="of:=[.J3]/[.J4]" office:value-type="float" office:value="4.23234624145786" calcext:value-type="float">
            <text:p>4.2323462415</text:p>
          </table:table-cell>
          <table:table-cell table:style-name="ce5" table:formula="of:=[.K3]/[.K4]" office:value-type="float" office:value="3.81299385425812" calcext:value-type="float">
            <text:p>3.8129938543</text:p>
          </table:table-cell>
          <table:table-cell table:style-name="ce15" table:formula="of:=[.L3]/[.L4]" office:value-type="float" office:value="3.38882743362832" calcext:value-type="float">
            <text:p>3.3888274336</text:p>
          </table:table-cell>
          <table:table-cell/>
          <table:table-cell table:style-name="ce3" office:value-type="float" office:value="978" calcext:value-type="float">
            <text:p>9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3]/[.B5]" office:value-type="float" office:value="1.03928967813541" calcext:value-type="float">
            <text:p>1.0392896781</text:p>
          </table:table-cell>
          <table:table-cell table:formula="of:=[.C3]/[.C5]" office:value-type="float" office:value="1.03523270987386" calcext:value-type="float">
            <text:p>1.0352327099</text:p>
          </table:table-cell>
          <table:table-cell table:formula="of:=[.D3]/[.D5]" office:value-type="float" office:value="1.05392371766769" calcext:value-type="float">
            <text:p>1.0539237177</text:p>
          </table:table-cell>
          <table:table-cell table:formula="of:=[.E3]/[.E5]" office:value-type="float" office:value="1.0564824120603" calcext:value-type="float">
            <text:p>1.0564824121</text:p>
          </table:table-cell>
          <table:table-cell table:style-name="ce5" table:formula="of:=[.F3]/[.F5]" office:value-type="float" office:value="1.1218939542164" calcext:value-type="float">
            <text:p>1.1218939542</text:p>
          </table:table-cell>
          <table:table-cell table:style-name="ce5" table:formula="of:=[.G3]/[.G5]" office:value-type="float" office:value="1.05156382079459" calcext:value-type="float">
            <text:p>1.0515638208</text:p>
          </table:table-cell>
          <table:table-cell table:style-name="ce5" table:formula="of:=[.H3]/[.H5]" office:value-type="float" office:value="1.10189116171362" calcext:value-type="float">
            <text:p>1.1018911617</text:p>
          </table:table-cell>
          <table:table-cell table:style-name="ce5" table:formula="of:=[.I3]/[.I5]" office:value-type="float" office:value="1.11178126256534" calcext:value-type="float">
            <text:p>1.1117812626</text:p>
          </table:table-cell>
          <table:table-cell table:style-name="ce5" table:formula="of:=[.J3]/[.J5]" office:value-type="float" office:value="0.961946673569764" calcext:value-type="float">
            <text:p>0.9619466736</text:p>
          </table:table-cell>
          <table:table-cell table:style-name="ce5" table:formula="of:=[.K3]/[.K5]" office:value-type="float" office:value="1.00509141402453" calcext:value-type="float">
            <text:p>1.005091414</text:p>
          </table:table-cell>
          <table:table-cell table:style-name="ce15" table:formula="of:=[.L3]/[.L5]" office:value-type="float" office:value="1.23652875882947" calcext:value-type="float">
            <text:p>1.2365287588</text:p>
          </table:table-cell>
          <table:table-cell/>
          <table:table-cell table:style-name="ce3" office:value-type="float" office:value="988" calcext:value-type="float">
            <text:p>9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3]/[.B6]" office:value-type="float" office:value="3.39029688631427" calcext:value-type="float">
            <text:p>3.3902968863</text:p>
          </table:table-cell>
          <table:table-cell table:formula="of:=[.C3]/[.C6]" office:value-type="float" office:value="3.25581395348837" calcext:value-type="float">
            <text:p>3.2558139535</text:p>
          </table:table-cell>
          <table:table-cell table:formula="of:=[.D3]/[.D6]" office:value-type="float" office:value="3.35988819007687" calcext:value-type="float">
            <text:p>3.3598881901</text:p>
          </table:table-cell>
          <table:table-cell table:formula="of:=[.E3]/[.E6]" office:value-type="float" office:value="3.37139191789609" calcext:value-type="float">
            <text:p>3.3713919179</text:p>
          </table:table-cell>
          <table:table-cell table:style-name="ce5" table:formula="of:=[.F3]/[.F6]" office:value-type="float" office:value="3.30489913544669" calcext:value-type="float">
            <text:p>3.3048991354</text:p>
          </table:table-cell>
          <table:table-cell table:style-name="ce5" table:formula="of:=[.G3]/[.G6]" office:value-type="float" office:value="3.36899119837508" calcext:value-type="float">
            <text:p>3.3689911984</text:p>
          </table:table-cell>
          <table:table-cell table:style-name="ce5" table:formula="of:=[.H3]/[.H6]" office:value-type="float" office:value="3.31398723157284" calcext:value-type="float">
            <text:p>3.3139872316</text:p>
          </table:table-cell>
          <table:table-cell table:style-name="ce5" table:formula="of:=[.I3]/[.I6]" office:value-type="float" office:value="3.39472068753837" calcext:value-type="float">
            <text:p>3.3947206875</text:p>
          </table:table-cell>
          <table:table-cell table:style-name="ce5" table:formula="of:=[.J3]/[.J6]" office:value-type="float" office:value="3.675568743818" calcext:value-type="float">
            <text:p>3.6755687438</text:p>
          </table:table-cell>
          <table:table-cell table:style-name="ce5" table:formula="of:=[.K3]/[.K6]" office:value-type="float" office:value="3.45505171042164" calcext:value-type="float">
            <text:p>3.4550517104</text:p>
          </table:table-cell>
          <table:table-cell table:style-name="ce15" table:formula="of:=[.L3]/[.L6]" office:value-type="float" office:value="3.83656856606137" calcext:value-type="float">
            <text:p>3.8365685661</text:p>
          </table:table-cell>
          <table:table-cell/>
          <table:table-cell table:style-name="ce3" office:value-type="float" office:value="992" calcext:value-type="float">
            <text:p>9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3]/[.B7]" office:value-type="float" office:value="6.22606382978723" calcext:value-type="float">
            <text:p>6.2260638298</text:p>
          </table:table-cell>
          <table:table-cell table:style-name="ce12" table:formula="of:=[.C3]/[.C7]" office:value-type="float" office:value="6.45861601085482" calcext:value-type="float">
            <text:p>6.4586160109</text:p>
          </table:table-cell>
          <table:table-cell table:style-name="ce12" table:formula="of:=[.D3]/[.D7]" office:value-type="float" office:value="6.24415584415584" calcext:value-type="float">
            <text:p>6.2441558442</text:p>
          </table:table-cell>
          <table:table-cell table:style-name="ce12" table:formula="of:=[.E3]/[.E7]" office:value-type="float" office:value="6.50495049504951" calcext:value-type="float">
            <text:p>6.504950495</text:p>
          </table:table-cell>
          <table:table-cell table:style-name="ce12" table:formula="of:=[.F3]/[.F7]" office:value-type="float" office:value="6.30803080308031" calcext:value-type="float">
            <text:p>6.3080308031</text:p>
          </table:table-cell>
          <table:table-cell table:style-name="ce12" table:formula="of:=[.G3]/[.G7]" office:value-type="float" office:value="5.84037558685446" calcext:value-type="float">
            <text:p>5.8403755869</text:p>
          </table:table-cell>
          <table:table-cell table:style-name="ce12" table:formula="of:=[.H3]/[.H7]" office:value-type="float" office:value="6.10042735042735" calcext:value-type="float">
            <text:p>6.1004273504</text:p>
          </table:table-cell>
          <table:table-cell table:style-name="ce12" table:formula="of:=[.I3]/[.I7]" office:value-type="float" office:value="6.1926091825308" calcext:value-type="float">
            <text:p>6.1926091825</text:p>
          </table:table-cell>
          <table:table-cell table:style-name="ce12" table:formula="of:=[.J3]/[.J7]" office:value-type="float" office:value="7.50707070707071" calcext:value-type="float">
            <text:p>7.5070707071</text:p>
          </table:table-cell>
          <table:table-cell table:style-name="ce12" table:formula="of:=[.K3]/[.K7]" office:value-type="float" office:value="6.85015772870663" calcext:value-type="float">
            <text:p>6.8501577287</text:p>
          </table:table-cell>
          <table:table-cell table:style-name="ce16" table:formula="of:=[.L3]/[.L7]" office:value-type="float" office:value="7.07505773672056" calcext:value-type="float">
            <text:p>7.0750577367</text:p>
          </table:table-cell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3:.B6])/[.B7]" office:value-type="float" office:value="1.83643617021277" calcext:value-type="float">
            <text:p>1.8364361702</text:p>
          </table:table-cell>
          <table:table-cell table:style-name="ce5" table:formula="of:=MIN([.C3:.C6])/[.C7]" office:value-type="float" office:value="1.93351424694708" calcext:value-type="float">
            <text:p>1.9335142469</text:p>
          </table:table-cell>
          <table:table-cell table:style-name="ce5" table:formula="of:=MIN([.D3:.D6])/[.D7]" office:value-type="float" office:value="1.85844155844156" calcext:value-type="float">
            <text:p>1.8584415584</text:p>
          </table:table-cell>
          <table:table-cell table:style-name="ce5" table:formula="of:=MIN([.E3:.E6])/[.E7]" office:value-type="float" office:value="1.92945544554455" calcext:value-type="float">
            <text:p>1.9294554455</text:p>
          </table:table-cell>
          <table:table-cell table:style-name="ce5" table:formula="of:=MIN([.F3:.F6])/[.F7]" office:value-type="float" office:value="1.90869086908691" calcext:value-type="float">
            <text:p>1.9086908691</text:p>
          </table:table-cell>
          <table:table-cell table:style-name="ce5" table:formula="of:=MIN([.G3:.G6])/[.G7]" office:value-type="float" office:value="1.73356807511737" calcext:value-type="float">
            <text:p>1.7335680751</text:p>
          </table:table-cell>
          <table:table-cell table:style-name="ce5" table:formula="of:=MIN([.H3:.H6])/[.H7]" office:value-type="float" office:value="1.84081196581197" calcext:value-type="float">
            <text:p>1.8408119658</text:p>
          </table:table-cell>
          <table:table-cell table:style-name="ce5" table:formula="of:=MIN([.I3:.I6])/[.I7]" office:value-type="float" office:value="1.82418812989922" calcext:value-type="float">
            <text:p>1.8241881299</text:p>
          </table:table-cell>
          <table:table-cell table:style-name="ce5" table:formula="of:=MIN([.J3:.J6])/[.J7]" office:value-type="float" office:value="1.77373737373737" calcext:value-type="float">
            <text:p>1.7737373737</text:p>
          </table:table-cell>
          <table:table-cell table:style-name="ce5" table:formula="of:=MIN([.K3:.K6])/[.K7]" office:value-type="float" office:value="1.79652996845426" calcext:value-type="float">
            <text:p>1.7965299685</text:p>
          </table:table-cell>
          <table:table-cell table:style-name="ce5" table:formula="of:=MIN([.L3:.L6])/[.L7]" office:value-type="float" office:value="1.84411085450346" calcext:value-type="float">
            <text:p>1.8441108545</text:p>
          </table:table-cell>
          <table:table-cell table:formula="of:=AVERAGE([.B18:.L18])" office:value-type="float" office:value="1.8435895143415" calcext:value-type="float">
            <text:p>1.8435895143</text:p>
          </table:table-cell>
          <table:table-cell table:style-name="ce2" office:value-type="float" office:value="313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2" calcext:value-type="float">
            <text:p>33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17" calcext:value-type="float">
            <text:p>317</text:p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benchsi.M43" table:end-x="60.18pt" table:end-y="0.77pt" draw:z-index="0" draw:style-name="gr1" draw:text-style-name="P1" svg:width="764.33pt" svg:height="255.66pt" svg:x="2.61pt" svg:y="11.31pt">
              <loext:p draw:notify-on-update-of-ranges="benchsi.B12:benchsi.L12 benchsi.A13:benchsi.A13 benchsi.B13:benchsi.L13 benchsi.A14:benchsi.A14 benchsi.B14:benchsi.L14 benchsi.A15:benchsi.A15 benchsi.B15:benchsi.L15 benchsi.A16:benchsi.A16 benchsi.B16:benchsi.L16 benchsi.A17:benchsi.A17 benchsi.B17:benchsi.L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3" office:value-type="float" office:value="320" calcext:value-type="float">
            <text:p>32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15" calcext:value-type="float">
            <text:p>31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2" calcext:value-type="float">
            <text:p>17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73" calcext:value-type="float">
            <text:p>173</text:p>
          </table:table-cell>
          <table:table-cell table:number-columns-repeated="1010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benchsi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193.2" calcext:value-type="float">
            <text:p>1193.2</text:p>
          </table:table-cell>
          <table:table-cell table:style-name="ce4" office:value-type="float" office:value="1277.6" calcext:value-type="float">
            <text:p>1277.6</text:p>
          </table:table-cell>
          <table:table-cell table:style-name="ce4" office:value-type="float" office:value="1234.8" calcext:value-type="float">
            <text:p>1234.8</text:p>
          </table:table-cell>
          <table:table-cell table:style-name="ce4" office:value-type="float" office:value="2046" calcext:value-type="float">
            <text:p>2046</text:p>
          </table:table-cell>
          <table:table-cell table:style-name="ce14" office:value-type="float" office:value="19133" calcext:value-type="float">
            <text:p>19133</text:p>
          </table:table-cell>
          <table:table-cell table:style-name="ce5" table:number-columns-repeated="6"/>
          <table:table-cell table:formula="of:=AVERAGE([.N50:.N54])" office:value-type="float" office:value="1193.2" calcext:value-type="float">
            <text:p>1193.2</text:p>
          </table:table-cell>
          <table:table-cell table:style-name="ce2" office:value-type="float" office:value="1192" calcext:value-type="float">
            <text:p>11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481" calcext:value-type="float">
            <text:p>481</text:p>
          </table:table-cell>
          <table:table-cell table:style-name="ce5" office:value-type="float" office:value="590.2" calcext:value-type="float">
            <text:p>590.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362.6" calcext:value-type="float">
            <text:p>1362.6</text:p>
          </table:table-cell>
          <table:table-cell table:style-name="ce15" office:value-type="float" office:value="21107" calcext:value-type="float">
            <text:p>21107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481" calcext:value-type="float">
            <text:p>481</text:p>
          </table:table-cell>
          <table:table-cell table:style-name="ce3" office:value-type="float" office:value="1204" calcext:value-type="float">
            <text:p>120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1013.2" calcext:value-type="float">
            <text:p>1013.2</text:p>
          </table:table-cell>
          <table:table-cell table:style-name="ce5" office:value-type="float" office:value="935.6" calcext:value-type="float">
            <text:p>935.6</text:p>
          </table:table-cell>
          <table:table-cell table:style-name="ce5" office:value-type="float" office:value="939.6" calcext:value-type="float">
            <text:p>939.6</text:p>
          </table:table-cell>
          <table:table-cell table:style-name="ce5" office:value-type="float" office:value="981.8" calcext:value-type="float">
            <text:p>981.8</text:p>
          </table:table-cell>
          <table:table-cell table:style-name="ce15" office:value-type="float" office:value="4290" calcext:value-type="float">
            <text:p>4290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1013.2" calcext:value-type="float">
            <text:p>1013.2</text:p>
          </table:table-cell>
          <table:table-cell table:style-name="ce3" office:value-type="float" office:value="1197" calcext:value-type="float">
            <text:p>119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95.4" calcext:value-type="float">
            <text:p>395.4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16.6" calcext:value-type="float">
            <text:p>316.6</text:p>
          </table:table-cell>
          <table:table-cell table:style-name="ce5" office:value-type="float" office:value="352.8" calcext:value-type="float">
            <text:p>352.8</text:p>
          </table:table-cell>
          <table:table-cell table:style-name="ce15" office:value-type="float" office:value="3484" calcext:value-type="float">
            <text:p>3484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395.4" calcext:value-type="float">
            <text:p>395.4</text:p>
          </table:table-cell>
          <table:table-cell table:style-name="ce3" office:value-type="float" office:value="1187" calcext:value-type="float">
            <text:p>118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48.8" calcext:value-type="float">
            <text:p>148.8</text:p>
          </table:table-cell>
          <table:table-cell table:style-name="ce12" office:value-type="float" office:value="159.4" calcext:value-type="float">
            <text:p>159.4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66.8" calcext:value-type="float">
            <text:p>166.8</text:p>
          </table:table-cell>
          <table:table-cell table:style-name="ce16" office:value-type="float" office:value="1070.4" calcext:value-type="float">
            <text:p>1070.4</text:p>
          </table:table-cell>
          <table:table-cell table:style-name="ce5" table:number-columns-repeated="6"/>
          <table:table-cell table:formula="of:=AVERAGE([.N70:.N74])" office:value-type="float" office:value="148.8" calcext:value-type="float">
            <text:p>148.8</text:p>
          </table:table-cell>
          <table:table-cell table:style-name="ce17" office:value-type="float" office:value="1186" calcext:value-type="float">
            <text:p>118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483" calcext:value-type="float">
            <text:p>48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81" calcext:value-type="float">
            <text:p>481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480" calcext:value-type="float">
            <text:p>48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482" calcext:value-type="float">
            <text:p>48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/>
          <table:table-cell table:style-name="ce17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2" office:value-type="float" office:value="1030" calcext:value-type="float">
            <text:p>103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50]/[.B51]" office:value-type="float" office:value="2.48066528066528" calcext:value-type="float">
            <text:p>2.4806652807</text:p>
          </table:table-cell>
          <table:table-cell table:formula="of:=[.C50]/[.C51]" office:value-type="float" office:value="2.16468993561505" calcext:value-type="float">
            <text:p>2.1646899356</text:p>
          </table:table-cell>
          <table:table-cell table:formula="of:=[.D50]/[.D51]" office:value-type="float" office:value="2.31669793621013" calcext:value-type="float">
            <text:p>2.3166979362</text:p>
          </table:table-cell>
          <table:table-cell table:formula="of:=[.E50]/[.E51]" office:value-type="float" office:value="1.50154117129018" calcext:value-type="float">
            <text:p>1.5015411713</text:p>
          </table:table-cell>
          <table:table-cell table:style-name="ce15" table:formula="of:=[.F50]/[.F51]" office:value-type="float" office:value="0.906476524375799" calcext:value-type="float">
            <text:p>0.9064765244</text:p>
          </table:table-cell>
          <table:table-cell table:style-name="ce5" table:number-columns-repeated="6"/>
          <table:table-cell/>
          <table:table-cell table:style-name="ce3" office:value-type="float" office:value="1010" calcext:value-type="float">
            <text:p>101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50]/[.B52]" office:value-type="float" office:value="1.17765495459929" calcext:value-type="float">
            <text:p>1.1776549546</text:p>
          </table:table-cell>
          <table:table-cell table:formula="of:=[.C50]/[.C52]" office:value-type="float" office:value="1.36554082941428" calcext:value-type="float">
            <text:p>1.3655408294</text:p>
          </table:table-cell>
          <table:table-cell table:formula="of:=[.D50]/[.D52]" office:value-type="float" office:value="1.31417624521073" calcext:value-type="float">
            <text:p>1.3141762452</text:p>
          </table:table-cell>
          <table:table-cell table:formula="of:=[.E50]/[.E52]" office:value-type="float" office:value="2.08392748013852" calcext:value-type="float">
            <text:p>2.0839274801</text:p>
          </table:table-cell>
          <table:table-cell table:style-name="ce15" table:formula="of:=[.F50]/[.F52]" office:value-type="float" office:value="4.45990675990676" calcext:value-type="float">
            <text:p>4.4599067599</text:p>
          </table:table-cell>
          <table:table-cell table:style-name="ce5" table:number-columns-repeated="6"/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50]/[.B53]" office:value-type="float" office:value="3.01770359129995" calcext:value-type="float">
            <text:p>3.0177035913</text:p>
          </table:table-cell>
          <table:table-cell table:formula="of:=[.C50]/[.C53]" office:value-type="float" office:value="4.108038585209" calcext:value-type="float">
            <text:p>4.1080385852</text:p>
          </table:table-cell>
          <table:table-cell table:formula="of:=[.D50]/[.D53]" office:value-type="float" office:value="3.90018951358181" calcext:value-type="float">
            <text:p>3.9001895136</text:p>
          </table:table-cell>
          <table:table-cell table:formula="of:=[.E50]/[.E53]" office:value-type="float" office:value="5.79931972789116" calcext:value-type="float">
            <text:p>5.7993197279</text:p>
          </table:table-cell>
          <table:table-cell table:style-name="ce15" table:formula="of:=[.F50]/[.F53]" office:value-type="float" office:value="5.49167623421355" calcext:value-type="float">
            <text:p>5.4916762342</text:p>
          </table:table-cell>
          <table:table-cell table:style-name="ce5" table:number-columns-repeated="6"/>
          <table:table-cell/>
          <table:table-cell table:style-name="ce3" office:value-type="float" office:value="1019" calcext:value-type="float">
            <text:p>101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50]/[.B54]" office:value-type="float" office:value="8.01881720430107" calcext:value-type="float">
            <text:p>8.0188172043</text:p>
          </table:table-cell>
          <table:table-cell table:style-name="ce12" table:formula="of:=[.C50]/[.C54]" office:value-type="float" office:value="8.01505646173149" calcext:value-type="float">
            <text:p>8.0150564617</text:p>
          </table:table-cell>
          <table:table-cell table:style-name="ce12" table:formula="of:=[.D50]/[.D54]" office:value-type="float" office:value="7.6695652173913" calcext:value-type="float">
            <text:p>7.6695652174</text:p>
          </table:table-cell>
          <table:table-cell table:style-name="ce12" table:formula="of:=[.E50]/[.E54]" office:value-type="float" office:value="12.2661870503597" calcext:value-type="float">
            <text:p>12.2661870504</text:p>
          </table:table-cell>
          <table:table-cell table:style-name="ce16" table:formula="of:=[.F50]/[.F54]" office:value-type="float" office:value="17.8746263079223" calcext:value-type="float">
            <text:p>17.8746263079</text:p>
          </table:table-cell>
          <table:table-cell table:style-name="ce5" table:number-columns-repeated="6"/>
          <table:table-cell/>
          <table:table-cell table:style-name="ce3" office:value-type="float" office:value="1001" calcext:value-type="float">
            <text:p>100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50:.B53])/[.B54]" office:value-type="float" office:value="2.65725806451613" calcext:value-type="float">
            <text:p>2.6572580645</text:p>
          </table:table-cell>
          <table:table-cell table:style-name="ce5" table:formula="of:=MIN([.C50:.C53])/[.C54]" office:value-type="float" office:value="1.95106649937265" calcext:value-type="float">
            <text:p>1.9510664994</text:p>
          </table:table-cell>
          <table:table-cell table:style-name="ce5" table:formula="of:=MIN([.D50:.D53])/[.D54]" office:value-type="float" office:value="1.96645962732919" calcext:value-type="float">
            <text:p>1.9664596273</text:p>
          </table:table-cell>
          <table:table-cell table:style-name="ce5" table:formula="of:=MIN([.E50:.E53])/[.E54]" office:value-type="float" office:value="2.11510791366906" calcext:value-type="float">
            <text:p>2.1151079137</text:p>
          </table:table-cell>
          <table:table-cell table:style-name="ce5" table:formula="of:=MIN([.F50:.F53])/[.F54]" office:value-type="float" office:value="3.25485799701046" calcext:value-type="float">
            <text:p>3.254857997</text:p>
          </table:table-cell>
          <table:table-cell table:style-name="ce5" table:number-columns-repeated="6"/>
          <table:table-cell table:formula="of:=AVERAGE([.B65:.D65])" office:value-type="float" office:value="2.19159473040599" calcext:value-type="float">
            <text:p>2.1915947304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benchsi.J88" table:end-x="13.55pt" table:end-y="12.08pt" draw:z-index="1" draw:style-name="gr1" draw:text-style-name="P1" svg:width="455.27pt" svg:height="255.51pt" svg:x="8.02pt" svg:y="10.69pt">
              <loext:p draw:notify-on-update-of-ranges="benchsi.B59:benchsi.G59 benchsi.A60:benchsi.A60 benchsi.B60:benchsi.G60 benchsi.A61:benchsi.A61 benchsi.B61:benchsi.G61 benchsi.A62:benchsi.A62 benchsi.B62:benchsi.G62 benchsi.A63:benchsi.A63 benchsi.B63:benchsi.G63 benchsi.A64:benchsi.A64 benchsi.B64:benchsi.G6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table:style-name="ce3" office:value-type="float" office:value="394" calcext:value-type="float">
            <text:p>39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SUM([.N50:.N74])" office:value-type="float" office:value="16158" calcext:value-type="float">
            <text:p>161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5]/100" office:value-type="float" office:value="161.58" calcext:value-type="float">
            <text:p>161.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6]/60" office:value-type="float" office:value="2.693" calcext:value-type="float">
            <text:p>2.693</text:p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benchsi-cpu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factorizations</text:p>
          </table:table-cell>
          <table:table-cell table:style-name="ce9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3714" calcext:value-type="float">
            <text:p>3714</text:p>
          </table:table-cell>
          <table:table-cell table:style-name="ce4" office:value-type="float" office:value="3450" calcext:value-type="float">
            <text:p>3450</text:p>
          </table:table-cell>
          <table:table-cell table:style-name="ce4"/>
          <table:table-cell table:style-name="ce9"/>
          <table:table-cell table:style-name="ce5" table:number-columns-repeated="7"/>
          <table:table-cell table:formula="of:=AVERAGE([.N96:.N100])" office:value-type="float" office:value="2641.6" calcext:value-type="float">
            <text:p>2641.6</text:p>
          </table:table-cell>
          <table:table-cell table:style-name="ce2" office:value-type="float" office:value="3714" calcext:value-type="float">
            <text:p>371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3715" calcext:value-type="float">
            <text:p>3715</text:p>
          </table:table-cell>
          <table:table-cell office:value-type="float" office:value="3443" calcext:value-type="float">
            <text:p>344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1:.N105])" office:value-type="float" office:value="1049.8" calcext:value-type="float">
            <text:p>1049.8</text:p>
          </table:table-cell>
          <table:table-cell table:style-name="ce3" office:value-type="float" office:value="3715" calcext:value-type="float">
            <text:p>371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563" calcext:value-type="float">
            <text:p>563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6:.N110])" office:value-type="float" office:value="1692.6" calcext:value-type="float">
            <text:p>1692.6</text:p>
          </table:table-cell>
          <table:table-cell table:style-name="ce3" office:value-type="float" office:value="1899" calcext:value-type="float">
            <text:p>18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559" calcext:value-type="float">
            <text:p>559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11:.N115])" office:value-type="float" office:value="493.8" calcext:value-type="float">
            <text:p>493.8</text:p>
          </table:table-cell>
          <table:table-cell table:style-name="ce3" office:value-type="float" office:value="1946" calcext:value-type="float">
            <text:p>19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6" calcext:value-type="float">
            <text:p>156</text:p>
          </table:table-cell>
          <table:table-cell table:style-name="ce12" office:value-type="float" office:value="176" calcext:value-type="float">
            <text:p>176</text:p>
          </table:table-cell>
          <table:table-cell table:style-name="ce12"/>
          <table:table-cell table:style-name="ce9"/>
          <table:table-cell table:style-name="ce5" table:number-columns-repeated="7"/>
          <table:table-cell table:formula="of:=AVERAGE([.N116:.N120])" office:value-type="float" office:value="154.6" calcext:value-type="float">
            <text:p>154.6</text:p>
          </table:table-cell>
          <table:table-cell table:style-name="ce17" office:value-type="float" office:value="1934" calcext:value-type="float">
            <text:p>193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1043" calcext:value-type="float">
            <text:p>104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045" calcext:value-type="float">
            <text:p>104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1055" calcext:value-type="float">
            <text:p>10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peedup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3" office:value-type="float" office:value="1049" calcext:value-type="float">
            <text:p>1049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countcrypto</text:p>
          </table:table-cell>
          <table:table-cell table:style-name="ce9"/>
          <table:table-cell table:style-name="ce5" table:number-columns-repeated="7"/>
          <table:table-cell/>
          <table:table-cell table:style-name="ce17" office:value-type="float" office:value="1057" calcext:value-type="float">
            <text:p>10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/>
          <table:table-cell table:style-name="ce5" table:number-columns-repeated="7"/>
          <table:table-cell/>
          <table:table-cell table:style-name="ce2" office:value-type="float" office:value="1708" calcext:value-type="float">
            <text:p>17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96]/[.B97]" office:value-type="float" office:value="0.999730820995962" calcext:value-type="float">
            <text:p>0.999730821</text:p>
          </table:table-cell>
          <table:table-cell table:formula="of:=[.C96]/[.C97]" office:value-type="float" office:value="1.00203311065931" calcext:value-type="float">
            <text:p>1.0020331107</text:p>
          </table:table-cell>
          <table:table-cell table:formula="of:=[.D96]/[.D97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721" calcext:value-type="float">
            <text:p>172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96]/[.B98]" office:value-type="float" office:value="6.59680284191829" calcext:value-type="float">
            <text:p>6.5968028419</text:p>
          </table:table-cell>
          <table:table-cell table:formula="of:=[.C96]/[.C98]" office:value-type="float" office:value="6.99797160243408" calcext:value-type="float">
            <text:p>6.9979716024</text:p>
          </table:table-cell>
          <table:table-cell table:formula="of:=[.D96]/[.D98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7" calcext:value-type="float">
            <text:p>16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96]/[.B99]" office:value-type="float" office:value="6.64400715563506" calcext:value-type="float">
            <text:p>6.6440071556</text:p>
          </table:table-cell>
          <table:table-cell table:formula="of:=[.C96]/[.C99]" office:value-type="float" office:value="7.01219512195122" calcext:value-type="float">
            <text:p>7.012195122</text:p>
          </table:table-cell>
          <table:table-cell table:formula="of:=[.D96]/[.D99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84" calcext:value-type="float">
            <text:p>168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96]/[.B100]" office:value-type="float" office:value="23.8076923076923" calcext:value-type="float">
            <text:p>23.8076923077</text:p>
          </table:table-cell>
          <table:table-cell table:style-name="ce12" table:formula="of:=[.C96]/[.C100]" office:value-type="float" office:value="19.6022727272727" calcext:value-type="float">
            <text:p>19.6022727273</text:p>
          </table:table-cell>
          <table:table-cell table:style-name="ce12" table:formula="of:=[.D96]/[.D100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3" calcext:value-type="float">
            <text:p>167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96:.B99])/[.B100]" office:value-type="float" office:value="3.58333333333333" calcext:value-type="float">
            <text:p>3.5833333333</text:p>
          </table:table-cell>
          <table:table-cell table:style-name="ce5" table:formula="of:=MIN([.C96:.C99])/[.C100]" office:value-type="float" office:value="2.79545454545455" calcext:value-type="float">
            <text:p>2.7954545455</text:p>
          </table:table-cell>
          <table:table-cell table:style-name="ce5" table:formula="of:=MIN([.D96:.D99])/[.D100]" office:value-type="string" office:string-value="" calcext:value-type="error">
            <text:p>#DIV/0!</text:p>
          </table:table-cell>
          <table:table-cell table:style-name="ce5" table:number-columns-repeated="8"/>
          <table:table-cell table:formula="of:=AVERAGE([.B111:.C111])" office:value-type="float" office:value="3.18939393939394" calcext:value-type="float">
            <text:p>3.1893939394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>
            <draw:frame table:end-cell-address="benchsi.K134" table:end-x="30.44pt" table:end-y="5.3pt" draw:z-index="2" draw:style-name="gr1" draw:text-style-name="P1" svg:width="654.83pt" svg:height="258.86pt" svg:x="56.89pt" svg:y="0.6pt">
              <loext:p draw:notify-on-update-of-ranges="benchsi.B105:benchsi.D105 benchsi.A106:benchsi.A106 benchsi.B106:benchsi.D106 benchsi.A107:benchsi.A107 benchsi.B107:benchsi.D107 benchsi.A108:benchsi.A108 benchsi.B108:benchsi.D108 benchsi.A109:benchsi.A109 benchsi.B109:benchsi.D109 benchsi.A110:benchsi.A110 benchsi.B110:benchsi.D1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57" calcext:value-type="float">
            <text:p>157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pl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928.6" calcext:value-type="float">
            <text:p>928.6</text:p>
          </table:table-cell>
          <table:table-cell table:style-name="ce5" office:value-type="float" office:value="955.4" calcext:value-type="float">
            <text:p>955.4</text:p>
          </table:table-cell>
          <table:table-cell table:style-name="ce5" office:value-type="float" office:value="945.2" calcext:value-type="float">
            <text:p>945.2</text:p>
          </table:table-cell>
          <table:table-cell table:style-name="ce5" office:value-type="float" office:value="1027.6" calcext:value-type="float">
            <text:p>1027.6</text:p>
          </table:table-cell>
          <table:table-cell table:style-name="ce5" office:value-type="float" office:value="1099.2" calcext:value-type="float">
            <text:p>1099.2</text:p>
          </table:table-cell>
          <table:table-cell table:style-name="ce5" office:value-type="float" office:value="964.6" calcext:value-type="float">
            <text:p>964.6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1043.6" calcext:value-type="float">
            <text:p>1043.6</text:p>
          </table:table-cell>
          <table:table-cell table:style-name="ce5"/>
          <table:table-cell table:style-name="ce5" office:value-type="float" office:value="858.8" calcext:value-type="float">
            <text:p>858.8</text:p>
          </table:table-cell>
          <table:table-cell table:style-name="ce5" office:value-type="float" office:value="1067.8" calcext:value-type="float">
            <text:p>1067.8</text:p>
          </table:table-cell>
          <table:table-cell table:formula="of:=AVERAGE([.O3];[.O5];[.O7];[.O9];[.O11];[.O13])" office:value-type="float" office:value="167.8" calcext:value-type="float">
            <text:p>167.8</text:p>
          </table:table-cell>
          <table:table-cell table:style-name="ce5" office:value-type="float" office:value="170" calcext:value-type="float">
            <text:p>170</text:p>
          </table:table-cell>
          <table:table-cell table:formula="of:=MEDIAN([.O3];[.O5];[.O7];[.O9];[.O11])"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930.8" calcext:value-type="float">
            <text:p>930.8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74.8" calcext:value-type="float">
            <text:p>1074.8</text:p>
          </table:table-cell>
          <table:table-cell table:style-name="ce5" office:value-type="float" office:value="943.4" calcext:value-type="float">
            <text:p>943.4</text:p>
          </table:table-cell>
          <table:table-cell table:style-name="ce5" office:value-type="float" office:value="1047.8" calcext:value-type="float">
            <text:p>1047.8</text:p>
          </table:table-cell>
          <table:table-cell table:style-name="ce5" office:value-type="float" office:value="1015.8" calcext:value-type="float">
            <text:p>1015.8</text:p>
          </table:table-cell>
          <table:table-cell table:style-name="ce5"/>
          <table:table-cell table:style-name="ce5" office:value-type="float" office:value="833.6" calcext:value-type="float">
            <text:p>833.6</text:p>
          </table:table-cell>
          <table:table-cell table:style-name="ce5" office:value-type="float" office:value="1038.6" calcext:value-type="float">
            <text:p>1038.6</text:p>
          </table:table-cell>
          <table:table-cell table:formula="of:=AVERAGE([.O4];[.O6];[.O8];[.O10];[.O12];[.O14])" office:value-type="float" office:value="169" calcext:value-type="float">
            <text:p>169</text:p>
          </table:table-cell>
          <table:table-cell table:style-name="ce5" office:value-type="float" office:value="177" calcext:value-type="float">
            <text:p>177</text:p>
          </table:table-cell>
          <table:table-cell table:formula="of:=MEDIAN([.O4];[.O6];[.O8];[.O10];[.O12])"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287" calcext:value-type="float">
            <text:p>287</text:p>
          </table:table-cell>
          <table:table-cell office:value-type="float" office:value="294.2" calcext:value-type="float">
            <text:p>294.2</text:p>
          </table:table-cell>
          <table:table-cell office:value-type="float" office:value="292.6" calcext:value-type="float">
            <text:p>292.6</text:p>
          </table:table-cell>
          <table:table-cell office:value-type="float" office:value="330.6" calcext:value-type="float">
            <text:p>330.6</text:p>
          </table:table-cell>
          <table:table-cell table:style-name="ce5" office:value-type="float" office:value="359.2" calcext:value-type="float">
            <text:p>359.2</text:p>
          </table:table-cell>
          <table:table-cell office:value-type="float" office:value="306.4" calcext:value-type="float">
            <text:p>306.4</text:p>
          </table:table-cell>
          <table:table-cell office:value-type="float" office:value="367.8" calcext:value-type="float">
            <text:p>367.8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5" office:value-type="float" office:value="231.2" calcext:value-type="float">
            <text:p>231.2</text:p>
          </table:table-cell>
          <table:table-cell table:style-name="ce5" office:value-type="float" office:value="362" calcext:value-type="float">
            <text:p>36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57.8" calcext:value-type="float">
            <text:p>257.8</text:p>
          </table:table-cell>
          <table:table-cell office:value-type="float" office:value="261.4" calcext:value-type="float">
            <text:p>261.4</text:p>
          </table:table-cell>
          <table:table-cell office:value-type="float" office:value="266" calcext:value-type="float">
            <text:p>266</text:p>
          </table:table-cell>
          <table:table-cell office:value-type="float" office:value="307.6" calcext:value-type="float">
            <text:p>307.6</text:p>
          </table:table-cell>
          <table:table-cell table:style-name="ce5" office:value-type="float" office:value="336.8" calcext:value-type="float">
            <text:p>336.8</text:p>
          </table:table-cell>
          <table:table-cell office:value-type="float" office:value="283.6" calcext:value-type="float">
            <text:p>283.6</text:p>
          </table:table-cell>
          <table:table-cell office:value-type="float" office:value="345.6" calcext:value-type="float">
            <text:p>345.6</text:p>
          </table:table-cell>
          <table:table-cell office:value-type="float" office:value="334.4" calcext:value-type="float">
            <text:p>334.4</text:p>
          </table:table-cell>
          <table:table-cell/>
          <table:table-cell table:style-name="ce5" office:value-type="float" office:value="227.6" calcext:value-type="float">
            <text:p>227.6</text:p>
          </table:table-cell>
          <table:table-cell table:style-name="ce5" office:value-type="float" office:value="344.4" calcext:value-type="float">
            <text:p>344.4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895.6" calcext:value-type="float">
            <text:p>895.6</text:p>
          </table:table-cell>
          <table:table-cell office:value-type="float" office:value="985" calcext:value-type="float">
            <text:p>985</text:p>
          </table:table-cell>
          <table:table-cell office:value-type="float" office:value="924.8" calcext:value-type="float">
            <text:p>924.8</text:p>
          </table:table-cell>
          <table:table-cell office:value-type="float" office:value="955.6" calcext:value-type="float">
            <text:p>955.6</text:p>
          </table:table-cell>
          <table:table-cell table:style-name="ce5" office:value-type="float" office:value="1006.8" calcext:value-type="float">
            <text:p>1006.8</text:p>
          </table:table-cell>
          <table:table-cell office:value-type="float" office:value="921.2" calcext:value-type="float">
            <text:p>921.2</text:p>
          </table:table-cell>
          <table:table-cell office:value-type="float" office:value="1042" calcext:value-type="float">
            <text:p>1042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5" office:value-type="float" office:value="844.4" calcext:value-type="float">
            <text:p>844.4</text:p>
          </table:table-cell>
          <table:table-cell table:style-name="ce5" office:value-type="float" office:value="1032" calcext:value-type="float">
            <text:p>1032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896.8" calcext:value-type="float">
            <text:p>896.8</text:p>
          </table:table-cell>
          <table:table-cell office:value-type="float" office:value="987.2" calcext:value-type="float">
            <text:p>987.2</text:p>
          </table:table-cell>
          <table:table-cell office:value-type="float" office:value="906" calcext:value-type="float">
            <text:p>906</text:p>
          </table:table-cell>
          <table:table-cell office:value-type="float" office:value="961" calcext:value-type="float">
            <text:p>961</text:p>
          </table:table-cell>
          <table:table-cell table:style-name="ce5" office:value-type="float" office:value="1002.4" calcext:value-type="float">
            <text:p>1002.4</text:p>
          </table:table-cell>
          <table:table-cell office:value-type="float" office:value="923.6" calcext:value-type="float">
            <text:p>923.6</text:p>
          </table:table-cell>
          <table:table-cell office:value-type="float" office:value="1015.4" calcext:value-type="float">
            <text:p>1015.4</text:p>
          </table:table-cell>
          <table:table-cell office:value-type="float" office:value="996.8" calcext:value-type="float">
            <text:p>996.8</text:p>
          </table:table-cell>
          <table:table-cell/>
          <table:table-cell table:style-name="ce5" office:value-type="float" office:value="845.6" calcext:value-type="float">
            <text:p>845.6</text:p>
          </table:table-cell>
          <table:table-cell table:style-name="ce5" office:value-type="float" office:value="974.6" calcext:value-type="float">
            <text:p>974.6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275.2" calcext:value-type="float">
            <text:p>275.2</text:p>
          </table:table-cell>
          <table:table-cell office:value-type="float" office:value="280.6" calcext:value-type="float">
            <text:p>280.6</text:p>
          </table:table-cell>
          <table:table-cell office:value-type="float" office:value="283.4" calcext:value-type="float">
            <text:p>283.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34.8" calcext:value-type="float">
            <text:p>334.8</text:p>
          </table:table-cell>
          <table:table-cell office:value-type="float" office:value="294.4" calcext:value-type="float">
            <text:p>294.4</text:p>
          </table:table-cell>
          <table:table-cell office:value-type="float" office:value="347.4" calcext:value-type="float">
            <text:p>347.4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317.2" calcext:value-type="float">
            <text:p>317.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288.8" calcext:value-type="float">
            <text:p>288.8</text:p>
          </table:table-cell>
          <table:table-cell office:value-type="float" office:value="292.4" calcext:value-type="float">
            <text:p>292.4</text:p>
          </table:table-cell>
          <table:table-cell office:value-type="float" office:value="314.4" calcext:value-type="float">
            <text:p>314.4</text:p>
          </table:table-cell>
          <table:table-cell table:style-name="ce5" office:value-type="float" office:value="341.2" calcext:value-type="float">
            <text:p>341.2</text:p>
          </table:table-cell>
          <table:table-cell office:value-type="float" office:value="309.4" calcext:value-type="float">
            <text:p>309.4</text:p>
          </table:table-cell>
          <table:table-cell office:value-type="float" office:value="365" calcext:value-type="float">
            <text:p>365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5" office:value-type="float" office:value="248.4" calcext:value-type="float">
            <text:p>248.4</text:p>
          </table:table-cell>
          <table:table-cell table:style-name="ce5" office:value-type="float" office:value="324.2" calcext:value-type="float">
            <text:p>324.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47.6" calcext:value-type="float">
            <text:p>147.6</text:p>
          </table:table-cell>
          <table:table-cell table:style-name="ce5" office:value-type="float" office:value="155.4" calcext:value-type="float">
            <text:p>155.4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62.2" calcext:value-type="float">
            <text:p>162.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0" calcext:value-type="float">
            <text:p>180</text:p>
          </table:table-cell>
          <table:table-cell table:style-name="ce5"/>
          <table:table-cell table:style-name="ce5" office:value-type="float" office:value="131.6" calcext:value-type="float">
            <text:p>131.6</text:p>
          </table:table-cell>
          <table:table-cell table:style-name="ce5" office:value-type="float" office:value="167" calcext:value-type="float">
            <text:p>167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50.6" calcext:value-type="float">
            <text:p>150.6</text:p>
          </table:table-cell>
          <table:table-cell table:style-name="ce5" office:value-type="float" office:value="160.8" calcext:value-type="float">
            <text:p>160.8</text:p>
          </table:table-cell>
          <table:table-cell table:style-name="ce5" office:value-type="float" office:value="162.2" calcext:value-type="float">
            <text:p>162.2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79.8" calcext:value-type="float">
            <text:p>179.8</text:p>
          </table:table-cell>
          <table:table-cell table:style-name="ce5" office:value-type="float" office:value="173.4" calcext:value-type="float">
            <text:p>173.4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1.6" calcext:value-type="float">
            <text:p>181.6</text:p>
          </table:table-cell>
          <table:table-cell table:style-name="ce5"/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67" calcext:value-type="float">
            <text:p>167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3:.C12])*5*11" office:value-type="float" office:value="276496" calcext:value-type="float">
            <text:p>276496</text:p>
          </table:table-cell>
          <table:table-cell table:style-name="ce5" table:number-columns-repeated="9"/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formula="of:=[.C13]/100" office:value-type="float" office:value="2764.96" calcext:value-type="float">
            <text:p>2764.96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/>
          <table:table-cell table:formula="of:=[.C14]/60" office:value-type="float" office:value="46.0826666666667" calcext:value-type="float">
            <text:p>46.0826666667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3]-[.C4])/[.C3]" office:value-type="float" office:value="0.0221839328020677" calcext:value-type="float">
            <text:p>0.0221839328</text:p>
          </table:table-cell>
          <table:table-cell table:style-name="ce5" table:formula="of:=([.D3]-[.D4])/[.D3]" office:value-type="float" office:value="0.0257483776428721" calcext:value-type="float">
            <text:p>0.0257483776</text:p>
          </table:table-cell>
          <table:table-cell table:style-name="ce5" table:formula="of:=([.E3]-[.E4])/[.E3]" office:value-type="float" office:value="0.0382987727465087" calcext:value-type="float">
            <text:p>0.0382987727</text:p>
          </table:table-cell>
          <table:table-cell table:style-name="ce5" table:formula="of:=([.F3]-[.F4])/[.F3]" office:value-type="float" office:value="0.0112884390813545" calcext:value-type="float">
            <text:p>0.0112884391</text:p>
          </table:table-cell>
          <table:table-cell table:style-name="ce5" table:formula="of:=([.G3]-[.G4])/[.G3]" office:value-type="float" office:value="0.0221979621542941" calcext:value-type="float">
            <text:p>0.0221979622</text:p>
          </table:table-cell>
          <table:table-cell table:style-name="ce5" table:formula="of:=([.H3]-[.H4])/[.H3]" office:value-type="float" office:value="0.021978021978022" calcext:value-type="float">
            <text:p>0.021978022</text:p>
          </table:table-cell>
          <table:table-cell table:style-name="ce5" table:formula="of:=([.I3]-[.I4])/[.I3]" office:value-type="float" office:value="0.051764705882353" calcext:value-type="float">
            <text:p>0.0517647059</text:p>
          </table:table-cell>
          <table:table-cell table:style-name="ce5" table:formula="of:=([.J3]-[.J4])/[.J3]" office:value-type="float" office:value="0.0266385588348026" calcext:value-type="float">
            <text:p>0.0266385588</text:p>
          </table:table-cell>
          <table:table-cell table:style-name="ce5" table:formula="of:=([.K3]-[.K4])/[.K3]" office:value-type="string" office:string-value="" calcext:value-type="error">
            <text:p>#DIV/0!</text:p>
          </table:table-cell>
          <table:table-cell table:style-name="ce5" table:formula="of:=([.L3]-[.L4])/[.L3]" office:value-type="float" office:value="0.0293432696786213" calcext:value-type="float">
            <text:p>0.0293432697</text:p>
          </table:table-cell>
          <table:table-cell table:style-name="ce5" table:formula="of:=([.M3]-[.M4])/[.M3]" office:value-type="float" office:value="0.0273459449335082" calcext:value-type="float">
            <text:p>0.0273459449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5]-[.C6])/[.C5]" office:value-type="float" office:value="0.101742160278746" calcext:value-type="float">
            <text:p>0.1017421603</text:p>
          </table:table-cell>
          <table:table-cell table:style-name="ce5" table:formula="of:=([.D5]-[.D6])/[.D5]" office:value-type="float" office:value="0.111488783140721" calcext:value-type="float">
            <text:p>0.1114887831</text:p>
          </table:table-cell>
          <table:table-cell table:style-name="ce5" table:formula="of:=([.E5]-[.E6])/[.E5]" office:value-type="float" office:value="0.090909090909091" calcext:value-type="float">
            <text:p>0.0909090909</text:p>
          </table:table-cell>
          <table:table-cell table:style-name="ce5" table:formula="of:=([.F5]-[.F6])/[.F5]" office:value-type="float" office:value="0.0695704779189353" calcext:value-type="float">
            <text:p>0.0695704779</text:p>
          </table:table-cell>
          <table:table-cell table:style-name="ce5" table:formula="of:=([.G5]-[.G6])/[.G5]" office:value-type="float" office:value="0.0623608017817371" calcext:value-type="float">
            <text:p>0.0623608018</text:p>
          </table:table-cell>
          <table:table-cell table:style-name="ce5" table:formula="of:=([.H5]-[.H6])/[.H5]" office:value-type="float" office:value="0.0744125326370756" calcext:value-type="float">
            <text:p>0.0744125326</text:p>
          </table:table-cell>
          <table:table-cell table:style-name="ce5" table:formula="of:=([.I5]-[.I6])/[.I5]" office:value-type="float" office:value="0.0603588907014682" calcext:value-type="float">
            <text:p>0.0603588907</text:p>
          </table:table-cell>
          <table:table-cell table:style-name="ce5" table:formula="of:=([.J5]-[.J6])/[.J5]" office:value-type="float" office:value="0.0633053221288516" calcext:value-type="float">
            <text:p>0.0633053221</text:p>
          </table:table-cell>
          <table:table-cell table:style-name="ce5" table:formula="of:=([.K5]-[.K6])/[.K5]" office:value-type="string" office:string-value="" calcext:value-type="error">
            <text:p>#DIV/0!</text:p>
          </table:table-cell>
          <table:table-cell table:style-name="ce5" table:formula="of:=([.L5]-[.L6])/[.L5]" office:value-type="float" office:value="0.0155709342560553" calcext:value-type="float">
            <text:p>0.0155709343</text:p>
          </table:table-cell>
          <table:table-cell table:style-name="ce5" table:formula="of:=([.M5]-[.M6])/[.M5]" office:value-type="float" office:value="0.0486187845303868" calcext:value-type="float">
            <text:p>0.048618784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7]-[.C8])/[.C7]" office:value-type="float" office:value="-0.00133988387673061" calcext:value-type="float">
            <text:p>-0.0013398839</text:p>
          </table:table-cell>
          <table:table-cell table:style-name="ce5" table:formula="of:=([.D7]-[.D8])/[.D7]" office:value-type="float" office:value="-0.00223350253807111" calcext:value-type="float">
            <text:p>-0.0022335025</text:p>
          </table:table-cell>
          <table:table-cell table:style-name="ce5" table:formula="of:=([.E7]-[.E8])/[.E7]" office:value-type="float" office:value="0.0203287197231833" calcext:value-type="float">
            <text:p>0.0203287197</text:p>
          </table:table-cell>
          <table:table-cell table:style-name="ce5" table:formula="of:=([.F7]-[.F8])/[.F7]" office:value-type="float" office:value="-0.00565089995814146" calcext:value-type="float">
            <text:p>-0.0056509</text:p>
          </table:table-cell>
          <table:table-cell table:style-name="ce5" table:formula="of:=([.G7]-[.G8])/[.G7]" office:value-type="float" office:value="0.00437028208184344" calcext:value-type="float">
            <text:p>0.0043702821</text:p>
          </table:table-cell>
          <table:table-cell table:style-name="ce5" table:formula="of:=([.H7]-[.H8])/[.H7]" office:value-type="float" office:value="-0.00260529743812416" calcext:value-type="float">
            <text:p>-0.0026052974</text:p>
          </table:table-cell>
          <table:table-cell table:style-name="ce5" table:formula="of:=([.I7]-[.I8])/[.I7]" office:value-type="float" office:value="0.0255278310940499" calcext:value-type="float">
            <text:p>0.0255278311</text:p>
          </table:table-cell>
          <table:table-cell table:style-name="ce5" table:formula="of:=([.J7]-[.J8])/[.J7]" office:value-type="float" office:value="-0.0192229038854805" calcext:value-type="float">
            <text:p>-0.0192229039</text:p>
          </table:table-cell>
          <table:table-cell table:style-name="ce5" table:formula="of:=([.K7]-[.K8])/[.K7]" office:value-type="string" office:string-value="" calcext:value-type="error">
            <text:p>#DIV/0!</text:p>
          </table:table-cell>
          <table:table-cell table:style-name="ce5" table:formula="of:=([.L7]-[.L8])/[.L7]" office:value-type="float" office:value="-0.00142112742775941" calcext:value-type="float">
            <text:p>-0.0014211274</text:p>
          </table:table-cell>
          <table:table-cell table:style-name="ce5" table:formula="of:=([.M7]-[.M8])/[.M7]" office:value-type="float" office:value="0.0556201550387597" calcext:value-type="float">
            <text:p>0.05562015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9]-[.C10])/[.C9]" office:value-type="float" office:value="-0.0174418604651163" calcext:value-type="float">
            <text:p>-0.0174418605</text:p>
          </table:table-cell>
          <table:table-cell table:style-name="ce5" table:formula="of:=([.D9]-[.D10])/[.D9]" office:value-type="float" office:value="-0.0292230933713471" calcext:value-type="float">
            <text:p>-0.0292230934</text:p>
          </table:table-cell>
          <table:table-cell table:style-name="ce5" table:formula="of:=([.E9]-[.E10])/[.E9]" office:value-type="float" office:value="-0.031757233592096" calcext:value-type="float">
            <text:p>-0.0317572336</text:p>
          </table:table-cell>
          <table:table-cell table:style-name="ce5" table:formula="of:=([.F9]-[.F10])/[.F9]" office:value-type="float" office:value="-0.0342105263157894" calcext:value-type="float">
            <text:p>-0.0342105263</text:p>
          </table:table-cell>
          <table:table-cell table:style-name="ce5" table:formula="of:=([.G9]-[.G10])/[.G9]" office:value-type="float" office:value="-0.019115890083632" calcext:value-type="float">
            <text:p>-0.0191158901</text:p>
          </table:table-cell>
          <table:table-cell table:style-name="ce5" table:formula="of:=([.H9]-[.H10])/[.H9]" office:value-type="float" office:value="-0.0509510869565217" calcext:value-type="float">
            <text:p>-0.050951087</text:p>
          </table:table-cell>
          <table:table-cell table:style-name="ce5" table:formula="of:=([.I9]-[.I10])/[.I9]" office:value-type="float" office:value="-0.0506620610247554" calcext:value-type="float">
            <text:p>-0.050662061</text:p>
          </table:table-cell>
          <table:table-cell table:style-name="ce5" table:formula="of:=([.J9]-[.J10])/[.J9]" office:value-type="float" office:value="-0.0714285714285714" calcext:value-type="float">
            <text:p>-0.0714285714</text:p>
          </table:table-cell>
          <table:table-cell table:style-name="ce5" table:formula="of:=([.K9]-[.K10])/[.K9]" office:value-type="string" office:string-value="" calcext:value-type="error">
            <text:p>#DIV/0!</text:p>
          </table:table-cell>
          <table:table-cell table:style-name="ce5" table:formula="of:=([.L9]-[.L10])/[.L9]" office:value-type="float" office:value="-0.0138775510204082" calcext:value-type="float">
            <text:p>-0.013877551</text:p>
          </table:table-cell>
          <table:table-cell table:style-name="ce5" table:formula="of:=([.M9]-[.M10])/[.M9]" office:value-type="float" office:value="-0.0220680958385876" calcext:value-type="float">
            <text:p>-0.0220680958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11]-[.C12])/[.C11]" office:value-type="float" office:value="-0.0203252032520325" calcext:value-type="float">
            <text:p>-0.0203252033</text:p>
          </table:table-cell>
          <table:table-cell table:style-name="ce5" table:formula="of:=([.D11]-[.D12])/[.D11]" office:value-type="float" office:value="-0.0347490347490348" calcext:value-type="float">
            <text:p>-0.0347490347</text:p>
          </table:table-cell>
          <table:table-cell table:style-name="ce5" table:formula="of:=([.E11]-[.E12])/[.E11]" office:value-type="float" office:value="-0.0265822784810126" calcext:value-type="float">
            <text:p>-0.0265822785</text:p>
          </table:table-cell>
          <table:table-cell table:style-name="ce5" table:formula="of:=([.F11]-[.F12])/[.F11]" office:value-type="float" office:value="-0.0357583230579532" calcext:value-type="float">
            <text:p>-0.0357583231</text:p>
          </table:table-cell>
          <table:table-cell table:style-name="ce5" table:formula="of:=([.G11]-[.G12])/[.G11]" office:value-type="float" office:value="0.00111111111111105" calcext:value-type="float">
            <text:p>0.0011111111</text:p>
          </table:table-cell>
          <table:table-cell table:style-name="ce5" table:formula="of:=([.H11]-[.H12])/[.H11]" office:value-type="float" office:value="-0.02" calcext:value-type="float">
            <text:p>-0.02</text:p>
          </table:table-cell>
          <table:table-cell table:style-name="ce5" table:formula="of:=([.I11]-[.I12])/[.I11]" office:value-type="float" office:value="0.0053475935828877" calcext:value-type="float">
            <text:p>0.0053475936</text:p>
          </table:table-cell>
          <table:table-cell table:style-name="ce5" table:formula="of:=([.J11]-[.J12])/[.J11]" office:value-type="float" office:value="-0.00888888888888886" calcext:value-type="float">
            <text:p>-0.0088888889</text:p>
          </table:table-cell>
          <table:table-cell table:style-name="ce5" table:formula="of:=([.K11]-[.K12])/[.K11]" office:value-type="string" office:string-value="" calcext:value-type="error">
            <text:p>#DIV/0!</text:p>
          </table:table-cell>
          <table:table-cell table:style-name="ce5" table:formula="of:=([.L11]-[.L12])/[.L11]" office:value-type="float" office:value="0.00455927051671728" calcext:value-type="float">
            <text:p>0.0045592705</text:p>
          </table:table-cell>
          <table:table-cell table:style-name="ce5" table:formula="of:=([.M11]-[.M12])/[.M11]" office:value-type="float" office:value="0" calcext:value-type="float">
            <text:p>0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42" table:end-x="13.49pt" table:end-y="11.31pt" draw:z-index="0" draw:style-name="gr1" draw:text-style-name="P1" svg:width="840.13pt" svg:height="228.27pt" svg:x="47.4pt" svg:y="0.85pt">
              <loext:p draw:notify-on-update-of-ranges="benchplsi.C17:benchplsi.M17 benchplsi.A18:benchplsi.B18 benchplsi.C18:benchplsi.M18 benchplsi.A19:benchplsi.B19 benchplsi.C19:benchplsi.M19 benchplsi.A20:benchplsi.B20 benchplsi.C20:benchplsi.M20 benchplsi.A21:benchplsi.B21 benchplsi.C21:benchplsi.M21 benchplsi.A22:benchplsi.B22 benchplsi.C22:benchplsi.M2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135.2" calcext:value-type="float">
            <text:p>1135.2</text:p>
          </table:table-cell>
          <table:table-cell table:style-name="ce5" office:value-type="float" office:value="1292.4" calcext:value-type="float">
            <text:p>1292.4</text:p>
          </table:table-cell>
          <table:table-cell table:style-name="ce5" office:value-type="float" office:value="1226" calcext:value-type="float">
            <text:p>1226</text:p>
          </table:table-cell>
          <table:table-cell table:style-name="ce5" office:value-type="float" office:value="2077.2" calcext:value-type="float">
            <text:p>2077.2</text:p>
          </table:table-cell>
          <table:table-cell table:style-name="ce5" office:value-type="float" office:value="19323" calcext:value-type="float">
            <text:p>19323</text:p>
          </table:table-cell>
          <table:table-cell table:style-name="ce5" table:number-columns-repeated="6"/>
          <table:table-cell table:formula="of:=AVERAGE([.O52];[.O54];[.O56];[.O58];[.O60];[.O62])" office:value-type="float" office:value="1065.5" calcext:value-type="float">
            <text:p>1065.5</text:p>
          </table:table-cell>
          <table:table-cell table:style-name="ce5" office:value-type="float" office:value="1065" calcext:value-type="float">
            <text:p>1065</text:p>
          </table:table-cell>
          <table:table-cell table:formula="of:=MEDIAN([.O52];[.O54];[.O56];[.O58];[.O60])" office:value-type="float" office:value="1065" calcext:value-type="float">
            <text:p>106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148" calcext:value-type="float">
            <text:p>1148</text:p>
          </table:table-cell>
          <table:table-cell table:style-name="ce5" office:value-type="float" office:value="1265.2" calcext:value-type="float">
            <text:p>1265.2</text:p>
          </table:table-cell>
          <table:table-cell table:style-name="ce5" office:value-type="float" office:value="1198.4" calcext:value-type="float">
            <text:p>1198.4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20201" calcext:value-type="float">
            <text:p>20201</text:p>
          </table:table-cell>
          <table:table-cell table:style-name="ce5" table:number-columns-repeated="6"/>
          <table:table-cell table:formula="of:=AVERAGE([.O53];[.O55];[.O57];[.O59];[.O61];[.O63])" office:value-type="float" office:value="1212.5" calcext:value-type="float">
            <text:p>1212.5</text:p>
          </table:table-cell>
          <table:table-cell table:style-name="ce5" office:value-type="float" office:value="1216" calcext:value-type="float">
            <text:p>1216</text:p>
          </table:table-cell>
          <table:table-cell table:formula="of:=MEDIAN([.O53];[.O55];[.O57];[.O59];[.O61])" office:value-type="float" office:value="1208" calcext:value-type="float">
            <text:p>120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488.8" calcext:value-type="float">
            <text:p>488.8</text:p>
          </table:table-cell>
          <table:table-cell office:value-type="float" office:value="590.2" calcext:value-type="float">
            <text:p>590.2</text:p>
          </table:table-cell>
          <table:table-cell office:value-type="float" office:value="536.4" calcext:value-type="float">
            <text:p>536.4</text:p>
          </table:table-cell>
          <table:table-cell office:value-type="float" office:value="1367.6" calcext:value-type="float">
            <text:p>1367.6</text:p>
          </table:table-cell>
          <table:table-cell table:style-name="ce5" office:value-type="float" office:value="18494" calcext:value-type="float">
            <text:p>18494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9" calcext:value-type="float">
            <text:p>1069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496.8" calcext:value-type="float">
            <text:p>496.8</text:p>
          </table:table-cell>
          <table:table-cell office:value-type="float" office:value="585.2" calcext:value-type="float">
            <text:p>585.2</text:p>
          </table:table-cell>
          <table:table-cell office:value-type="float" office:value="540.6" calcext:value-type="float">
            <text:p>540.6</text:p>
          </table:table-cell>
          <table:table-cell office:value-type="float" office:value="1369.4" calcext:value-type="float">
            <text:p>1369.4</text:p>
          </table:table-cell>
          <table:table-cell table:style-name="ce5" office:value-type="float" office:value="19421" calcext:value-type="float">
            <text:p>1942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7" calcext:value-type="float">
            <text:p>120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003.2" calcext:value-type="float">
            <text:p>1003.2</text:p>
          </table:table-cell>
          <table:table-cell office:value-type="float" office:value="948.8" calcext:value-type="float">
            <text:p>948.8</text:p>
          </table:table-cell>
          <table:table-cell office:value-type="float" office:value="936.6" calcext:value-type="float">
            <text:p>936.6</text:p>
          </table:table-cell>
          <table:table-cell office:value-type="float" office:value="982" calcext:value-type="float">
            <text:p>982</text:p>
          </table:table-cell>
          <table:table-cell table:style-name="ce5" office:value-type="float" office:value="4155" calcext:value-type="float">
            <text:p>415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5" calcext:value-type="float">
            <text:p>106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040.2" calcext:value-type="float">
            <text:p>1040.2</text:p>
          </table:table-cell>
          <table:table-cell office:value-type="float" office:value="1035" calcext:value-type="float">
            <text:p>1035</text:p>
          </table:table-cell>
          <table:table-cell office:value-type="float" office:value="997" calcext:value-type="float">
            <text:p>997</text:p>
          </table:table-cell>
          <table:table-cell office:value-type="float" office:value="1089.4" calcext:value-type="float">
            <text:p>1089.4</text:p>
          </table:table-cell>
          <table:table-cell table:style-name="ce5" office:value-type="float" office:value="7951" calcext:value-type="float">
            <text:p>795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6" calcext:value-type="float">
            <text:p>12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93.2" calcext:value-type="float">
            <text:p>393.2</text:p>
          </table:table-cell>
          <table:table-cell office:value-type="float" office:value="311.8" calcext:value-type="float">
            <text:p>311.8</text:p>
          </table:table-cell>
          <table:table-cell office:value-type="float" office:value="316.6" calcext:value-type="float">
            <text:p>316.6</text:p>
          </table:table-cell>
          <table:table-cell office:value-type="float" office:value="352.2" calcext:value-type="float">
            <text:p>352.2</text:p>
          </table:table-cell>
          <table:table-cell table:style-name="ce5" office:value-type="float" office:value="3510" calcext:value-type="float">
            <text:p>3510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8" calcext:value-type="float">
            <text:p>10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442.6" calcext:value-type="float">
            <text:p>442.6</text:p>
          </table:table-cell>
          <table:table-cell office:value-type="float" office:value="415.4" calcext:value-type="float">
            <text:p>415.4</text:p>
          </table:table-cell>
          <table:table-cell office:value-type="float" office:value="378.8" calcext:value-type="float">
            <text:p>378.8</text:p>
          </table:table-cell>
          <table:table-cell office:value-type="float" office:value="460.6" calcext:value-type="float">
            <text:p>460.6</text:p>
          </table:table-cell>
          <table:table-cell table:style-name="ce5" office:value-type="float" office:value="7275" calcext:value-type="float">
            <text:p>727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31" calcext:value-type="float">
            <text:p>123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43.2" calcext:value-type="float">
            <text:p>143.2</text:p>
          </table:table-cell>
          <table:table-cell table:style-name="ce5" office:value-type="float" office:value="157.8" calcext:value-type="float">
            <text:p>157.8</text:p>
          </table:table-cell>
          <table:table-cell table:style-name="ce5" office:value-type="float" office:value="156.6" calcext:value-type="float">
            <text:p>156.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065.5" calcext:value-type="float">
            <text:p>1065.5</text:p>
          </table:table-cell>
          <table:table-cell table:style-name="ce5" table:number-columns-repeated="6"/>
          <table:table-cell/>
          <table:table-cell table:style-name="ce5" office:value-type="float" office:value="1057" calcext:value-type="float">
            <text:p>105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6.2" calcext:value-type="float">
            <text:p>156.2</text:p>
          </table:table-cell>
          <table:table-cell table:style-name="ce5" office:value-type="float" office:value="158.6" calcext:value-type="float">
            <text:p>158.6</text:p>
          </table:table-cell>
          <table:table-cell table:style-name="ce5" office:value-type="float" office:value="185.6" calcext:value-type="float">
            <text:p>185.6</text:p>
          </table:table-cell>
          <table:table-cell table:style-name="ce5" office:value-type="float" office:value="1212.5" calcext:value-type="float">
            <text:p>1212.5</text:p>
          </table:table-cell>
          <table:table-cell table:style-name="ce5" table:number-columns-repeated="6"/>
          <table:table-cell/>
          <table:table-cell table:style-name="ce5" office:value-type="float" office:value="1208" calcext:value-type="float">
            <text:p>1208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52:.C61])*5*5" office:value-type="float" office:value="160905" calcext:value-type="float">
            <text:p>160905</text:p>
          </table:table-cell>
          <table:table-cell table:style-name="ce5" table:number-columns-repeated="9"/>
          <table:table-cell table:number-columns-repeated="2"/>
          <table:table-cell table:style-name="ce5" office:value-type="float" office:value="1069" calcext:value-type="float">
            <text:p>106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62]/100" office:value-type="float" office:value="1609.05" calcext:value-type="float">
            <text:p>1609.05</text:p>
          </table:table-cell>
          <table:table-cell table:number-columns-repeated="11"/>
          <table:table-cell table:style-name="ce5" office:value-type="float" office:value="1207" calcext:value-type="float">
            <text:p>120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63]/60" office:value-type="float" office:value="26.8175" calcext:value-type="float">
            <text:p>26.817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7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52]-[.C53])/[.C52]" office:value-type="float" office:value="-0.0112755461592671" calcext:value-type="float">
            <text:p>-0.0112755462</text:p>
          </table:table-cell>
          <table:table-cell table:style-name="ce5" table:formula="of:=([.D52]-[.D53])/[.D52]" office:value-type="float" office:value="0.0210461157536367" calcext:value-type="float">
            <text:p>0.0210461158</text:p>
          </table:table-cell>
          <table:table-cell table:style-name="ce5" table:formula="of:=([.E52]-[.E53])/[.E52]" office:value-type="float" office:value="0.0225122349102773" calcext:value-type="float">
            <text:p>0.0225122349</text:p>
          </table:table-cell>
          <table:table-cell table:style-name="ce5" table:formula="of:=([.F52]-[.F53])/[.F52]" office:value-type="float" office:value="0.0232043134989408" calcext:value-type="float">
            <text:p>0.0232043135</text:p>
          </table:table-cell>
          <table:table-cell table:style-name="ce5" table:formula="of:=([.G52]-[.G53])/[.G52]" office:value-type="float" office:value="-0.0454380789732443" calcext:value-type="float">
            <text:p>-0.045438079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54]-[.C55])/[.C54]" office:value-type="float" office:value="-0.016366612111293" calcext:value-type="float">
            <text:p>-0.0163666121</text:p>
          </table:table-cell>
          <table:table-cell table:style-name="ce5" table:formula="of:=([.D54]-[.D55])/[.D54]" office:value-type="float" office:value="0.0084717045069468" calcext:value-type="float">
            <text:p>0.0084717045</text:p>
          </table:table-cell>
          <table:table-cell table:style-name="ce5" table:formula="of:=([.E54]-[.E55])/[.E54]" office:value-type="float" office:value="-0.00782997762863543" calcext:value-type="float">
            <text:p>-0.0078299776</text:p>
          </table:table-cell>
          <table:table-cell table:style-name="ce5" table:formula="of:=([.F54]-[.F55])/[.F54]" office:value-type="float" office:value="-0.00131617431997673" calcext:value-type="float">
            <text:p>-0.0013161743</text:p>
          </table:table-cell>
          <table:table-cell table:style-name="ce5" table:formula="of:=([.G54]-[.G55])/[.G54]" office:value-type="float" office:value="-0.0501243646588083" calcext:value-type="float">
            <text:p>-0.0501243647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56]-[.C57])/[.C56]" office:value-type="float" office:value="-0.0368819776714514" calcext:value-type="float">
            <text:p>-0.0368819777</text:p>
          </table:table-cell>
          <table:table-cell table:style-name="ce5" table:formula="of:=([.D56]-[.D57])/[.D56]" office:value-type="float" office:value="-0.0908516020236088" calcext:value-type="float">
            <text:p>-0.090851602</text:p>
          </table:table-cell>
          <table:table-cell table:style-name="ce5" table:formula="of:=([.E56]-[.E57])/[.E56]" office:value-type="float" office:value="-0.064488575699338" calcext:value-type="float">
            <text:p>-0.0644885757</text:p>
          </table:table-cell>
          <table:table-cell table:style-name="ce5" table:formula="of:=([.F56]-[.F57])/[.F56]" office:value-type="float" office:value="-0.109368635437882" calcext:value-type="float">
            <text:p>-0.1093686354</text:p>
          </table:table-cell>
          <table:table-cell table:style-name="ce5" table:formula="of:=([.G56]-[.G57])/[.G56]" office:value-type="float" office:value="-0.913598074608905" calcext:value-type="float">
            <text:p>-0.913598074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58]-[.C59])/[.C58]" office:value-type="float" office:value="-0.125635808748728" calcext:value-type="float">
            <text:p>-0.1256358087</text:p>
          </table:table-cell>
          <table:table-cell table:style-name="ce5" table:formula="of:=([.D58]-[.D59])/[.D58]" office:value-type="float" office:value="-0.332264271969211" calcext:value-type="float">
            <text:p>-0.332264272</text:p>
          </table:table-cell>
          <table:table-cell table:style-name="ce5" table:formula="of:=([.E58]-[.E59])/[.E58]" office:value-type="float" office:value="-0.196462413139608" calcext:value-type="float">
            <text:p>-0.1964624131</text:p>
          </table:table-cell>
          <table:table-cell table:style-name="ce5" table:formula="of:=([.F58]-[.F59])/[.F58]" office:value-type="float" office:value="-0.307779670641681" calcext:value-type="float">
            <text:p>-0.3077796706</text:p>
          </table:table-cell>
          <table:table-cell table:style-name="ce5" table:formula="of:=([.G58]-[.G59])/[.G58]" office:value-type="float" office:value="-1.07264957264957" calcext:value-type="float">
            <text:p>-1.072649572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60]-[.C61])/[.C60]" office:value-type="float" office:value="-0.0125698324022347" calcext:value-type="float">
            <text:p>-0.0125698324</text:p>
          </table:table-cell>
          <table:table-cell table:style-name="ce5" table:formula="of:=([.D60]-[.D61])/[.D60]" office:value-type="float" office:value="0.0101394169835236" calcext:value-type="float">
            <text:p>0.010139417</text:p>
          </table:table-cell>
          <table:table-cell table:style-name="ce5" table:formula="of:=([.E60]-[.E61])/[.E60]" office:value-type="float" office:value="-0.0127713920817369" calcext:value-type="float">
            <text:p>-0.0127713921</text:p>
          </table:table-cell>
          <table:table-cell table:style-name="ce5" table:formula="of:=([.F60]-[.F61])/[.F60]" office:value-type="float" office:value="-0.00324324324324321" calcext:value-type="float">
            <text:p>-0.0032432432</text:p>
          </table:table-cell>
          <table:table-cell table:style-name="ce5" table:formula="of:=([.G60]-[.G61])/[.G60]" office:value-type="float" office:value="-0.137963397465978" calcext:value-type="float">
            <text:p>-0.1379633975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91" table:end-x="13.49pt" table:end-y="11.31pt" draw:z-index="1" draw:style-name="gr1" draw:text-style-name="P1" svg:width="840.13pt" svg:height="228.42pt" svg:x="47.4pt" svg:y="0.74pt">
              <loext:p draw:notify-on-update-of-ranges="benchplsi.C66:benchplsi.G66 benchplsi.A67:benchplsi.B67 benchplsi.C67:benchplsi.G67 benchplsi.A68:benchplsi.B68 benchplsi.C68:benchplsi.G68 benchplsi.A69:benchplsi.B69 benchplsi.C69:benchplsi.G69 benchplsi.A70:benchplsi.B70 benchplsi.C70:benchplsi.G70 benchplsi.A71:benchplsi.B71 benchplsi.C71:benchplsi.G71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2" table:number-rows-spanned="1">
            <text:p>benchplsi-cpu</text:p>
          </table:table-cell>
          <table:covered-table-cell table:style-name="ce5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untprimes</text:p>
          </table:table-cell>
          <table:table-cell table:style-name="ce5" office:value-type="string" calcext:value-type="string">
            <text:p>countfactors</text:p>
          </table:table-cell>
          <table:table-cell table:style-name="ce5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531" calcext:value-type="float">
            <text:p>3531</text:p>
          </table:table-cell>
          <table:table-cell table:style-name="ce5" office:value-type="float" office:value="3502" calcext:value-type="float">
            <text:p>3502</text:p>
          </table:table-cell>
          <table:table-cell table:style-name="ce5" table:number-columns-repeated="9"/>
          <table:table-cell table:formula="of:=AVERAGE([.O101];[.O103];[.O105];[.O107];[.O109];[.O111])" office:value-type="float" office:value="173.666666666667" calcext:value-type="float">
            <text:p>173.6666666667</text:p>
          </table:table-cell>
          <table:table-cell table:style-name="ce5" office:value-type="float" office:value="172" calcext:value-type="float">
            <text:p>172</text:p>
          </table:table-cell>
          <table:table-cell table:formula="of:=MEDIAN([.O101];[.O103];[.O105];[.O107];[.O109])"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3694" calcext:value-type="float">
            <text:p>3694</text:p>
          </table:table-cell>
          <table:table-cell table:style-name="ce5" office:value-type="float" office:value="3917" calcext:value-type="float">
            <text:p>3917</text:p>
          </table:table-cell>
          <table:table-cell table:style-name="ce5" table:number-columns-repeated="9"/>
          <table:table-cell table:formula="of:=AVERAGE([.O102];[.O104];[.O106];[.O108];[.O110];[.O112])" office:value-type="float" office:value="219" calcext:value-type="float">
            <text:p>219</text:p>
          </table:table-cell>
          <table:table-cell table:style-name="ce5" office:value-type="float" office:value="242" calcext:value-type="float">
            <text:p>242</text:p>
          </table:table-cell>
          <table:table-cell table:formula="of:=MEDIAN([.O102];[.O104];[.O106];[.O108];[.O110])"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516" calcext:value-type="float">
            <text:p>3516</text:p>
          </table:table-cell>
          <table:table-cell office:value-type="float" office:value="3510" calcext:value-type="float">
            <text:p>351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3662" calcext:value-type="float">
            <text:p>3662</text:p>
          </table:table-cell>
          <table:table-cell office:value-type="float" office:value="3630" calcext:value-type="float">
            <text:p>363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563.8" calcext:value-type="float">
            <text:p>563.8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6" calcext:value-type="float">
            <text:p>176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201.4" calcext:value-type="float">
            <text:p>1201.4</text:p>
          </table:table-cell>
          <table:table-cell office:value-type="float" office:value="1134.2" calcext:value-type="float">
            <text:p>1134.2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217.6" calcext:value-type="float">
            <text:p>1217.6</text:p>
          </table:table-cell>
          <table:table-cell office:value-type="float" office:value="1152.8" calcext:value-type="float">
            <text:p>1152.8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58.6" calcext:value-type="float">
            <text:p>158.6</text:p>
          </table:table-cell>
          <table:table-cell table:style-name="ce5" office:value-type="float" office:value="173.6" calcext:value-type="float">
            <text:p>173.6</text:p>
          </table:table-cell>
          <table:table-cell table:style-name="ce5" table:number-columns-repeated="9"/>
          <table:table-cell/>
          <table:table-cell table:style-name="ce5"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01.6" calcext:value-type="float">
            <text:p>201.6</text:p>
          </table:table-cell>
          <table:table-cell table:style-name="ce5" office:value-type="float" office:value="219" calcext:value-type="float">
            <text:p>219</text:p>
          </table:table-cell>
          <table:table-cell table:style-name="ce5" table:number-columns-repeated="9"/>
          <table:table-cell/>
          <table:table-cell table:style-name="ce5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101:.C110])*5*2" office:value-type="float" office:value="183030" calcext:value-type="float">
            <text:p>183030</text:p>
          </table:table-cell>
          <table:table-cell table:style-name="ce5" table:number-columns-repeated="10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11]/100" office:value-type="float" office:value="1830.3" calcext:value-type="float">
            <text:p>1830.3</text:p>
          </table:table-cell>
          <table:table-cell table:number-columns-repeated="9"/>
          <table:table-cell table:style-name="ce5"/>
          <table:table-cell/>
          <table:table-cell table:style-name="ce5" office:value-type="float" office:value="197" calcext:value-type="float">
            <text:p>19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112]/60" office:value-type="float" office:value="30.505" calcext:value-type="float">
            <text:p>30.50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2" table:number-rows-spanned="1">
            <text:p>degradation</text:p>
          </table:table-cell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untprimes</text:p>
          </table:table-cell>
          <table:table-cell table:style-name="ce5" office:value-type="string" calcext:value-type="string">
            <text:p>countfactors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101]-[.C102])/[.C101]" office:value-type="float" office:value="-0.0461625601812518" calcext:value-type="float">
            <text:p>-0.0461625602</text:p>
          </table:table-cell>
          <table:table-cell table:style-name="ce5" table:formula="of:=([.D101]-[.D102])/[.D101]" office:value-type="float" office:value="-0.118503712164477" calcext:value-type="float">
            <text:p>-0.118503712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103]-[.C104])/[.C103]" office:value-type="float" office:value="-0.0415244596131968" calcext:value-type="float">
            <text:p>-0.0415244596</text:p>
          </table:table-cell>
          <table:table-cell table:style-name="ce5" table:formula="of:=([.D103]-[.D104])/[.D103]" office:value-type="float" office:value="-0.0341880341880342" calcext:value-type="float">
            <text:p>-0.034188034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105]-[.C106])/[.C105]" office:value-type="float" office:value="-1.13089748137638" calcext:value-type="float">
            <text:p>-1.1308974814</text:p>
          </table:table-cell>
          <table:table-cell table:style-name="ce5" table:formula="of:=([.D105]-[.D106])/[.D105]" office:value-type="float" office:value="-1.29131313131313" calcext:value-type="float">
            <text:p>-1.291313131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107]-[.C108])/[.C107]" office:value-type="float" office:value="-1.18599640933573" calcext:value-type="float">
            <text:p>-1.1859964093</text:p>
          </table:table-cell>
          <table:table-cell table:style-name="ce5" table:formula="of:=([.D107]-[.D108])/[.D107]" office:value-type="float" office:value="-1.3336032388664" calcext:value-type="float">
            <text:p>-1.3336032389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109]-[.C110])/[.C109]" office:value-type="float" office:value="-0.271122320302648" calcext:value-type="float">
            <text:p>-0.2711223203</text:p>
          </table:table-cell>
          <table:table-cell table:style-name="ce5" table:formula="of:=([.D109]-[.D110])/[.D109]" office:value-type="float" office:value="-0.261520737327189" calcext:value-type="float">
            <text:p>-0.261520737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H140" table:end-x="30.13pt" table:end-y="11.31pt" draw:z-index="2" draw:style-name="gr1" draw:text-style-name="P1" svg:width="471.2pt" svg:height="228.39pt" svg:x="47.42pt" svg:y="0.77pt">
              <loext:p draw:notify-on-update-of-ranges="benchplsi.C115:benchplsi.D115 benchplsi.A116:benchplsi.B116 benchplsi.C116:benchplsi.D116 benchplsi.A117:benchplsi.B117 benchplsi.C117:benchplsi.D117 benchplsi.A118:benchplsi.B118 benchplsi.C118:benchplsi.D118 benchplsi.A119:benchplsi.B119 benchplsi.C119:benchplsi.D119 benchplsi.A120:benchplsi.B120 benchplsi.C120:benchplsi.D12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1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3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3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style-name="ce5" office:value-type="float" office:value="148.6" calcext:value-type="float">
            <text:p>148.6</text:p>
          </table:table-cell>
          <table:table-cell table:style-name="ce5" office:value-type="float" office:value="146.8" calcext:value-type="float">
            <text:p>146.8</text:p>
          </table:table-cell>
          <table:table-cell table:style-name="ce5" office:value-type="float" office:value="152.5" calcext:value-type="float">
            <text:p>152.5</text:p>
          </table:table-cell>
          <table:table-cell table:style-name="ce5" office:value-type="float" office:value="162.8" calcext:value-type="float">
            <text:p>162.8</text:p>
          </table:table-cell>
          <table:table-cell table:style-name="ce5" office:value-type="float" office:value="183.3" calcext:value-type="float">
            <text:p>183.3</text:p>
          </table:table-cell>
          <table:table-cell table:style-name="ce5" office:value-type="float" office:value="167.7" calcext:value-type="float">
            <text:p>167.7</text:p>
          </table:table-cell>
          <table:table-cell table:style-name="ce5" office:value-type="float" office:value="192.3" calcext:value-type="float">
            <text:p>192.3</text:p>
          </table:table-cell>
          <table:table-cell table:style-name="ce5" office:value-type="float" office:value="182.2" calcext:value-type="float">
            <text:p>182.2</text:p>
          </table:table-cell>
          <table:table-cell table:style-name="ce5"/>
          <table:table-cell table:style-name="ce5" office:value-type="float" office:value="127.5" calcext:value-type="float">
            <text:p>127.5</text:p>
          </table:table-cell>
          <table:table-cell table:style-name="ce5" office:value-type="float" office:value="171.8" calcext:value-type="float">
            <text:p>171.8</text:p>
          </table:table-cell>
          <table:table-cell table:style-name="ce5"/>
          <table:table-cell table:formula="of:=AVERAGE([.O160];[.O163];[.O166];[.O169];[.O172];[.O175])" office:value-type="float" office:value="171.833333333333" calcext:value-type="float">
            <text:p>171.8333333333</text:p>
          </table:table-cell>
          <table:table-cell table:style-name="ce5" office:value-type="float" office:value="174" calcext:value-type="float">
            <text:p>174</text:p>
          </table:table-cell>
          <table:table-cell table:formula="of:=MEDIAN([.O160];[.O163];[.O166];[.O169];[.O172];[.O175])" office:value-type="float" office:value="173.5" calcext:value-type="float">
            <text:p>173.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office:value-type="float" office:value="150.8" calcext:value-type="float">
            <text:p>150.8</text:p>
          </table:table-cell>
          <table:table-cell table:style-name="ce5" office:value-type="float" office:value="153.2" calcext:value-type="float">
            <text:p>153.2</text:p>
          </table:table-cell>
          <table:table-cell table:style-name="ce5" office:value-type="float" office:value="157.3" calcext:value-type="float">
            <text:p>157.3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71.8" calcext:value-type="float">
            <text:p>171.8</text:p>
          </table:table-cell>
          <table:table-cell table:style-name="ce5" office:value-type="float" office:value="199.5" calcext:value-type="float">
            <text:p>199.5</text:p>
          </table:table-cell>
          <table:table-cell table:style-name="ce5" office:value-type="float" office:value="181.8" calcext:value-type="float">
            <text:p>181.8</text:p>
          </table:table-cell>
          <table:table-cell table:style-name="ce5"/>
          <table:table-cell table:style-name="ce5" office:value-type="float" office:value="129.3" calcext:value-type="float">
            <text:p>129.3</text:p>
          </table:table-cell>
          <table:table-cell table:style-name="ce5" office:value-type="float" office:value="176.5" calcext:value-type="float">
            <text:p>176.5</text:p>
          </table:table-cell>
          <table:table-cell table:style-name="ce5"/>
          <table:table-cell table:formula="of:=AVERAGE([.O161];[.O164];[.O167];[.O170];[.O173];[.O176])" office:value-type="float" office:value="176.5" calcext:value-type="float">
            <text:p>176.5</text:p>
          </table:table-cell>
          <table:table-cell table:style-name="ce5" office:value-type="float" office:value="177" calcext:value-type="float">
            <text:p>177</text:p>
          </table:table-cell>
          <table:table-cell table:formula="of:=MEDIAN([.O161];[.O164];[.O167];[.O170];[.O173];[.O176])"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office:value-type="float" office:value="150.5" calcext:value-type="float">
            <text:p>150.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office:value-type="float" office:value="176.2" calcext:value-type="float">
            <text:p>176.2</text:p>
          </table:table-cell>
          <table:table-cell table:style-name="ce5" office:value-type="float" office:value="201.7" calcext:value-type="float">
            <text:p>201.7</text:p>
          </table:table-cell>
          <table:table-cell office:value-type="float" office:value="172.8" calcext:value-type="float">
            <text:p>172.8</text:p>
          </table:table-cell>
          <table:table-cell office:value-type="float" office:value="234.8" calcext:value-type="float">
            <text:p>234.8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126.2" calcext:value-type="float">
            <text:p>126.2</text:p>
          </table:table-cell>
          <table:table-cell table:style-name="ce5" office:value-type="float" office:value="189.2" calcext:value-type="float">
            <text:p>189.2</text:p>
          </table:table-cell>
          <table:table-cell table:style-name="ce5"/>
          <table:table-cell table:formula="of:=AVERAGE([.O162];[.O165];[.O168];[.O171];[.O174];[.O177])" office:value-type="float" office:value="189.166666666667" calcext:value-type="float">
            <text:p>189.1666666667</text:p>
          </table:table-cell>
          <table:table-cell table:style-name="ce5" office:value-type="float" office:value="182" calcext:value-type="float">
            <text:p>182</text:p>
          </table:table-cell>
          <table:table-cell table:formula="of:=MEDIAN([.O162];[.O165];[.O168];[.O171];[.O174];[.O177])"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12"/>
          <table:table-cell table:number-columns-repeated="2"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5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style-name="ce5"/>
          <table:table-cell/>
          <table:table-cell table:style-name="ce5"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table:formula="of:=([.B160]-[.B161])/[.B160]" office:value-type="float" office:value="-0.0148048452220728" calcext:value-type="float">
            <text:p>-0.0148048452</text:p>
          </table:table-cell>
          <table:table-cell table:style-name="ce5" table:formula="of:=([.C160]-[.C161])/[.C160]" office:value-type="float" office:value="-0.0435967302452314" calcext:value-type="float">
            <text:p>-0.0435967302</text:p>
          </table:table-cell>
          <table:table-cell table:style-name="ce5" table:formula="of:=([.D160]-[.D161])/[.D160]" office:value-type="float" office:value="-0.0314754098360656" calcext:value-type="float">
            <text:p>-0.0314754098</text:p>
          </table:table-cell>
          <table:table-cell table:style-name="ce5" table:formula="of:=([.E160]-[.E161])/[.E160]" office:value-type="float" office:value="-0.0196560196560196" calcext:value-type="float">
            <text:p>-0.0196560197</text:p>
          </table:table-cell>
          <table:table-cell table:style-name="ce5" table:formula="of:=([.F160]-[.F161])/[.F160]" office:value-type="float" office:value="-0.0201854882705946" calcext:value-type="float">
            <text:p>-0.0201854883</text:p>
          </table:table-cell>
          <table:table-cell table:style-name="ce5" table:formula="of:=([.G160]-[.G161])/[.G160]" office:value-type="float" office:value="-0.0244484197972571" calcext:value-type="float">
            <text:p>-0.0244484198</text:p>
          </table:table-cell>
          <table:table-cell table:style-name="ce5" table:formula="of:=([.H160]-[.H161])/[.H160]" office:value-type="float" office:value="-0.0374414976599063" calcext:value-type="float">
            <text:p>-0.0374414977</text:p>
          </table:table-cell>
          <table:table-cell table:style-name="ce5" table:formula="of:=([.I160]-[.I161])/[.I160]" office:value-type="float" office:value="0.00219538968166837" calcext:value-type="float">
            <text:p>0.0021953897</text:p>
          </table:table-cell>
          <table:table-cell table:style-name="ce5" table:formula="of:=([.J160]-[.J161])/[.J160]" office:value-type="string" office:string-value="" calcext:value-type="error">
            <text:p>#DIV/0!</text:p>
          </table:table-cell>
          <table:table-cell table:style-name="ce5" table:formula="of:=([.K160]-[.K161])/[.K160]" office:value-type="float" office:value="-0.0141176470588236" calcext:value-type="float">
            <text:p>-0.0141176471</text:p>
          </table:table-cell>
          <table:table-cell table:style-name="ce5" table:formula="of:=([.L160]-[.L161])/[.L160]" office:value-type="float" office:value="-0.0273573923166472" calcext:value-type="float">
            <text:p>-0.0273573923</text:p>
          </table:table-cell>
          <table:table-cell table:style-name="ce5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table:formula="of:=([.B160]-[.B162])/[.B160]" office:value-type="float" office:value="-0.0127860026917901" calcext:value-type="float">
            <text:p>-0.0127860027</text:p>
          </table:table-cell>
          <table:table-cell table:style-name="ce5" table:formula="of:=([.C160]-[.C162])/[.C160]" office:value-type="float" office:value="-0.0613079019073569" calcext:value-type="float">
            <text:p>-0.0613079019</text:p>
          </table:table-cell>
          <table:table-cell table:style-name="ce5" table:formula="of:=([.D160]-[.D162])/[.D160]" office:value-type="float" office:value="-0.0767213114754098" calcext:value-type="float">
            <text:p>-0.0767213115</text:p>
          </table:table-cell>
          <table:table-cell table:style-name="ce5" table:formula="of:=([.E160]-[.E162])/[.E160]" office:value-type="float" office:value="-0.0823095823095822" calcext:value-type="float">
            <text:p>-0.0823095823</text:p>
          </table:table-cell>
          <table:table-cell table:style-name="ce5" table:formula="of:=([.F160]-[.F162])/[.F160]" office:value-type="float" office:value="-0.10038188761593" calcext:value-type="float">
            <text:p>-0.1003818876</text:p>
          </table:table-cell>
          <table:table-cell table:style-name="ce5" table:formula="of:=([.G160]-[.G162])/[.G160]" office:value-type="float" office:value="-0.0304114490161003" calcext:value-type="float">
            <text:p>-0.030411449</text:p>
          </table:table-cell>
          <table:table-cell table:style-name="ce5" table:formula="of:=([.H160]-[.H162])/[.H160]" office:value-type="float" office:value="-0.221008840353614" calcext:value-type="float">
            <text:p>-0.2210088404</text:p>
          </table:table-cell>
          <table:table-cell table:style-name="ce5" table:formula="of:=([.I160]-[.I162])/[.I160]" office:value-type="float" office:value="-0.0466520307354555" calcext:value-type="float">
            <text:p>-0.0466520307</text:p>
          </table:table-cell>
          <table:table-cell table:style-name="ce5" table:formula="of:=([.J160]-[.J162])/[.J160]" office:value-type="string" office:string-value="" calcext:value-type="error">
            <text:p>#DIV/0!</text:p>
          </table:table-cell>
          <table:table-cell table:style-name="ce5" table:formula="of:=([.K160]-[.K162])/[.K160]" office:value-type="float" office:value="0.0101960784313725" calcext:value-type="float">
            <text:p>0.0101960784</text:p>
          </table:table-cell>
          <table:table-cell table:style-name="ce5" table:formula="of:=([.L160]-[.L162])/[.L160]" office:value-type="float" office:value="-0.10128055878929" calcext:value-type="float">
            <text:p>-0.1012805588</text:p>
          </table:table-cell>
          <table:table-cell table:style-name="ce5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199" table:end-x="13.49pt" table:end-y="11.28pt" draw:z-index="3" draw:style-name="gr1" draw:text-style-name="P1" svg:width="840.13pt" svg:height="228.39pt" svg:x="47.4pt" svg:y="0.74pt">
              <loext:p draw:notify-on-update-of-ranges="benchplsi.B159:benchplsi.L159 benchplsi.A160:benchplsi.A160 benchplsi.B160:benchplsi.L160 benchplsi.A161:benchplsi.A161 benchplsi.B161:benchplsi.L161 benchplsi.A162:benchplsi.A162 benchplsi.B162:benchplsi.L162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6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office:value-type="string" calcext:value-type="string">
            <text:p>modexp-unscaled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3.7" calcext:value-type="float">
            <text:p>153.7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88" calcext:value-type="float">
            <text:p>188</text:p>
          </table:table-cell>
          <table:table-cell table:style-name="ce5" table:formula="of:=[.G212]/6" office:value-type="float" office:value="203" calcext:value-type="float">
            <text:p>203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table:number-columns-repeated="2"/>
          <table:table-cell table:formula="of:=AVERAGE([.K212];[.K215];[.K218];[.K221];[.K224];[.K227])" office:value-type="float" office:value="1218.5" calcext:value-type="float">
            <text:p>1218.5</text:p>
          </table:table-cell>
          <table:table-cell table:style-name="ce5" office:value-type="float" office:value="1221" calcext:value-type="float">
            <text:p>1221</text:p>
          </table:table-cell>
          <table:table-cell table:formula="of:=MEDIAN([.K212];[.K215];[.K218];[.K221];[.K224];[.K227])" office:value-type="float" office:value="1217.5" calcext:value-type="float">
            <text:p>1217.5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office:value-type="float" office:value="144.6" calcext:value-type="float">
            <text:p>144.6</text:p>
          </table:table-cell>
          <table:table-cell table:style-name="ce5" office:value-type="float" office:value="163.7" calcext:value-type="float">
            <text:p>163.7</text:p>
          </table:table-cell>
          <table:table-cell table:style-name="ce5" office:value-type="float" office:value="166.7" calcext:value-type="float">
            <text:p>166.7</text:p>
          </table:table-cell>
          <table:table-cell table:style-name="ce5" office:value-type="float" office:value="217.5" calcext:value-type="float">
            <text:p>217.5</text:p>
          </table:table-cell>
          <table:table-cell table:style-name="ce5" table:formula="of:=[.G213]/6" office:value-type="float" office:value="221.366666666667" calcext:value-type="float">
            <text:p>221.3666666667</text:p>
          </table:table-cell>
          <table:table-cell table:style-name="ce5" office:value-type="float" office:value="1328.2" calcext:value-type="float">
            <text:p>1328.2</text:p>
          </table:table-cell>
          <table:table-cell table:style-name="ce5" table:number-columns-repeated="2"/>
          <table:table-cell table:formula="of:=AVERAGE([.K213];[.K216];[.K219];[.K222];[.K225];[.K228])" office:value-type="float" office:value="1311.16666666667" calcext:value-type="float">
            <text:p>1311.1666666667</text:p>
          </table:table-cell>
          <table:table-cell table:style-name="ce5" office:value-type="float" office:value="1226" calcext:value-type="float">
            <text:p>1226</text:p>
          </table:table-cell>
          <table:table-cell table:formula="of:=MEDIAN([.K213];[.K216];[.K219];[.K222];[.K225];[.K228])" office:value-type="float" office:value="1327" calcext:value-type="float">
            <text:p>1327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office:value-type="float" office:value="146.4" calcext:value-type="float">
            <text:p>146.4</text:p>
          </table:table-cell>
          <table:table-cell table:style-name="ce5" office:value-type="float" office:value="172.3" calcext:value-type="float">
            <text:p>172.3</text:p>
          </table:table-cell>
          <table:table-cell office:value-type="float" office:value="176.3" calcext:value-type="float">
            <text:p>176.3</text:p>
          </table:table-cell>
          <table:table-cell office:value-type="float" office:value="229" calcext:value-type="float">
            <text:p>229</text:p>
          </table:table-cell>
          <table:table-cell table:formula="of:=[.G214]/6" office:value-type="float" office:value="305.4" calcext:value-type="float">
            <text:p>305.4</text:p>
          </table:table-cell>
          <table:table-cell office:value-type="float" office:value="1832.4" calcext:value-type="float">
            <text:p>1832.4</text:p>
          </table:table-cell>
          <table:table-cell table:number-columns-repeated="2"/>
          <table:table-cell table:formula="of:=AVERAGE([.K214];[.K217];[.K220];[.K223];[.K226];[.K229])" office:value-type="float" office:value="1730.66666666667" calcext:value-type="float">
            <text:p>1730.6666666667</text:p>
          </table:table-cell>
          <table:table-cell table:style-name="ce5" office:value-type="float" office:value="1222" calcext:value-type="float">
            <text:p>1222</text:p>
          </table:table-cell>
          <table:table-cell table:formula="of:=MEDIAN([.K214];[.K217];[.K220];[.K223];[.K226];[.K229])" office:value-type="float" office:value="1828" calcext:value-type="float">
            <text:p>1828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15" calcext:value-type="float">
            <text:p>121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2" calcext:value-type="float">
            <text:p>1332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837" calcext:value-type="float">
            <text:p>183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26" calcext:value-type="float">
            <text:p>1226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1" calcext:value-type="float">
            <text:p>1331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829" calcext:value-type="float">
            <text:p>182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219" calcext:value-type="float">
            <text:p>121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329" calcext:value-type="float">
            <text:p>1329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number-columns-repeated="10"/>
          <table:table-cell table:style-name="ce5" office:value-type="float" office:value="1844" calcext:value-type="float">
            <text:p>184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9"/>
          <table:table-cell table:style-name="ce5" office:value-type="float" office:value="1216" calcext:value-type="float">
            <text:p>1216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3"/>
          <table:table-cell table:style-name="ce5" office:value-type="float" office:value="1324" calcext:value-type="float">
            <text:p>132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3"/>
          <table:table-cell/>
          <table:table-cell table:style-name="ce5" office:value-type="float" office:value="1827" calcext:value-type="float">
            <text:p>182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style-name="ce5" office:value-type="float" office:value="1214" calcext:value-type="float">
            <text:p>1214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table:formula="of:=([.B212]-[.B213])/[.B212]" office:value-type="float" office:value="0.00275862068965521" calcext:value-type="float">
            <text:p>0.0027586207</text:p>
          </table:table-cell>
          <table:table-cell table:style-name="ce5" table:formula="of:=([.C212]-[.C213])/[.C212]" office:value-type="float" office:value="-0.0650618087182824" calcext:value-type="float">
            <text:p>-0.0650618087</text:p>
          </table:table-cell>
          <table:table-cell table:style-name="ce5" table:formula="of:=([.D212]-[.D213])/[.D212]" office:value-type="float" office:value="-0.0617834394904458" calcext:value-type="float">
            <text:p>-0.0617834395</text:p>
          </table:table-cell>
          <table:table-cell table:style-name="ce5" table:formula="of:=([.E212]-[.E213])/[.E212]" office:value-type="float" office:value="-0.156914893617021" calcext:value-type="float">
            <text:p>-0.1569148936</text:p>
          </table:table-cell>
          <table:table-cell table:style-name="ce5" table:formula="of:=([.F212]-[.F213])/[.F212]" office:value-type="float" office:value="-0.0904761904761905" calcext:value-type="float">
            <text:p>-0.0904761905</text:p>
          </table:table-cell>
          <table:table-cell table:style-name="ce5" table:number-columns-repeated="3"/>
          <table:table-cell/>
          <table:table-cell table:style-name="ce5" office:value-type="float" office:value="1325" calcext:value-type="float">
            <text:p>13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table:formula="of:=([.B212]-[.B214])/[.B212]" office:value-type="float" office:value="-0.00965517241379314" calcext:value-type="float">
            <text:p>-0.0096551724</text:p>
          </table:table-cell>
          <table:table-cell table:style-name="ce5" table:formula="of:=([.C212]-[.C214])/[.C212]" office:value-type="float" office:value="-0.121014964216005" calcext:value-type="float">
            <text:p>-0.1210149642</text:p>
          </table:table-cell>
          <table:table-cell table:style-name="ce5" table:formula="of:=([.D212]-[.D214])/[.D212]" office:value-type="float" office:value="-0.122929936305733" calcext:value-type="float">
            <text:p>-0.1229299363</text:p>
          </table:table-cell>
          <table:table-cell table:style-name="ce5" table:formula="of:=([.E212]-[.E214])/[.E212]" office:value-type="float" office:value="-0.218085106382979" calcext:value-type="float">
            <text:p>-0.2180851064</text:p>
          </table:table-cell>
          <table:table-cell table:style-name="ce5" table:formula="of:=([.F212]-[.F214])/[.F212]" office:value-type="float" office:value="-0.504433497536946" calcext:value-type="float">
            <text:p>-0.5044334975</text:p>
          </table:table-cell>
          <table:table-cell table:style-name="ce5" table:number-columns-repeated="3"/>
          <table:table-cell/>
          <table:table-cell table:style-name="ce5" office:value-type="float" office:value="1825" calcext:value-type="float">
            <text:p>18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251" table:end-x="13.49pt" table:end-y="11.28pt" draw:z-index="4" draw:style-name="gr1" draw:text-style-name="P1" svg:width="840.13pt" svg:height="228.25pt" svg:x="47.4pt" svg:y="0.85pt">
              <loext:p draw:notify-on-update-of-ranges="benchplsi.B211:benchplsi.F211 benchplsi.A212:benchplsi.A212 benchplsi.B212:benchplsi.F212 benchplsi.A213:benchplsi.A213 benchplsi.B213:benchplsi.F213 benchplsi.A214:benchplsi.A214 benchplsi.B214:benchplsi.F214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5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 table:number-rows-repeated="3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2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12"/>
          <table:table-cell/>
          <table:table-cell table:style-name="ce5"/>
          <table:table-cell table:number-columns-repeated="1009"/>
        </table:table-row>
        <table:table-row table:style-name="ro1" table:number-rows-repeated="5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5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char2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ce6" office:value-type="string" calcext:value-type="string" table:number-columns-spanned="11" table:number-rows-spanned="1">
            <text:p>benchvc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concatshort</text:p>
          </table:table-cell>
          <table:table-cell table:style-name="ce11" office:value-type="string" calcext:value-type="string">
            <text:p>concatlong</text:p>
          </table:table-cell>
          <table:table-cell table:style-name="ce11" office:value-type="string" calcext:value-type="string">
            <text:p>substring</text:p>
          </table:table-cell>
          <table:table-cell table:style-name="ce11" office:value-type="string" calcext:value-type="string">
            <text:p>repl</text:p>
          </table:table-cell>
          <table:table-cell table:style-name="ce11" office:value-type="string" calcext:value-type="string">
            <text:p>concatlitval</text:p>
          </table:table-cell>
          <table:table-cell table:style-name="ce11" office:value-type="string" calcext:value-type="string">
            <text:p>concatvallit</text:p>
          </table:table-cell>
          <table:table-cell table:style-name="ce11" office:value-type="string" calcext:value-type="string">
            <text:p>copyshort</text:p>
          </table:table-cell>
          <table:table-cell table:style-name="ce11" office:value-type="string" calcext:value-type="string">
            <text:p>copymedium</text:p>
          </table:table-cell>
          <table:table-cell table:style-name="ce11" office:value-type="string" calcext:value-type="string">
            <text:p>copylong</text:p>
          </table:table-cell>
          <table:table-cell table:style-name="ce11" office:value-type="string" calcext:value-type="string">
            <text:p>concatvallitval</text:p>
          </table:table-cell>
          <table:table-cell table:style-name="ce13" office:value-type="string" calcext:value-type="string">
            <text:p>concatlitvallit</text:p>
          </table:table-cell>
          <table:table-cell office:value-type="string" calcext:value-type="string">
            <text:p>strl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935.4" calcext:value-type="float">
            <text:p>935.4</text:p>
          </table:table-cell>
          <table:table-cell table:style-name="ce4" office:value-type="float" office:value="472.6" calcext:value-type="float">
            <text:p>472.6</text:p>
          </table:table-cell>
          <table:table-cell table:style-name="ce4" office:value-type="float" office:value="420.6" calcext:value-type="float">
            <text:p>420.6</text:p>
          </table:table-cell>
          <table:table-cell table:style-name="ce4" office:value-type="float" office:value="249.2" calcext:value-type="float">
            <text:p>249.2</text:p>
          </table:table-cell>
          <table:table-cell table:style-name="ce4" office:value-type="float" office:value="874.6" calcext:value-type="float">
            <text:p>874.6</text:p>
          </table:table-cell>
          <table:table-cell table:style-name="ce4" office:value-type="float" office:value="862.2" calcext:value-type="float">
            <text:p>862.2</text:p>
          </table:table-cell>
          <table:table-cell table:style-name="ce4" office:value-type="float" office:value="813.8" calcext:value-type="float">
            <text:p>813.8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415.2" calcext:value-type="float">
            <text:p>415.2</text:p>
          </table:table-cell>
          <table:table-cell table:style-name="ce4" office:value-type="float" office:value="921.6" calcext:value-type="float">
            <text:p>921.6</text:p>
          </table:table-cell>
          <table:table-cell table:style-name="ce14" office:value-type="float" office:value="873.2" calcext:value-type="float">
            <text:p>873.2</text:p>
          </table:table-cell>
          <table:table-cell office:value-type="float" office:value="502.4" calcext:value-type="float">
            <text:p>502.4</text:p>
          </table:table-cell>
          <table:table-cell table:formula="of:=AVERAGE([.O3:.O7])" office:value-type="float" office:value="114.6" calcext:value-type="float">
            <text:p>114.6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292.4" calcext:value-type="float">
            <text:p>292.4</text:p>
          </table:table-cell>
          <table:table-cell office:value-type="float" office:value="243" calcext:value-type="float">
            <text:p>243</text:p>
          </table:table-cell>
          <table:table-cell office:value-type="float" office:value="178.4" calcext:value-type="float">
            <text:p>178.4</text:p>
          </table:table-cell>
          <table:table-cell office:value-type="float" office:value="154.4" calcext:value-type="float">
            <text:p>154.4</text:p>
          </table:table-cell>
          <table:table-cell table:style-name="ce5" office:value-type="float" office:value="236.8" calcext:value-type="float">
            <text:p>236.8</text:p>
          </table:table-cell>
          <table:table-cell office:value-type="float" office:value="241.4" calcext:value-type="float">
            <text:p>241.4</text:p>
          </table:table-cell>
          <table:table-cell office:value-type="float" office:value="182" calcext:value-type="float">
            <text:p>182</text:p>
          </table:table-cell>
          <table:table-cell office:value-type="float" office:value="227.8" calcext:value-type="float">
            <text:p>227.8</text:p>
          </table:table-cell>
          <table:table-cell office:value-type="float" office:value="188.4" calcext:value-type="float">
            <text:p>188.4</text:p>
          </table:table-cell>
          <table:table-cell table:style-name="ce5" office:value-type="float" office:value="267" calcext:value-type="float">
            <text:p>267</text:p>
          </table:table-cell>
          <table:table-cell table:style-name="ce15" office:value-type="float" office:value="254.4" calcext:value-type="float">
            <text:p>254.4</text:p>
          </table:table-cell>
          <table:table-cell office:value-type="float" office:value="264" calcext:value-type="float">
            <text:p>264</text:p>
          </table:table-cell>
          <table:table-cell table:formula="of:=AVERAGE([.O8:.O12])" office:value-type="float" office:value="264" calcext:value-type="float">
            <text:p>264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948.2" calcext:value-type="float">
            <text:p>948.2</text:p>
          </table:table-cell>
          <table:table-cell office:value-type="float" office:value="479.2" calcext:value-type="float">
            <text:p>479.2</text:p>
          </table:table-cell>
          <table:table-cell office:value-type="float" office:value="411.6" calcext:value-type="float">
            <text:p>411.6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873.4" calcext:value-type="float">
            <text:p>873.4</text:p>
          </table:table-cell>
          <table:table-cell office:value-type="float" office:value="878.4" calcext:value-type="float">
            <text:p>878.4</text:p>
          </table:table-cell>
          <table:table-cell office:value-type="float" office:value="851" calcext:value-type="float">
            <text:p>851</text:p>
          </table:table-cell>
          <table:table-cell office:value-type="float" office:value="907.2" calcext:value-type="float">
            <text:p>907.2</text:p>
          </table:table-cell>
          <table:table-cell office:value-type="float" office:value="414.8" calcext:value-type="float">
            <text:p>414.8</text:p>
          </table:table-cell>
          <table:table-cell table:style-name="ce5" office:value-type="float" office:value="941" calcext:value-type="float">
            <text:p>941</text:p>
          </table:table-cell>
          <table:table-cell table:style-name="ce15" office:value-type="float" office:value="891" calcext:value-type="float">
            <text:p>891</text:p>
          </table:table-cell>
          <table:table-cell office:value-type="float" office:value="512.8" calcext:value-type="float">
            <text:p>512.8</text:p>
          </table:table-cell>
          <table:table-cell table:formula="of:=AVERAGE([.O13:.O17])" office:value-type="float" office:value="512.8" calcext:value-type="float">
            <text:p>512.8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06.2" calcext:value-type="float">
            <text:p>306.2</text:p>
          </table:table-cell>
          <table:table-cell office:value-type="float" office:value="246.2" calcext:value-type="float">
            <text:p>246.2</text:p>
          </table:table-cell>
          <table:table-cell office:value-type="float" office:value="181" calcext:value-type="float">
            <text:p>181</text:p>
          </table:table-cell>
          <table:table-cell office:value-type="float" office:value="153.6" calcext:value-type="float">
            <text:p>153.6</text:p>
          </table:table-cell>
          <table:table-cell table:style-name="ce5" office:value-type="float" office:value="264.4" calcext:value-type="float">
            <text:p>264.4</text:p>
          </table:table-cell>
          <table:table-cell office:value-type="float" office:value="272.6" calcext:value-type="float">
            <text:p>272.6</text:p>
          </table:table-cell>
          <table:table-cell office:value-type="float" office:value="211.6" calcext:value-type="float">
            <text:p>211.6</text:p>
          </table:table-cell>
          <table:table-cell office:value-type="float" office:value="248.8" calcext:value-type="float">
            <text:p>248.8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289" calcext:value-type="float">
            <text:p>289</text:p>
          </table:table-cell>
          <table:table-cell table:style-name="ce15" office:value-type="float" office:value="271" calcext:value-type="float">
            <text:p>271</text:p>
          </table:table-cell>
          <table:table-cell office:value-type="float" office:value="273.8" calcext:value-type="float">
            <text:p>273.8</text:p>
          </table:table-cell>
          <table:table-cell table:formula="of:=AVERAGE([.O18:.O22])" office:value-type="float" office:value="273.8" calcext:value-type="float">
            <text:p>273.8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87.6" calcext:value-type="float">
            <text:p>187.6</text:p>
          </table:table-cell>
          <table:table-cell table:style-name="ce12" office:value-type="float" office:value="249.6" calcext:value-type="float">
            <text:p>249.6</text:p>
          </table:table-cell>
          <table:table-cell table:style-name="ce12" office:value-type="float" office:value="127.2" calcext:value-type="float">
            <text:p>127.2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98.6" calcext:value-type="float">
            <text:p>198.6</text:p>
          </table:table-cell>
          <table:table-cell table:style-name="ce12" office:value-type="float" office:value="194.2" calcext:value-type="float">
            <text:p>194.2</text:p>
          </table:table-cell>
          <table:table-cell table:style-name="ce12" office:value-type="float" office:value="109.2" calcext:value-type="float">
            <text:p>109.2</text:p>
          </table:table-cell>
          <table:table-cell table:style-name="ce12" office:value-type="float" office:value="161.8" calcext:value-type="float">
            <text:p>161.8</text:p>
          </table:table-cell>
          <table:table-cell table:style-name="ce12" office:value-type="float" office:value="177.4" calcext:value-type="float">
            <text:p>177.4</text:p>
          </table:table-cell>
          <table:table-cell table:style-name="ce12" office:value-type="float" office:value="216.2" calcext:value-type="float">
            <text:p>216.2</text:p>
          </table:table-cell>
          <table:table-cell table:style-name="ce16" office:value-type="float" office:value="223.8" calcext:value-type="float">
            <text:p>223.8</text:p>
          </table:table-cell>
          <table:table-cell office:value-type="float" office:value="234.2" calcext:value-type="float">
            <text:p>234.2</text:p>
          </table:table-cell>
          <table:table-cell table:formula="of:=AVERAGE([.O23:.O27])" office:value-type="float" office:value="235.8" calcext:value-type="float">
            <text:p>235.8</text:p>
          </table:table-cell>
          <table:table-cell table:style-name="ce17" office:value-type="float" office:value="117" calcext:value-type="float">
            <text:p>117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3"/>
          <table:table-cell table:style-name="ce2" office:value-type="float" office:value="263" calcext:value-type="float">
            <text:p>26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62" calcext:value-type="float">
            <text:p>262</text:p>
          </table:table-cell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3" office:value-type="float" office:value="257" calcext:value-type="float">
            <text:p>257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2"/>
          <table:table-cell table:style-name="ce3" office:value-type="float" office:value="262" calcext:value-type="float">
            <text:p>26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concatshort</text:p>
          </table:table-cell>
          <table:table-cell table:style-name="ce11" office:value-type="string" calcext:value-type="string">
            <text:p>concatlong</text:p>
          </table:table-cell>
          <table:table-cell table:style-name="ce11" office:value-type="string" calcext:value-type="string">
            <text:p>substring</text:p>
          </table:table-cell>
          <table:table-cell table:style-name="ce11" office:value-type="string" calcext:value-type="string">
            <text:p>repl</text:p>
          </table:table-cell>
          <table:table-cell table:style-name="ce11" office:value-type="string" calcext:value-type="string">
            <text:p>concatlitval</text:p>
          </table:table-cell>
          <table:table-cell table:style-name="ce11" office:value-type="string" calcext:value-type="string">
            <text:p>concatvallit</text:p>
          </table:table-cell>
          <table:table-cell table:style-name="ce11" office:value-type="string" calcext:value-type="string">
            <text:p>copyshort</text:p>
          </table:table-cell>
          <table:table-cell table:style-name="ce11" office:value-type="string" calcext:value-type="string">
            <text:p>copymedium</text:p>
          </table:table-cell>
          <table:table-cell table:style-name="ce11" office:value-type="string" calcext:value-type="string">
            <text:p>copylong</text:p>
          </table:table-cell>
          <table:table-cell table:style-name="ce11" office:value-type="string" calcext:value-type="string">
            <text:p>concatvallitval</text:p>
          </table:table-cell>
          <table:table-cell table:style-name="ce13" office:value-type="string" calcext:value-type="string">
            <text:p>concatlitvallit</text:p>
          </table:table-cell>
          <table:table-cell office:value-type="string" calcext:value-type="string">
            <text:p>strlen</text:p>
          </table:table-cell>
          <table:table-cell/>
          <table:table-cell table:style-name="ce17" office:value-type="float" office:value="276" calcext:value-type="float">
            <text:p>27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  <table:table-cell table:style-name="ce2" office:value-type="float" office:value="552" calcext:value-type="float">
            <text:p>55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3]/[.B4]" office:value-type="float" office:value="3.19904240766074" calcext:value-type="float">
            <text:p>3.1990424077</text:p>
          </table:table-cell>
          <table:table-cell table:formula="of:=[.C3]/[.C4]" office:value-type="float" office:value="1.94485596707819" calcext:value-type="float">
            <text:p>1.9448559671</text:p>
          </table:table-cell>
          <table:table-cell table:formula="of:=[.D3]/[.D4]" office:value-type="float" office:value="2.35762331838565" calcext:value-type="float">
            <text:p>2.3576233184</text:p>
          </table:table-cell>
          <table:table-cell table:formula="of:=[.E3]/[.E4]" office:value-type="float" office:value="1.6139896373057" calcext:value-type="float">
            <text:p>1.6139896373</text:p>
          </table:table-cell>
          <table:table-cell table:style-name="ce5" table:formula="of:=[.F3]/[.F4]" office:value-type="float" office:value="3.69341216216216" calcext:value-type="float">
            <text:p>3.6934121622</text:p>
          </table:table-cell>
          <table:table-cell table:style-name="ce5" table:formula="of:=[.G3]/[.G4]" office:value-type="float" office:value="3.57166528583264" calcext:value-type="float">
            <text:p>3.5716652858</text:p>
          </table:table-cell>
          <table:table-cell table:style-name="ce5" table:formula="of:=[.H3]/[.H4]" office:value-type="float" office:value="4.47142857142857" calcext:value-type="float">
            <text:p>4.4714285714</text:p>
          </table:table-cell>
          <table:table-cell table:style-name="ce5" table:formula="of:=[.I3]/[.I4]" office:value-type="float" office:value="3.77524143985953" calcext:value-type="float">
            <text:p>3.7752414399</text:p>
          </table:table-cell>
          <table:table-cell table:style-name="ce5" table:formula="of:=[.J3]/[.J4]" office:value-type="float" office:value="2.20382165605096" calcext:value-type="float">
            <text:p>2.2038216561</text:p>
          </table:table-cell>
          <table:table-cell table:style-name="ce5" table:formula="of:=[.K3]/[.K4]" office:value-type="float" office:value="3.45168539325843" calcext:value-type="float">
            <text:p>3.4516853933</text:p>
          </table:table-cell>
          <table:table-cell table:style-name="ce15" table:formula="of:=[.L3]/[.L4]" office:value-type="float" office:value="3.43238993710692" calcext:value-type="float">
            <text:p>3.4323899371</text:p>
          </table:table-cell>
          <table:table-cell table:style-name="ce15" table:formula="of:=[.M3]/[.M4]" office:value-type="float" office:value="1.9030303030303" calcext:value-type="float">
            <text:p>1.903030303</text:p>
          </table:table-cell>
          <table:table-cell/>
          <table:table-cell table:style-name="ce3" office:value-type="float" office:value="523" calcext:value-type="float">
            <text:p>52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3]/[.B5]" office:value-type="float" office:value="0.986500738240877" calcext:value-type="float">
            <text:p>0.9865007382</text:p>
          </table:table-cell>
          <table:table-cell table:formula="of:=[.C3]/[.C5]" office:value-type="float" office:value="0.986227045075125" calcext:value-type="float">
            <text:p>0.9862270451</text:p>
          </table:table-cell>
          <table:table-cell table:formula="of:=[.D3]/[.D5]" office:value-type="float" office:value="1.02186588921283" calcext:value-type="float">
            <text:p>1.0218658892</text:p>
          </table:table-cell>
          <table:table-cell table:formula="of:=[.E3]/[.E5]" office:value-type="float" office:value="1.0297520661157" calcext:value-type="float">
            <text:p>1.0297520661</text:p>
          </table:table-cell>
          <table:table-cell table:style-name="ce5" table:formula="of:=[.F3]/[.F5]" office:value-type="float" office:value="1.00137394092054" calcext:value-type="float">
            <text:p>1.0013739409</text:p>
          </table:table-cell>
          <table:table-cell table:style-name="ce5" table:formula="of:=[.G3]/[.G5]" office:value-type="float" office:value="0.98155737704918" calcext:value-type="float">
            <text:p>0.981557377</text:p>
          </table:table-cell>
          <table:table-cell table:style-name="ce5" table:formula="of:=[.H3]/[.H5]" office:value-type="float" office:value="0.956286721504113" calcext:value-type="float">
            <text:p>0.9562867215</text:p>
          </table:table-cell>
          <table:table-cell table:style-name="ce5" table:formula="of:=[.I3]/[.I5]" office:value-type="float" office:value="0.947971781305115" calcext:value-type="float">
            <text:p>0.9479717813</text:p>
          </table:table-cell>
          <table:table-cell table:style-name="ce5" table:formula="of:=[.J3]/[.J5]" office:value-type="float" office:value="1.00096432015429" calcext:value-type="float">
            <text:p>1.0009643202</text:p>
          </table:table-cell>
          <table:table-cell table:style-name="ce5" table:formula="of:=[.K3]/[.K5]" office:value-type="float" office:value="0.979383634431456" calcext:value-type="float">
            <text:p>0.9793836344</text:p>
          </table:table-cell>
          <table:table-cell table:style-name="ce15" table:formula="of:=[.L3]/[.L5]" office:value-type="float" office:value="0.980022446689113" calcext:value-type="float">
            <text:p>0.9800224467</text:p>
          </table:table-cell>
          <table:table-cell table:style-name="ce15" table:formula="of:=[.M3]/[.M5]" office:value-type="float" office:value="0.979719188767551" calcext:value-type="float">
            <text:p>0.9797191888</text:p>
          </table:table-cell>
          <table:table-cell/>
          <table:table-cell table:style-name="ce3"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3]/[.B6]" office:value-type="float" office:value="3.05486610058785" calcext:value-type="float">
            <text:p>3.0548661006</text:p>
          </table:table-cell>
          <table:table-cell table:formula="of:=[.C3]/[.C6]" office:value-type="float" office:value="1.9195775792039" calcext:value-type="float">
            <text:p>1.9195775792</text:p>
          </table:table-cell>
          <table:table-cell table:formula="of:=[.D3]/[.D6]" office:value-type="float" office:value="2.32375690607735" calcext:value-type="float">
            <text:p>2.3237569061</text:p>
          </table:table-cell>
          <table:table-cell table:formula="of:=[.E3]/[.E6]" office:value-type="float" office:value="1.62239583333333" calcext:value-type="float">
            <text:p>1.6223958333</text:p>
          </table:table-cell>
          <table:table-cell table:style-name="ce5" table:formula="of:=[.F3]/[.F6]" office:value-type="float" office:value="3.30786686838124" calcext:value-type="float">
            <text:p>3.3078668684</text:p>
          </table:table-cell>
          <table:table-cell table:style-name="ce5" table:formula="of:=[.G3]/[.G6]" office:value-type="float" office:value="3.16287600880411" calcext:value-type="float">
            <text:p>3.1628760088</text:p>
          </table:table-cell>
          <table:table-cell table:style-name="ce5" table:formula="of:=[.H3]/[.H6]" office:value-type="float" office:value="3.84593572778828" calcext:value-type="float">
            <text:p>3.8459357278</text:p>
          </table:table-cell>
          <table:table-cell table:style-name="ce5" table:formula="of:=[.I3]/[.I6]" office:value-type="float" office:value="3.45659163987138" calcext:value-type="float">
            <text:p>3.4565916399</text:p>
          </table:table-cell>
          <table:table-cell table:style-name="ce5" table:formula="of:=[.J3]/[.J6]" office:value-type="float" office:value="2.10761421319797" calcext:value-type="float">
            <text:p>2.1076142132</text:p>
          </table:table-cell>
          <table:table-cell table:style-name="ce5" table:formula="of:=[.K3]/[.K6]" office:value-type="float" office:value="3.18892733564014" calcext:value-type="float">
            <text:p>3.1889273356</text:p>
          </table:table-cell>
          <table:table-cell table:style-name="ce15" table:formula="of:=[.L3]/[.L6]" office:value-type="float" office:value="3.22214022140221" calcext:value-type="float">
            <text:p>3.2221402214</text:p>
          </table:table-cell>
          <table:table-cell table:style-name="ce15" table:formula="of:=[.M3]/[.M6]" office:value-type="float" office:value="1.83491599707816" calcext:value-type="float">
            <text:p>1.8349159971</text:p>
          </table:table-cell>
          <table:table-cell/>
          <table:table-cell table:style-name="ce3"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3]/[.B7]" office:value-type="float" office:value="4.9861407249467" calcext:value-type="float">
            <text:p>4.9861407249</text:p>
          </table:table-cell>
          <table:table-cell table:style-name="ce12" table:formula="of:=[.C3]/[.C7]" office:value-type="float" office:value="1.89342948717949" calcext:value-type="float">
            <text:p>1.8934294872</text:p>
          </table:table-cell>
          <table:table-cell table:style-name="ce12" table:formula="of:=[.D3]/[.D7]" office:value-type="float" office:value="3.30660377358491" calcext:value-type="float">
            <text:p>3.3066037736</text:p>
          </table:table-cell>
          <table:table-cell table:style-name="ce12" table:formula="of:=[.E3]/[.E7]" office:value-type="float" office:value="1.61818181818182" calcext:value-type="float">
            <text:p>1.6181818182</text:p>
          </table:table-cell>
          <table:table-cell table:style-name="ce12" table:formula="of:=[.F3]/[.F7]" office:value-type="float" office:value="4.40382678751259" calcext:value-type="float">
            <text:p>4.4038267875</text:p>
          </table:table-cell>
          <table:table-cell table:style-name="ce12" table:formula="of:=[.G3]/[.G7]" office:value-type="float" office:value="4.43975283213182" calcext:value-type="float">
            <text:p>4.4397528321</text:p>
          </table:table-cell>
          <table:table-cell table:style-name="ce12" table:formula="of:=[.H3]/[.H7]" office:value-type="float" office:value="7.45238095238095" calcext:value-type="float">
            <text:p>7.4523809524</text:p>
          </table:table-cell>
          <table:table-cell table:style-name="ce12" table:formula="of:=[.I3]/[.I7]" office:value-type="float" office:value="5.31520395550062" calcext:value-type="float">
            <text:p>5.3152039555</text:p>
          </table:table-cell>
          <table:table-cell table:style-name="ce12" table:formula="of:=[.J3]/[.J7]" office:value-type="float" office:value="2.34047350620068" calcext:value-type="float">
            <text:p>2.3404735062</text:p>
          </table:table-cell>
          <table:table-cell table:style-name="ce12" table:formula="of:=[.K3]/[.K7]" office:value-type="float" office:value="4.2627197039778" calcext:value-type="float">
            <text:p>4.262719704</text:p>
          </table:table-cell>
          <table:table-cell table:style-name="ce16" table:formula="of:=[.L3]/[.L7]" office:value-type="float" office:value="3.90169794459339" calcext:value-type="float">
            <text:p>3.9016979446</text:p>
          </table:table-cell>
          <table:table-cell table:style-name="ce16" table:formula="of:=[.M3]/[.M7]" office:value-type="float" office:value="2.14517506404782" calcext:value-type="float">
            <text:p>2.145175064</text:p>
          </table:table-cell>
          <table:table-cell/>
          <table:table-cell table:style-name="ce3"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5" table:formula="of:=MIN([.B3:.B6])/[.B7]" office:value-type="float" office:value="1.55863539445629" calcext:value-type="float">
            <text:p>1.5586353945</text:p>
          </table:table-cell>
          <table:table-cell table:style-name="ce5" table:formula="of:=MIN([.C3:.C6])/[.C7]" office:value-type="float" office:value="0.973557692307692" calcext:value-type="float">
            <text:p>0.9735576923</text:p>
          </table:table-cell>
          <table:table-cell table:style-name="ce5" table:formula="of:=MIN([.D3:.D6])/[.D7]" office:value-type="float" office:value="1.40251572327044" calcext:value-type="float">
            <text:p>1.4025157233</text:p>
          </table:table-cell>
          <table:table-cell table:style-name="ce5" table:formula="of:=MIN([.E3:.E6])/[.E7]" office:value-type="float" office:value="0.997402597402597" calcext:value-type="float">
            <text:p>0.9974025974</text:p>
          </table:table-cell>
          <table:table-cell table:style-name="ce5" table:formula="of:=MIN([.F3:.F6])/[.F7]" office:value-type="float" office:value="1.19234642497482" calcext:value-type="float">
            <text:p>1.192346425</text:p>
          </table:table-cell>
          <table:table-cell table:style-name="ce5" table:formula="of:=MIN([.G3:.G6])/[.G7]" office:value-type="float" office:value="1.24304840370752" calcext:value-type="float">
            <text:p>1.2430484037</text:p>
          </table:table-cell>
          <table:table-cell table:style-name="ce5" table:formula="of:=MIN([.H3:.H6])/[.H7]" office:value-type="float" office:value="1.66666666666667" calcext:value-type="float">
            <text:p>1.6666666667</text:p>
          </table:table-cell>
          <table:table-cell table:style-name="ce5" table:formula="of:=MIN([.I3:.I6])/[.I7]" office:value-type="float" office:value="1.40791100123609" calcext:value-type="float">
            <text:p>1.4079110012</text:p>
          </table:table-cell>
          <table:table-cell table:style-name="ce5" table:formula="of:=MIN([.J3:.J6])/[.J7]" office:value-type="float" office:value="1.0620067643743" calcext:value-type="float">
            <text:p>1.0620067644</text:p>
          </table:table-cell>
          <table:table-cell table:style-name="ce5" table:formula="of:=MIN([.K3:.K6])/[.K7]" office:value-type="float" office:value="1.23496762257169" calcext:value-type="float">
            <text:p>1.2349676226</text:p>
          </table:table-cell>
          <table:table-cell table:style-name="ce5" table:formula="of:=MIN([.L3:.L6])/[.L7]" office:value-type="float" office:value="1.13672922252011" calcext:value-type="float">
            <text:p>1.1367292225</text:p>
          </table:table-cell>
          <table:table-cell table:style-name="ce5" table:formula="of:=MIN([.M3:.M6])/[.M7]" office:value-type="float" office:value="1.12724167378309" calcext:value-type="float">
            <text:p>1.1272416738</text:p>
          </table:table-cell>
          <table:table-cell table:formula="of:=AVERAGE([.B18:.M18])" office:value-type="float" office:value="1.25025243227261" calcext:value-type="float">
            <text:p>1.2502524323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69" calcext:value-type="float">
            <text:p>269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>
            <draw:frame table:end-cell-address="varchar2.N43" table:end-x="32.34pt" table:end-y="0.77pt" draw:z-index="0" draw:style-name="gr1" draw:text-style-name="P1" svg:width="845.63pt" svg:height="255.66pt" svg:x="70.61pt" svg:y="11.31pt">
              <loext:p draw:notify-on-update-of-ranges="varchar2.B12:varchar2.M12 varchar2.A13:varchar2.A13 varchar2.B13:varchar2.M13 varchar2.A14:varchar2.A14 varchar2.B14:varchar2.M14 varchar2.A15:varchar2.A15 varchar2.B15:varchar2.M15 varchar2.A16:varchar2.A16 varchar2.B16:varchar2.M16 varchar2.A17:varchar2.A17 varchar2.B17:varchar2.M17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  <table:table-cell table:style-name="ce3" office:value-type="float" office:value="275" calcext:value-type="float">
            <text:p>275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7" office:value-type="float" office:value="273" calcext:value-type="float">
            <text:p>27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2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53" calcext:value-type="float">
            <text:p>25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51" calcext:value-type="float">
            <text:p>251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7" office:value-type="float" office:value="224" calcext:value-type="float">
            <text:p>224</text:p>
          </table:table-cell>
          <table:table-cell table:number-columns-repeated="1009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benchvc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revers</text:p>
          </table:table-cell>
          <table:table-cell table:style-name="ce11" office:value-type="string" calcext:value-type="string">
            <text:p>readint</text:p>
          </table:table-cell>
          <table:table-cell table:style-name="ce11" office:value-type="string" calcext:value-type="string">
            <text:p>removevowels</text:p>
          </table:table-cell>
          <table:table-cell table:style-name="ce13" office:value-type="string" calcext:value-type="string">
            <text:p>noccurrences</text:p>
          </table:table-cell>
          <table:table-cell table:style-name="ce13" office:value-type="string" calcext:value-type="string">
            <text:p>concatnleft</text:p>
          </table:table-cell>
          <table:table-cell table:style-name="ce5" office:value-type="string" calcext:value-type="string">
            <text:p>concatnright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5395" calcext:value-type="float">
            <text:p>5395</text:p>
          </table:table-cell>
          <table:table-cell table:style-name="ce4" office:value-type="float" office:value="1005.4" calcext:value-type="float">
            <text:p>1005.4</text:p>
          </table:table-cell>
          <table:table-cell table:style-name="ce4" office:value-type="float" office:value="2370" calcext:value-type="float">
            <text:p>2370</text:p>
          </table:table-cell>
          <table:table-cell table:style-name="ce4" office:value-type="float" office:value="3327" calcext:value-type="float">
            <text:p>3327</text:p>
          </table:table-cell>
          <table:table-cell table:style-name="ce14" office:value-type="float" office:value="2028.6" calcext:value-type="float">
            <text:p>2028.6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table:number-columns-repeated="5"/>
          <table:table-cell table:formula="of:=AVERAGE([.N50:.N54])" office:value-type="float" office:value="888.4" calcext:value-type="float">
            <text:p>888.4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4545" calcext:value-type="float">
            <text:p>4545</text:p>
          </table:table-cell>
          <table:table-cell table:style-name="ce5" office:value-type="float" office:value="627.6" calcext:value-type="float">
            <text:p>627.6</text:p>
          </table:table-cell>
          <table:table-cell table:style-name="ce5" office:value-type="float" office:value="1618" calcext:value-type="float">
            <text:p>1618</text:p>
          </table:table-cell>
          <table:table-cell table:style-name="ce5" office:value-type="float" office:value="3244" calcext:value-type="float">
            <text:p>3244</text:p>
          </table:table-cell>
          <table:table-cell table:style-name="ce15" office:value-type="float" office:value="1171" calcext:value-type="float">
            <text:p>1171</text:p>
          </table:table-cell>
          <table:table-cell office:value-type="float" office:value="752.4" calcext:value-type="float">
            <text:p>752.4</text:p>
          </table:table-cell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339.6" calcext:value-type="float">
            <text:p>339.6</text:p>
          </table:table-cell>
          <table:table-cell table:style-name="ce3"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4496" calcext:value-type="float">
            <text:p>4496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2520" calcext:value-type="float">
            <text:p>2520</text:p>
          </table:table-cell>
          <table:table-cell table:style-name="ce15" office:value-type="float" office:value="1781" calcext:value-type="float">
            <text:p>1781</text:p>
          </table:table-cell>
          <table:table-cell office:value-type="float" office:value="1386" calcext:value-type="float">
            <text:p>1386</text:p>
          </table:table-cell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808" calcext:value-type="float">
            <text:p>808</text:p>
          </table:table-cell>
          <table:table-cell table:style-name="ce3" office:value-type="float" office:value="881" calcext:value-type="float">
            <text:p>88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445" calcext:value-type="float">
            <text:p>3445</text:p>
          </table:table-cell>
          <table:table-cell table:style-name="ce5" office:value-type="float" office:value="443.4" calcext:value-type="float">
            <text:p>443.4</text:p>
          </table:table-cell>
          <table:table-cell table:style-name="ce5" office:value-type="float" office:value="1618" calcext:value-type="float">
            <text:p>1618</text:p>
          </table:table-cell>
          <table:table-cell table:style-name="ce5" office:value-type="float" office:value="2534" calcext:value-type="float">
            <text:p>2534</text:p>
          </table:table-cell>
          <table:table-cell table:style-name="ce15" office:value-type="float" office:value="1009" calcext:value-type="float">
            <text:p>1009</text:p>
          </table:table-cell>
          <table:table-cell office:value-type="float" office:value="342.2" calcext:value-type="float">
            <text:p>342.2</text:p>
          </table:table-cell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648" calcext:value-type="float">
            <text:p>648</text:p>
          </table:table-cell>
          <table:table-cell table:style-name="ce3" office:value-type="float" office:value="890" calcext:value-type="float">
            <text:p>8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25" calcext:value-type="float">
            <text:p>1525</text:p>
          </table:table-cell>
          <table:table-cell table:style-name="ce12" office:value-type="float" office:value="133.4" calcext:value-type="float">
            <text:p>133.4</text:p>
          </table:table-cell>
          <table:table-cell table:style-name="ce12" office:value-type="float" office:value="678.6" calcext:value-type="float">
            <text:p>678.6</text:p>
          </table:table-cell>
          <table:table-cell table:style-name="ce12" office:value-type="float" office:value="296" calcext:value-type="float">
            <text:p>296</text:p>
          </table:table-cell>
          <table:table-cell table:style-name="ce16" office:value-type="float" office:value="342.2" calcext:value-type="float">
            <text:p>342.2</text:p>
          </table:table-cell>
          <table:table-cell table:style-name="ce5" office:value-type="float" office:value="339.6" calcext:value-type="float">
            <text:p>339.6</text:p>
          </table:table-cell>
          <table:table-cell table:style-name="ce5" table:number-columns-repeated="5"/>
          <table:table-cell table:formula="of:=AVERAGE([.N70:.N74])" office:value-type="float" office:value="355" calcext:value-type="float">
            <text:p>355</text:p>
          </table:table-cell>
          <table:table-cell table:style-name="ce17" office:value-type="float" office:value="913" calcext:value-type="float">
            <text:p>91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2"/>
          <table:table-cell table:style-name="ce5" office:value-type="float" office:value="888.4" calcext:value-type="float">
            <text:p>888.4</text:p>
          </table:table-cell>
          <table:table-cell table:style-name="ce5" table:number-columns-repeated="7"/>
          <table:table-cell table:number-columns-repeated="2"/>
          <table:table-cell table:style-name="ce2" office:value-type="float" office:value="336" calcext:value-type="float">
            <text:p>33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8" calcext:value-type="float">
            <text:p>338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revers</text:p>
          </table:table-cell>
          <table:table-cell table:style-name="ce11" office:value-type="string" calcext:value-type="string">
            <text:p>readint</text:p>
          </table:table-cell>
          <table:table-cell table:style-name="ce11" office:value-type="string" calcext:value-type="string">
            <text:p>removevowels</text:p>
          </table:table-cell>
          <table:table-cell table:style-name="ce13" office:value-type="string" calcext:value-type="string">
            <text:p>noccurrences</text:p>
          </table:table-cell>
          <table:table-cell table:style-name="ce13" office:value-type="string" calcext:value-type="string">
            <text:p>concatnleft</text:p>
          </table:table-cell>
          <table:table-cell table:style-name="ce5" office:value-type="string" calcext:value-type="string">
            <text:p>concatnright</text:p>
          </table:table-cell>
          <table:table-cell table:style-name="ce5" table:number-columns-repeated="5"/>
          <table:table-cell/>
          <table:table-cell table:style-name="ce17" office:value-type="float" office:value="338" calcext:value-type="float">
            <text:p>3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5" table:number-columns-repeated="5"/>
          <table:table-cell/>
          <table:table-cell table:style-name="ce2" office:value-type="float" office:value="817" calcext:value-type="float">
            <text:p>8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50]/[.B51]" office:value-type="float" office:value="1.18701870187019" calcext:value-type="float">
            <text:p>1.1870187019</text:p>
          </table:table-cell>
          <table:table-cell table:formula="of:=[.C50]/[.C51]" office:value-type="float" office:value="1.60197578075207" calcext:value-type="float">
            <text:p>1.6019757808</text:p>
          </table:table-cell>
          <table:table-cell table:formula="of:=[.D50]/[.D51]" office:value-type="float" office:value="1.46477132262052" calcext:value-type="float">
            <text:p>1.4647713226</text:p>
          </table:table-cell>
          <table:table-cell table:formula="of:=[.E50]/[.E51]" office:value-type="float" office:value="1.02558569667078" calcext:value-type="float">
            <text:p>1.0255856967</text:p>
          </table:table-cell>
          <table:table-cell table:style-name="ce15" table:formula="of:=[.F50]/[.F51]" office:value-type="float" office:value="1.73236549957301" calcext:value-type="float">
            <text:p>1.7323654996</text:p>
          </table:table-cell>
          <table:table-cell table:style-name="ce15" table:formula="of:=[.G50]/[.G51]" office:value-type="float" office:value="2.02950558213716" calcext:value-type="float">
            <text:p>2.0295055821</text:p>
          </table:table-cell>
          <table:table-cell table:style-name="ce5" table:number-columns-repeated="5"/>
          <table:table-cell/>
          <table:table-cell table:style-name="ce3" office:value-type="float" office:value="825" calcext:value-type="float">
            <text:p>82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50]/[.B52]" office:value-type="float" office:value="1.19995551601423" calcext:value-type="float">
            <text:p>1.199955516</text:p>
          </table:table-cell>
          <table:table-cell table:formula="of:=[.C50]/[.C52]" office:value-type="float" office:value="1.24430693069307" calcext:value-type="float">
            <text:p>1.2443069307</text:p>
          </table:table-cell>
          <table:table-cell table:formula="of:=[.D50]/[.D52]" office:value-type="float" office:value="1.01109215017065" calcext:value-type="float">
            <text:p>1.0110921502</text:p>
          </table:table-cell>
          <table:table-cell table:formula="of:=[.E50]/[.E52]" office:value-type="float" office:value="1.3202380952381" calcext:value-type="float">
            <text:p>1.3202380952</text:p>
          </table:table-cell>
          <table:table-cell table:style-name="ce15" table:formula="of:=[.F50]/[.F52]" office:value-type="float" office:value="1.13902302077485" calcext:value-type="float">
            <text:p>1.1390230208</text:p>
          </table:table-cell>
          <table:table-cell table:style-name="ce15" table:formula="of:=[.G50]/[.G52]" office:value-type="float" office:value="1.1017316017316" calcext:value-type="float">
            <text:p>1.1017316017</text:p>
          </table:table-cell>
          <table:table-cell table:style-name="ce5" table:number-columns-repeated="5"/>
          <table:table-cell/>
          <table:table-cell table:style-name="ce3" office:value-type="float" office:value="798" calcext:value-type="float">
            <text:p>79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50]/[.B53]" office:value-type="float" office:value="1.56603773584906" calcext:value-type="float">
            <text:p>1.5660377358</text:p>
          </table:table-cell>
          <table:table-cell table:formula="of:=[.C50]/[.C53]" office:value-type="float" office:value="2.26747857465043" calcext:value-type="float">
            <text:p>2.2674785747</text:p>
          </table:table-cell>
          <table:table-cell table:formula="of:=[.D50]/[.D53]" office:value-type="float" office:value="1.46477132262052" calcext:value-type="float">
            <text:p>1.4647713226</text:p>
          </table:table-cell>
          <table:table-cell table:formula="of:=[.E50]/[.E53]" office:value-type="float" office:value="1.31294396211523" calcext:value-type="float">
            <text:p>1.3129439621</text:p>
          </table:table-cell>
          <table:table-cell table:style-name="ce15" table:formula="of:=[.F50]/[.F53]" office:value-type="float" office:value="2.01050545094153" calcext:value-type="float">
            <text:p>2.0105054509</text:p>
          </table:table-cell>
          <table:table-cell table:style-name="ce15" table:formula="of:=[.G50]/[.G53]" office:value-type="float" office:value="4.46230274693162" calcext:value-type="float">
            <text:p>4.4623027469</text:p>
          </table:table-cell>
          <table:table-cell table:style-name="ce5" table:number-columns-repeated="5"/>
          <table:table-cell/>
          <table:table-cell table:style-name="ce3"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repl</text:p>
          </table:table-cell>
          <table:table-cell office:value-type="string" calcext:value-type="string">
            <text:p>rmv</text:p>
          </table:table-cell>
          <table:table-cell office:value-type="string" calcext:value-type="string">
            <text:p>rplv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50]/[.B54]" office:value-type="float" office:value="3.53770491803279" calcext:value-type="float">
            <text:p>3.537704918</text:p>
          </table:table-cell>
          <table:table-cell table:style-name="ce12" table:formula="of:=[.C50]/[.C54]" office:value-type="float" office:value="7.53673163418291" calcext:value-type="float">
            <text:p>7.5367316342</text:p>
          </table:table-cell>
          <table:table-cell table:style-name="ce12" table:formula="of:=[.D50]/[.D54]" office:value-type="float" office:value="3.49248452696729" calcext:value-type="float">
            <text:p>3.492484527</text:p>
          </table:table-cell>
          <table:table-cell table:style-name="ce12" table:formula="of:=[.E50]/[.E54]" office:value-type="float" office:value="11.2398648648649" calcext:value-type="float">
            <text:p>11.2398648649</text:p>
          </table:table-cell>
          <table:table-cell table:style-name="ce16" table:formula="of:=[.F50]/[.F54]" office:value-type="float" office:value="5.9281122150789" calcext:value-type="float">
            <text:p>5.9281122151</text:p>
          </table:table-cell>
          <table:table-cell table:style-name="ce16" table:formula="of:=[.G50]/[.G54]" office:value-type="float" office:value="4.49646643109541" calcext:value-type="float">
            <text:p>4.4964664311</text:p>
          </table:table-cell>
          <table:table-cell table:style-name="ce5" table:number-columns-repeated="5"/>
          <table:table-cell/>
          <table:table-cell table:style-name="ce3" office:value-type="float" office:value="804" calcext:value-type="float">
            <text:p>804</text:p>
          </table:table-cell>
          <table:table-cell/>
          <table:table-cell office:value-type="string" calcext:value-type="string">
            <text:p>rin, dout</text:p>
          </table:table-cell>
          <table:table-cell office:value-type="float" office:value="157.4" calcext:value-type="float">
            <text:p>157.4</text:p>
          </table:table-cell>
          <table:table-cell office:value-type="float" office:value="732.2" calcext:value-type="float">
            <text:p>732.2</text:p>
          </table:table-cell>
          <table:table-cell office:value-type="float" office:value="963.3" calcext:value-type="float">
            <text:p>963.3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5" table:formula="of:=MIN([.B50:.B53])/[.B54]" office:value-type="float" office:value="2.25901639344262" calcext:value-type="float">
            <text:p>2.2590163934</text:p>
          </table:table-cell>
          <table:table-cell table:style-name="ce5" table:formula="of:=MIN([.C50:.C53])/[.C54]" office:value-type="float" office:value="3.32383808095952" calcext:value-type="float">
            <text:p>3.323838081</text:p>
          </table:table-cell>
          <table:table-cell table:style-name="ce5" table:formula="of:=MIN([.D50:.D53])/[.D54]" office:value-type="float" office:value="2.38432066018273" calcext:value-type="float">
            <text:p>2.3843206602</text:p>
          </table:table-cell>
          <table:table-cell table:style-name="ce5" table:formula="of:=MIN([.E50:.E53])/[.E54]" office:value-type="float" office:value="8.51351351351351" calcext:value-type="float">
            <text:p>8.5135135135</text:p>
          </table:table-cell>
          <table:table-cell table:style-name="ce5" table:formula="of:=MIN([.F50:.F53])/[.F54]" office:value-type="float" office:value="2.94856808883694" calcext:value-type="float">
            <text:p>2.9485680888</text:p>
          </table:table-cell>
          <table:table-cell table:style-name="ce5" table:formula="of:=MIN([.G50:.G53])/[.G54]" office:value-type="float" office:value="1.00765606595995" calcext:value-type="float">
            <text:p>1.007656066</text:p>
          </table:table-cell>
          <table:table-cell table:style-name="ce5" table:number-columns-repeated="5"/>
          <table:table-cell table:formula="of:=AVERAGE([.B65:.D65])" office:value-type="float" office:value="2.65572504486162" calcext:value-type="float">
            <text:p>2.6557250449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2"/>
          <table:table-cell office:value-type="float" office:value="159.2" calcext:value-type="float">
            <text:p>159.2</text:p>
          </table:table-cell>
          <table:table-cell office:value-type="float" office:value="739.8" calcext:value-type="float">
            <text:p>739.8</text:p>
          </table:table-cell>
          <table:table-cell office:value-type="float" office:value="919.3" calcext:value-type="float">
            <text:p>919.3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3" office:value-type="float" office:value="649" calcext:value-type="float">
            <text:p>649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varchar2.J88" table:end-x="13.58pt" table:end-y="12.08pt" draw:z-index="1" draw:style-name="gr1" draw:text-style-name="P1" svg:width="459.5pt" svg:height="255.51pt" svg:x="8.02pt" svg:y="10.69pt">
              <loext:p draw:notify-on-update-of-ranges="varchar2.B59:varchar2.G59 varchar2.A60:varchar2.A60 varchar2.B60:varchar2.G60 varchar2.A61:varchar2.A61 varchar2.B61:varchar2.G61 varchar2.A62:varchar2.A62 varchar2.B62:varchar2.G62 varchar2.A63:varchar2.A63 varchar2.B63:varchar2.G63 varchar2.A64:varchar2.A64 varchar2.B64:varchar2.G64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  <table:table-cell table:style-name="ce3" office:value-type="float" office:value="650" calcext:value-type="float">
            <text:p>65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649" calcext:value-type="float">
            <text:p>64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644" calcext:value-type="float">
            <text:p>64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354" calcext:value-type="float">
            <text:p>3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6" calcext:value-type="float">
            <text:p>3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3" calcext:value-type="float">
            <text:p>35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4" calcext:value-type="float">
            <text:p>3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58" calcext:value-type="float">
            <text:p>358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aw?</text:p>
          </table:table-cell>
          <table:table-cell office:value-type="float" office:value="682" calcext:value-type="float">
            <text:p>68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75]/100" office:value-type="float" office:value="0.98" calcext:value-type="float">
            <text:p>0.98</text:p>
          </table:table-cell>
          <table:table-cell/>
          <table:table-cell office:value-type="string" calcext:value-type="string">
            <text:p>do..while</text:p>
          </table:table-cell>
          <table:table-cell office:value-type="float" office:value="878" calcext:value-type="float">
            <text:p>878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76]/60" office:value-type="float" office:value="0.0163333333333333" calcext:value-type="float">
            <text:p>0.0163333333</text:p>
          </table:table-cell>
          <table:table-cell/>
          <table:table-cell office:value-type="string" calcext:value-type="string">
            <text:p>it then while</text:p>
          </table:table-cell>
          <table:table-cell office:value-type="float" office:value="732.8" calcext:value-type="float">
            <text:p>732.8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condition profile</text:p>
          </table:table-cell>
          <table:table-cell office:value-type="float" office:value="753.2" calcext:value-type="float">
            <text:p>753.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loop profile</text:p>
          </table:table-cell>
          <table:table-cell office:value-type="float" office:value="836" calcext:value-type="float">
            <text:p>836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erroneous while</text:p>
          </table:table-cell>
          <table:table-cell office:value-type="float" office:value="692.2" calcext:value-type="float">
            <text:p>692.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no loop</text:p>
          </table:table-cell>
          <table:table-cell office:value-type="float" office:value="882.6" calcext:value-type="float">
            <text:p>882.6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outside loop</text:p>
          </table:table-cell>
          <table:table-cell office:value-type="float" office:value="731.4" calcext:value-type="float">
            <text:p>731.4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AVERAGE([.M83:.M88])" office:value-type="float" office:value="759.8" calcext:value-type="float">
            <text:p>759.8</text:p>
          </table:table-cell>
          <table:table-cell table:style-name="ce2"/>
          <table:table-cell table:formula="of:=MEDIAN([.M83:.M88])" office:value-type="float" office:value="758" calcext:value-type="float">
            <text:p>758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office:value-type="float" office:value="755" calcext:value-type="float">
            <text:p>75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float" office:value="758" calcext:value-type="float">
            <text:p>75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float" office:value="748" calcext:value-type="float">
            <text:p>74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float" office:value="779" calcext:value-type="float">
            <text:p>779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7" office:value-type="float" office:value="759" calcext:value-type="float">
            <text:p>7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([.P94]-[.P93])/[.P94]" office:value-type="float" office:value="0.165375854214123" calcext:value-type="float">
            <text:p>0.165375854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P93]/[.P94]" office:value-type="float" office:value="0.834624145785877" calcext:value-type="float">
            <text:p>0.834624145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P94]/[.P93]" office:value-type="float" office:value="1.19814410480349" calcext:value-type="float">
            <text:p>1.198144104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2.8" calcext:value-type="float">
            <text:p>192.8</text:p>
          </table:table-cell>
          <table:table-cell table:number-columns-repeated="12"/>
          <table:table-cell office:value-type="float" office:value="753.2" calcext:value-type="float">
            <text:p>753.2</text:p>
          </table:table-cell>
          <table:table-cell office:value-type="float" office:value="732.8" calcext:value-type="float">
            <text:p>732.8</text:p>
          </table:table-cell>
          <table:table-cell table:number-columns-repeated="1008"/>
        </table:table-row>
        <table:table-row table:style-name="ro1">
          <table:table-cell/>
          <table:table-cell table:style-name="ce6" table:number-columns-spanned="3" table:number-rows-spanned="1"/>
          <table:covered-table-cell table:number-columns-repeated="2" table:style-name="ce11"/>
          <table:table-cell table:style-name="ce5" office:value-type="float" office:value="164.2" calcext:value-type="float">
            <text:p>164.2</text:p>
          </table:table-cell>
          <table:table-cell table:style-name="ce5"/>
          <table:table-cell table:number-columns-repeated="9"/>
          <table:table-cell office:value-type="float" office:value="878" calcext:value-type="float">
            <text:p>878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oncatshort</text:p>
          </table:table-cell>
          <table:table-cell table:style-name="ce11" office:value-type="string" calcext:value-type="string">
            <text:p>concatlong</text:p>
          </table:table-cell>
          <table:table-cell table:style-name="ce11" office:value-type="string" calcext:value-type="string">
            <text:p>substring</text:p>
          </table:table-cell>
          <table:table-cell table:style-name="ce11" office:value-type="string" calcext:value-type="string">
            <text:p>repl</text:p>
          </table:table-cell>
          <table:table-cell table:style-name="ce11" office:value-type="string" calcext:value-type="string">
            <text:p>concatlitval</text:p>
          </table:table-cell>
          <table:table-cell table:style-name="ce11" office:value-type="string" calcext:value-type="string">
            <text:p>concatvallit</text:p>
          </table:table-cell>
          <table:table-cell table:style-name="ce11" office:value-type="string" calcext:value-type="string">
            <text:p>copyshort</text:p>
          </table:table-cell>
          <table:table-cell table:style-name="ce11" office:value-type="string" calcext:value-type="string">
            <text:p>copymedium</text:p>
          </table:table-cell>
          <table:table-cell table:style-name="ce11" office:value-type="string" calcext:value-type="string">
            <text:p>copylong</text:p>
          </table:table-cell>
          <table:table-cell table:style-name="ce11" office:value-type="string" calcext:value-type="string">
            <text:p>concatvallitval</text:p>
          </table:table-cell>
          <table:table-cell table:style-name="ce11" office:value-type="string" calcext:value-type="string">
            <text:p>concatlitvallit</text:p>
          </table:table-cell>
          <table:table-cell table:style-name="ce13" office:value-type="string" calcext:value-type="string">
            <text:p>strlen</text:p>
          </table:table-cell>
          <table:table-cell table:style-name="ce7" office:value-type="string" calcext:value-type="string">
            <text:p>revers</text:p>
          </table:table-cell>
          <table:table-cell table:style-name="ce11" office:value-type="string" calcext:value-type="string">
            <text:p>readint</text:p>
          </table:table-cell>
          <table:table-cell table:style-name="ce11" office:value-type="string" calcext:value-type="string">
            <text:p>removevowels</text:p>
          </table:table-cell>
          <table:table-cell table:style-name="ce11" office:value-type="string" calcext:value-type="string">
            <text:p>noccurrences</text:p>
          </table:table-cell>
          <table:table-cell table:style-name="ce11" office:value-type="string" calcext:value-type="string">
            <text:p>concatnleft</text:p>
          </table:table-cell>
          <table:table-cell table:style-name="ce13" office:value-type="string" calcext:value-type="string">
            <text:p>concatnright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one</text:p>
          </table:table-cell>
          <table:table-cell table:style-name="ce8" office:value-type="float" office:value="284.7" calcext:value-type="float">
            <text:p>284.7</text:p>
          </table:table-cell>
          <table:table-cell table:style-name="ce4" office:value-type="float" office:value="793.5" calcext:value-type="float">
            <text:p>793.5</text:p>
          </table:table-cell>
          <table:table-cell table:style-name="ce4" office:value-type="float" office:value="325.2" calcext:value-type="float">
            <text:p>325.2</text:p>
          </table:table-cell>
          <table:table-cell table:style-name="ce4" office:value-type="float" office:value="245.5" calcext:value-type="float">
            <text:p>245.5</text:p>
          </table:table-cell>
          <table:table-cell table:style-name="ce4" office:value-type="float" office:value="323.3" calcext:value-type="float">
            <text:p>323.3</text:p>
          </table:table-cell>
          <table:table-cell table:style-name="ce4" office:value-type="float" office:value="327.2" calcext:value-type="float">
            <text:p>327.2</text:p>
          </table:table-cell>
          <table:table-cell table:style-name="ce4" office:value-type="float" office:value="146.3" calcext:value-type="float">
            <text:p>146.3</text:p>
          </table:table-cell>
          <table:table-cell table:style-name="ce4" office:value-type="float" office:value="263.3" calcext:value-type="float">
            <text:p>263.3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348.8" calcext:value-type="float">
            <text:p>348.8</text:p>
          </table:table-cell>
          <table:table-cell table:style-name="ce14" office:value-type="float" office:value="420.7" calcext:value-type="float">
            <text:p>420.7</text:p>
          </table:table-cell>
          <table:table-cell table:style-name="ce8" office:value-type="float" office:value="1012.7" calcext:value-type="float">
            <text:p>1012.7</text:p>
          </table:table-cell>
          <table:table-cell table:style-name="ce4" office:value-type="float" office:value="147.4" calcext:value-type="float">
            <text:p>147.4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388.8" calcext:value-type="float">
            <text:p>388.8</text:p>
          </table:table-cell>
          <table:table-cell table:style-name="ce4" office:value-type="float" office:value="1201.3" calcext:value-type="float">
            <text:p>1201.3</text:p>
          </table:table-cell>
          <table:table-cell table:style-name="ce14" office:value-type="float" office:value="546.2" calcext:value-type="float">
            <text:p>546.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two</text:p>
          </table:table-cell>
          <table:table-cell table:style-name="ce9" office:value-type="float" office:value="223.3" calcext:value-type="float">
            <text:p>223.3</text:p>
          </table:table-cell>
          <table:table-cell office:value-type="float" office:value="710.3" calcext:value-type="float">
            <text:p>710.3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158.8" calcext:value-type="float">
            <text:p>158.8</text:p>
          </table:table-cell>
          <table:table-cell table:style-name="ce5" office:value-type="float" office:value="286.5" calcext:value-type="float">
            <text:p>286.5</text:p>
          </table:table-cell>
          <table:table-cell office:value-type="float" office:value="287.5" calcext:value-type="float">
            <text:p>287.5</text:p>
          </table:table-cell>
          <table:table-cell office:value-type="float" office:value="107" calcext:value-type="float">
            <text:p>107</text:p>
          </table:table-cell>
          <table:table-cell office:value-type="float" office:value="178.3" calcext:value-type="float">
            <text:p>178.3</text:p>
          </table:table-cell>
          <table:table-cell office:value-type="float" office:value="195.2" calcext:value-type="float">
            <text:p>195.2</text:p>
          </table:table-cell>
          <table:table-cell table:style-name="ce5" office:value-type="float" office:value="399.2" calcext:value-type="float">
            <text:p>399.2</text:p>
          </table:table-cell>
          <table:table-cell table:style-name="ce5" office:value-type="float" office:value="315.3" calcext:value-type="float">
            <text:p>315.3</text:p>
          </table:table-cell>
          <table:table-cell table:style-name="ce15" office:value-type="float" office:value="231" calcext:value-type="float">
            <text:p>231</text:p>
          </table:table-cell>
          <table:table-cell table:style-name="ce9" office:value-type="float" office:value="791" calcext:value-type="float">
            <text:p>791</text:p>
          </table:table-cell>
          <table:table-cell office:value-type="float" office:value="132.3" calcext:value-type="float">
            <text:p>132.3</text:p>
          </table:table-cell>
          <table:table-cell office:value-type="float" office:value="682.2" calcext:value-type="float">
            <text:p>682.2</text:p>
          </table:table-cell>
          <table:table-cell office:value-type="float" office:value="295.3" calcext:value-type="float">
            <text:p>295.3</text:p>
          </table:table-cell>
          <table:table-cell office:value-type="float" office:value="1135.3" calcext:value-type="float">
            <text:p>1135.3</text:p>
          </table:table-cell>
          <table:table-cell table:style-name="ce15" office:value-type="float" office:value="417.7" calcext:value-type="float">
            <text:p>417.7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three</text:p>
          </table:table-cell>
          <table:table-cell table:style-name="ce5" office:value-type="float" office:value="185" calcext:value-type="float">
            <text:p>185</text:p>
          </table:table-cell>
          <table:table-cell table:style-name="ce5" table:formula="of:=[.C7]" office:value-type="float" office:value="249.6" calcext:value-type="float">
            <text:p>249.6</text:p>
          </table:table-cell>
          <table:table-cell table:style-name="ce5" table:formula="of:=[.D7]" office:value-type="float" office:value="127.2" calcext:value-type="float">
            <text:p>127.2</text:p>
          </table:table-cell>
          <table:table-cell table:style-name="ce5" table:formula="of:=[.E7]" office:value-type="float" office:value="154" calcext:value-type="float">
            <text:p>154</text:p>
          </table:table-cell>
          <table:table-cell table:style-name="ce5" table:formula="of:=[.F7]" office:value-type="float" office:value="198.6" calcext:value-type="float">
            <text:p>198.6</text:p>
          </table:table-cell>
          <table:table-cell table:style-name="ce5" table:formula="of:=[.G7]" office:value-type="float" office:value="194.2" calcext:value-type="float">
            <text:p>194.2</text:p>
          </table:table-cell>
          <table:table-cell table:style-name="ce5" table:formula="of:=[.H7]" office:value-type="float" office:value="109.2" calcext:value-type="float">
            <text:p>109.2</text:p>
          </table:table-cell>
          <table:table-cell table:style-name="ce5" table:formula="of:=[.I7]" office:value-type="float" office:value="161.8" calcext:value-type="float">
            <text:p>161.8</text:p>
          </table:table-cell>
          <table:table-cell table:style-name="ce5" table:formula="of:=[.J7]" office:value-type="float" office:value="177.4" calcext:value-type="float">
            <text:p>177.4</text:p>
          </table:table-cell>
          <table:table-cell table:style-name="ce5" table:formula="of:=[.K7]" office:value-type="float" office:value="216.2" calcext:value-type="float">
            <text:p>216.2</text:p>
          </table:table-cell>
          <table:table-cell table:style-name="ce5" table:formula="of:=[.L7]" office:value-type="float" office:value="223.8" calcext:value-type="float">
            <text:p>223.8</text:p>
          </table:table-cell>
          <table:table-cell table:style-name="ce5" table:formula="of:=[.M7]" office:value-type="float" office:value="234.2" calcext:value-type="float">
            <text:p>234.2</text:p>
          </table:table-cell>
          <table:table-cell table:style-name="ce10" office:value-type="float" office:value="1336.8" calcext:value-type="float">
            <text:p>1336.8</text:p>
          </table:table-cell>
          <table:table-cell table:style-name="ce12" table:formula="of:=[.C54]" office:value-type="float" office:value="133.4" calcext:value-type="float">
            <text:p>133.4</text:p>
          </table:table-cell>
          <table:table-cell table:style-name="ce12" table:formula="of:=[.D54]" office:value-type="float" office:value="678.6" calcext:value-type="float">
            <text:p>678.6</text:p>
          </table:table-cell>
          <table:table-cell table:style-name="ce12" table:formula="of:=[.E54]" office:value-type="float" office:value="296" calcext:value-type="float">
            <text:p>296</text:p>
          </table:table-cell>
          <table:table-cell table:style-name="ce12" table:formula="of:=[.F54]" office:value-type="float" office:value="342.2" calcext:value-type="float">
            <text:p>342.2</text:p>
          </table:table-cell>
          <table:table-cell table:style-name="ce16" table:formula="of:=[.G54]" office:value-type="float" office:value="339.6" calcext:value-type="float">
            <text:p>339.6</text:p>
          </table:table-cell>
          <table:table-cell table:number-columns-repeated="1005"/>
        </table:table-row>
        <table:table-row table:style-name="ro1">
          <table:table-cell table:style-name="ce4"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5" table:number-columns-repeated="11"/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5">
            <draw:frame table:end-cell-address="varchar2.M123" table:end-x="1.5pt" table:end-y="10.54pt" draw:z-index="2" draw:style-name="gr1" draw:text-style-name="P1" svg:width="750.16pt" svg:height="245.85pt" svg:x="70.98pt" svg:y="6.72pt">
              <loext:p draw:notify-on-update-of-ranges="varchar2.B95:varchar2.S95 varchar2.A96:varchar2.A96 varchar2.B96:varchar2.S96 varchar2.A97:varchar2.A97 varchar2.B97:varchar2.S97 varchar2.A98:varchar2.A98 varchar2.B98:varchar2.S98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  <table:table-cell table:style-name="ce5"/>
          <table:table-cell table:number-columns-repeated="1010"/>
        </table:table-row>
        <table:table-row table:style-name="ro1">
          <table:table-cell/>
          <table:table-cell table:style-name="ce6" table:number-columns-spanned="3" table:number-rows-spanned="1"/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8"/>
          <table:table-cell table:style-name="ce4"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 table:number-rows-repeated="3">
          <table:table-cell table:style-name="ce3"/>
          <table:table-cell table:style-name="ce9"/>
          <table:table-cell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>
          <table:table-cell table:style-name="ce3"/>
          <table:table-cell table:style-name="ce10"/>
          <table:table-cell table:style-name="ce12"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1"/>
          <table:table-cell table:formula="of:=AVERAGE([.B111:.C111])" office:value-type="string" office:string-value="" calcext:value-type="error">
            <text:p>#DIV/0!</text:p>
          </table:table-cell>
          <table:table-cell table:style-name="ce5"/>
          <table:table-cell table:number-columns-repeated="1010"/>
        </table:table-row>
        <table:table-row table:style-name="ro1" table:number-rows-repeated="9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" table:style-name="ta1" table:print="false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</text:p>
          </table:table-cell>
          <table:table-cell table:number-columns-repeated="1022"/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1265332" calcext:value-type="float">
            <text:p>1265332</text:p>
          </table:table-cell>
          <table:table-cell table:number-columns-repeated="1022"/>
        </table:table-row>
        <table:table-row table:style-name="ro1">
          <table:table-cell office:value-type="float" office:value="30576" calcext:value-type="float">
            <text:p>30576</text:p>
          </table:table-cell>
          <table:table-cell office:value-type="float" office:value="1265472" calcext:value-type="float">
            <text:p>1265472</text:p>
          </table:table-cell>
          <table:table-cell table:number-columns-repeated="4"/>
          <table:table-cell>
            <draw:frame table:end-cell-address="memory.M17" table:end-x="53.74pt" table:end-y="3pt" draw:z-index="0" draw:style-name="gr1" draw:text-style-name="P1" svg:width="429.17pt" svg:height="166.51pt" svg:x="10.09pt" svg:y="5.95pt">
              <loext:p draw:notify-on-update-of-ranges="memory.A2:memory.A7 memory.B1:memory.B1 memory.B2:memory.B7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30585" calcext:value-type="float">
            <text:p>30585</text:p>
          </table:table-cell>
          <table:table-cell office:value-type="float" office:value="1265468" calcext:value-type="float">
            <text:p>1265468</text:p>
          </table:table-cell>
          <table:table-cell table:number-columns-repeated="1022"/>
        </table:table-row>
        <table:table-row table:style-name="ro1">
          <table:table-cell office:value-type="float" office:value="30594" calcext:value-type="float">
            <text:p>30594</text:p>
          </table:table-cell>
          <table:table-cell office:value-type="float" office:value="1265604" calcext:value-type="float">
            <text:p>1265604</text:p>
          </table:table-cell>
          <table:table-cell table:number-columns-repeated="1022"/>
        </table:table-row>
        <table:table-row table:style-name="ro1">
          <table:table-cell office:value-type="float" office:value="30693" calcext:value-type="float">
            <text:p>30693</text:p>
          </table:table-cell>
          <table:table-cell office:value-type="float" office:value="1265624" calcext:value-type="float">
            <text:p>1265624</text:p>
          </table:table-cell>
          <table:table-cell table:formula="of:=MAX([.B2:.B7])-[.B2]"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office:value-type="float" office:value="30735" calcext:value-type="float">
            <text:p>30735</text:p>
          </table:table-cell>
          <table:table-cell office:value-type="float" office:value="1265352" calcext:value-type="float">
            <text:p>1265352</text:p>
          </table:table-cell>
          <table:table-cell table:formula="of:=(MAX([.B2:.B7])-[.B2])/[.B2]" office:value-type="float" office:value="0.000230769473940436" calcext:value-type="float">
            <text:p>0.0002307695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memory.M31" table:end-x="19.76pt" table:end-y="6.07pt" draw:z-index="1" draw:style-name="gr1" draw:text-style-name="P1" svg:width="356.94pt" svg:height="136.18pt" svg:x="48.33pt" svg:y="3.03pt">
              <loext:p draw:notify-on-update-of-ranges="memory.A23:memory.A24 memory.B22:memory.B22 memory.B23:memory.B24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</text:p>
          </table:table-cell>
          <table:table-cell table:number-columns-repeated="1022"/>
        </table:table-row>
        <table:table-row table:style-name="ro1">
          <table:table-cell office:value-type="float" office:value="83772" calcext:value-type="float">
            <text:p>83772</text:p>
          </table:table-cell>
          <table:table-cell office:value-type="float" office:value="1265352" calcext:value-type="float">
            <text:p>1265352</text:p>
          </table:table-cell>
          <table:table-cell table:formula="of:=[.B24]-[.B2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93061" calcext:value-type="float">
            <text:p>93061</text:p>
          </table:table-cell>
          <table:table-cell office:value-type="float" office:value="1265356" calcext:value-type="float">
            <text:p>1265356</text:p>
          </table:table-cell>
          <table:table-cell table:formula="of:=([.B24]-[.B23])/[.B23]" office:value-type="float" office:value="0.00000316117570446801" calcext:value-type="float">
            <text:p>3.16117570446801E-06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-graphs" table:style-name="ta1">
        <table:shapes>
          <draw:frame draw:z-index="0" draw:style-name="gr2" draw:text-style-name="P2" svg:width="280.49pt" svg:height="255.4pt" svg:x="213.99pt" svg:y="146.66pt">
            <loext:p draw:notify-on-update-of-ranges="'pres-graphs'.A6:'pres-graphs'.A6 'pres-graphs'.B6:'pres-graphs'.R6 'pres-graphs'.A7:'pres-graphs'.A7 'pres-graphs'.B7:'pres-graphs'.R7 'pres-graphs'.A8:'pres-graphs'.A8 'pres-graphs'.B8:'pres-graphs'.R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2" draw:text-style-name="P2" svg:width="471.2pt" svg:height="327.51pt" svg:x="193.32pt" svg:y="654.29pt">
            <loext:p draw:notify-on-update-of-ranges="'pres-graphs'.A48:'pres-graphs'.A48 'pres-graphs'.B48:'pres-graphs'.S48 'pres-graphs'.A49:'pres-graphs'.A49 'pres-graphs'.B49:'pres-graphs'.S49 'pres-graphs'.A50:'pres-graphs'.A50 'pres-graphs'.B50:'pres-graphs'.S5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6" table:default-cell-style-name="ce18"/>
        <table:table-column table:style-name="co7" table:number-columns-repeated="18" table:default-cell-style-name="ce18"/>
        <table:table-column table:style-name="co8" table:default-cell-style-name="ce18"/>
        <table:table-column table:style-name="co9" table:number-columns-repeated="1004" table:default-cell-style-name="ce18"/>
        <table:table-row table:style-name="ro2">
          <table:table-cell/>
          <table:table-cell table:style-name="ce21" office:value-type="string" calcext:value-type="string">
            <text:p>addn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add</text:p>
          </table:table-cell>
          <table:table-cell table:style-name="ce29" office:value-type="string" calcext:value-type="string">
            <text:p>search</text:p>
          </table:table-cell>
          <table:table-cell table:style-name="ce21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9" office:value-type="string" calcext:value-type="string">
            <text:p>modexp</text:p>
          </table:table-cell>
          <table:table-cell table:style-name="ce21" office:value-type="string" calcext:value-type="string">
            <text:p>countprimes</text:p>
          </table:table-cell>
          <table:table-cell table:style-name="ce29" office:value-type="string" calcext:value-type="string">
            <text:p>countfactor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comp pragma</text:p>
          </table:table-cell>
          <table:table-cell table:style-name="ce22" office:value-type="float" office:value="280" calcext:value-type="float">
            <text:p>280</text:p>
          </table:table-cell>
          <table:table-cell office:value-type="float" office:value="288.8" calcext:value-type="float">
            <text:p>288.8</text:p>
          </table:table-cell>
          <table:table-cell office:value-type="float" office:value="292.4" calcext:value-type="float">
            <text:p>292.4</text:p>
          </table:table-cell>
          <table:table-cell office:value-type="float" office:value="314.4" calcext:value-type="float">
            <text:p>314.4</text:p>
          </table:table-cell>
          <table:table-cell table:style-name="ce28" office:value-type="float" office:value="341.2" calcext:value-type="float">
            <text:p>341.2</text:p>
          </table:table-cell>
          <table:table-cell office:value-type="float" office:value="309.4" calcext:value-type="float">
            <text:p>309.4</text:p>
          </table:table-cell>
          <table:table-cell office:value-type="float" office:value="365" calcext:value-type="float">
            <text:p>365</text:p>
          </table:table-cell>
          <table:table-cell office:value-type="float" office:value="345" calcext:value-type="float">
            <text:p>345</text:p>
          </table:table-cell>
          <table:table-cell table:style-name="ce28" office:value-type="float" office:value="248.4" calcext:value-type="float">
            <text:p>248.4</text:p>
          </table:table-cell>
          <table:table-cell table:style-name="ce30" office:value-type="float" office:value="324.2" calcext:value-type="float">
            <text:p>324.2</text:p>
          </table:table-cell>
          <table:table-cell table:style-name="ce22" office:value-type="float" office:value="442.6" calcext:value-type="float">
            <text:p>442.6</text:p>
          </table:table-cell>
          <table:table-cell office:value-type="float" office:value="415.4" calcext:value-type="float">
            <text:p>415.4</text:p>
          </table:table-cell>
          <table:table-cell office:value-type="float" office:value="378.8" calcext:value-type="float">
            <text:p>378.8</text:p>
          </table:table-cell>
          <table:table-cell office:value-type="float" office:value="460.6" calcext:value-type="float">
            <text:p>460.6</text:p>
          </table:table-cell>
          <table:table-cell table:style-name="ce30" office:value-type="float" office:value="7275" calcext:value-type="float">
            <text:p>7275</text:p>
          </table:table-cell>
          <table:table-cell table:style-name="ce22" office:value-type="float" office:value="1217.6" calcext:value-type="float">
            <text:p>1217.6</text:p>
          </table:table-cell>
          <table:table-cell table:style-name="ce30" office:value-type="float" office:value="1152.8" calcext:value-type="float">
            <text:p>1152.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3" office:value-type="float" office:value="150.6" calcext:value-type="float">
            <text:p>150.6</text:p>
          </table:table-cell>
          <table:table-cell table:style-name="ce26" office:value-type="float" office:value="160.8" calcext:value-type="float">
            <text:p>160.8</text:p>
          </table:table-cell>
          <table:table-cell table:style-name="ce26" office:value-type="float" office:value="162.2" calcext:value-type="float">
            <text:p>162.2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79.8" calcext:value-type="float">
            <text:p>179.8</text:p>
          </table:table-cell>
          <table:table-cell table:style-name="ce26" office:value-type="float" office:value="173.4" calcext:value-type="float">
            <text:p>173.4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81.6" calcext:value-type="float">
            <text:p>181.6</text:p>
          </table:table-cell>
          <table:table-cell table:style-name="ce26" office:value-type="float" office:value="131" calcext:value-type="float">
            <text:p>131</text:p>
          </table:table-cell>
          <table:table-cell table:style-name="ce31" office:value-type="float" office:value="167" calcext:value-type="float">
            <text:p>167</text:p>
          </table:table-cell>
          <table:table-cell table:style-name="ce23" office:value-type="float" office:value="145" calcext:value-type="float">
            <text:p>145</text:p>
          </table:table-cell>
          <table:table-cell table:style-name="ce26" office:value-type="float" office:value="156.2" calcext:value-type="float">
            <text:p>156.2</text:p>
          </table:table-cell>
          <table:table-cell table:style-name="ce26" office:value-type="float" office:value="158.6" calcext:value-type="float">
            <text:p>158.6</text:p>
          </table:table-cell>
          <table:table-cell table:style-name="ce26" office:value-type="float" office:value="185.6" calcext:value-type="float">
            <text:p>185.6</text:p>
          </table:table-cell>
          <table:table-cell table:style-name="ce31" office:value-type="float" office:value="1212.5" calcext:value-type="float">
            <text:p>1212.5</text:p>
          </table:table-cell>
          <table:table-cell table:style-name="ce23" office:value-type="float" office:value="201.6" calcext:value-type="float">
            <text:p>201.6</text:p>
          </table:table-cell>
          <table:table-cell table:style-name="ce31" office:value-type="float" office:value="219" calcext:value-type="float">
            <text:p>219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addn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add</text:p>
          </table:table-cell>
          <table:table-cell table:style-name="ce29" office:value-type="string" calcext:value-type="string">
            <text:p>search</text:p>
          </table:table-cell>
          <table:table-cell table:style-name="ce21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9" office:value-type="string" calcext:value-type="string">
            <text:p>modexp*</text:p>
          </table:table-cell>
          <table:table-cell table:style-name="ce21" office:value-type="string" calcext:value-type="string">
            <text:p>countprimes*</text:p>
          </table:table-cell>
          <table:table-cell table:style-name="ce29" office:value-type="string" calcext:value-type="string">
            <text:p>countfactors*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comp pragma</text:p>
          </table:table-cell>
          <table:table-cell table:style-name="ce24" table:formula="of:=[.B2]/100" office:value-type="float" office:value="2.8" calcext:value-type="float">
            <text:p>2.8</text:p>
          </table:table-cell>
          <table:table-cell table:style-name="ce27" table:formula="of:=[.C2]/100" office:value-type="float" office:value="2.888" calcext:value-type="float">
            <text:p>2.888</text:p>
          </table:table-cell>
          <table:table-cell table:style-name="ce27" table:formula="of:=[.D2]/100" office:value-type="float" office:value="2.924" calcext:value-type="float">
            <text:p>2.924</text:p>
          </table:table-cell>
          <table:table-cell table:style-name="ce27" table:formula="of:=[.E2]/100" office:value-type="float" office:value="3.144" calcext:value-type="float">
            <text:p>3.144</text:p>
          </table:table-cell>
          <table:table-cell table:style-name="ce27" table:formula="of:=[.F2]/100" office:value-type="float" office:value="3.412" calcext:value-type="float">
            <text:p>3.412</text:p>
          </table:table-cell>
          <table:table-cell table:style-name="ce27" table:formula="of:=[.G2]/100" office:value-type="float" office:value="3.094" calcext:value-type="float">
            <text:p>3.094</text:p>
          </table:table-cell>
          <table:table-cell table:style-name="ce27" table:formula="of:=[.H2]/100" office:value-type="float" office:value="3.65" calcext:value-type="float">
            <text:p>3.65</text:p>
          </table:table-cell>
          <table:table-cell table:style-name="ce27" table:formula="of:=[.I2]/100" office:value-type="float" office:value="3.45" calcext:value-type="float">
            <text:p>3.45</text:p>
          </table:table-cell>
          <table:table-cell table:style-name="ce27" table:formula="of:=[.J2]/100" office:value-type="float" office:value="2.484" calcext:value-type="float">
            <text:p>2.484</text:p>
          </table:table-cell>
          <table:table-cell table:style-name="ce32" table:formula="of:=[.K2]/100" office:value-type="float" office:value="3.242" calcext:value-type="float">
            <text:p>3.242</text:p>
          </table:table-cell>
          <table:table-cell table:style-name="ce24" table:formula="of:=[.L2]/100" office:value-type="float" office:value="4.426" calcext:value-type="float">
            <text:p>4.426</text:p>
          </table:table-cell>
          <table:table-cell table:style-name="ce27" table:formula="of:=[.M2]/100" office:value-type="float" office:value="4.154" calcext:value-type="float">
            <text:p>4.154</text:p>
          </table:table-cell>
          <table:table-cell table:style-name="ce27" table:formula="of:=[.N2]/100" office:value-type="float" office:value="3.788" calcext:value-type="float">
            <text:p>3.788</text:p>
          </table:table-cell>
          <table:table-cell table:style-name="ce27" table:formula="of:=[.O2]/100" office:value-type="float" office:value="4.606" calcext:value-type="float">
            <text:p>4.606</text:p>
          </table:table-cell>
          <table:table-cell table:style-name="ce32" table:formula="of:=[.P2]/1400" office:value-type="float" office:value="5.19642857142857" calcext:value-type="float">
            <text:p>5.1964285714</text:p>
          </table:table-cell>
          <table:table-cell table:style-name="ce24" table:formula="of:=[.Q2]/205" office:value-type="float" office:value="5.93951219512195" calcext:value-type="float">
            <text:p>5.9395121951</text:p>
          </table:table-cell>
          <table:table-cell table:style-name="ce24" table:formula="of:=[.R2]/205" office:value-type="float" office:value="5.62341463414634" calcext:value-type="float">
            <text:p>5.623414634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3" table:formula="of:=[.B3]/100" office:value-type="float" office:value="1.506" calcext:value-type="float">
            <text:p>1.506</text:p>
          </table:table-cell>
          <table:table-cell table:style-name="ce26" table:formula="of:=[.C3]/100" office:value-type="float" office:value="1.608" calcext:value-type="float">
            <text:p>1.608</text:p>
          </table:table-cell>
          <table:table-cell table:style-name="ce26" table:formula="of:=[.D3]/100" office:value-type="float" office:value="1.622" calcext:value-type="float">
            <text:p>1.622</text:p>
          </table:table-cell>
          <table:table-cell table:style-name="ce26" table:formula="of:=[.E3]/100" office:value-type="float" office:value="1.68" calcext:value-type="float">
            <text:p>1.68</text:p>
          </table:table-cell>
          <table:table-cell table:style-name="ce26" table:formula="of:=[.F3]/100" office:value-type="float" office:value="1.798" calcext:value-type="float">
            <text:p>1.798</text:p>
          </table:table-cell>
          <table:table-cell table:style-name="ce26" table:formula="of:=[.G3]/100" office:value-type="float" office:value="1.734" calcext:value-type="float">
            <text:p>1.734</text:p>
          </table:table-cell>
          <table:table-cell table:style-name="ce26" table:formula="of:=[.H3]/100" office:value-type="float" office:value="1.86" calcext:value-type="float">
            <text:p>1.86</text:p>
          </table:table-cell>
          <table:table-cell table:style-name="ce26" table:formula="of:=[.I3]/100" office:value-type="float" office:value="1.816" calcext:value-type="float">
            <text:p>1.816</text:p>
          </table:table-cell>
          <table:table-cell table:style-name="ce26" table:formula="of:=[.J3]/100" office:value-type="float" office:value="1.31" calcext:value-type="float">
            <text:p>1.31</text:p>
          </table:table-cell>
          <table:table-cell table:style-name="ce31" table:formula="of:=[.K3]/100" office:value-type="float" office:value="1.67" calcext:value-type="float">
            <text:p>1.67</text:p>
          </table:table-cell>
          <table:table-cell table:style-name="ce23" table:formula="of:=[.L3]/100" office:value-type="float" office:value="1.45" calcext:value-type="float">
            <text:p>1.45</text:p>
          </table:table-cell>
          <table:table-cell table:style-name="ce26" table:formula="of:=[.M3]/100" office:value-type="float" office:value="1.562" calcext:value-type="float">
            <text:p>1.562</text:p>
          </table:table-cell>
          <table:table-cell table:style-name="ce26" table:formula="of:=[.N3]/100" office:value-type="float" office:value="1.586" calcext:value-type="float">
            <text:p>1.586</text:p>
          </table:table-cell>
          <table:table-cell table:style-name="ce26" table:formula="of:=[.O3]/100" office:value-type="float" office:value="1.856" calcext:value-type="float">
            <text:p>1.856</text:p>
          </table:table-cell>
          <table:table-cell table:style-name="ce32" table:formula="of:=[.P3]/1400" office:value-type="float" office:value="0.866071428571429" calcext:value-type="float">
            <text:p>0.8660714286</text:p>
          </table:table-cell>
          <table:table-cell table:style-name="ce24" table:formula="of:=[.Q3]/205" office:value-type="float" office:value="0.983414634146341" calcext:value-type="float">
            <text:p>0.9834146341</text:p>
          </table:table-cell>
          <table:table-cell table:style-name="ce24" table:formula="of:=[.R3]/205" office:value-type="float" office:value="1.06829268292683" calcext:value-type="float">
            <text:p>1.0682926829</text:p>
          </table:table-cell>
          <table:table-cell table:number-columns-repeated="1006"/>
        </table:table-row>
        <table:table-row table:style-name="ro2">
          <table:table-cell/>
          <table:table-cell table:formula="of:=[.B7]/[.B8]" office:value-type="float" office:value="1.85922974767596" calcext:value-type="float">
            <text:p>1.8592297477</text:p>
          </table:table-cell>
          <table:table-cell table:formula="of:=[.C7]/[.C8]" office:value-type="float" office:value="1.79601990049751" calcext:value-type="float">
            <text:p>1.7960199005</text:p>
          </table:table-cell>
          <table:table-cell table:formula="of:=[.D7]/[.D8]" office:value-type="float" office:value="1.80271270036991" calcext:value-type="float">
            <text:p>1.8027127004</text:p>
          </table:table-cell>
          <table:table-cell table:formula="of:=[.E7]/[.E8]" office:value-type="float" office:value="1.87142857142857" calcext:value-type="float">
            <text:p>1.8714285714</text:p>
          </table:table-cell>
          <table:table-cell table:formula="of:=[.F7]/[.F8]" office:value-type="float" office:value="1.89766407119021" calcext:value-type="float">
            <text:p>1.8976640712</text:p>
          </table:table-cell>
          <table:table-cell table:formula="of:=[.G7]/[.G8]" office:value-type="float" office:value="1.7843137254902" calcext:value-type="float">
            <text:p>1.7843137255</text:p>
          </table:table-cell>
          <table:table-cell table:formula="of:=[.H7]/[.H8]" office:value-type="float" office:value="1.96236559139785" calcext:value-type="float">
            <text:p>1.9623655914</text:p>
          </table:table-cell>
          <table:table-cell table:formula="of:=[.I7]/[.I8]" office:value-type="float" office:value="1.89977973568282" calcext:value-type="float">
            <text:p>1.8997797357</text:p>
          </table:table-cell>
          <table:table-cell table:formula="of:=[.J7]/[.J8]" office:value-type="float" office:value="1.89618320610687" calcext:value-type="float">
            <text:p>1.8961832061</text:p>
          </table:table-cell>
          <table:table-cell table:formula="of:=[.K7]/[.K8]" office:value-type="float" office:value="1.94131736526946" calcext:value-type="float">
            <text:p>1.9413173653</text:p>
          </table:table-cell>
          <table:table-cell table:formula="of:=[.L7]/[.L8]" office:value-type="float" office:value="3.05241379310345" calcext:value-type="float">
            <text:p>3.0524137931</text:p>
          </table:table-cell>
          <table:table-cell table:formula="of:=[.M7]/[.M8]" office:value-type="float" office:value="2.65941101152369" calcext:value-type="float">
            <text:p>2.6594110115</text:p>
          </table:table-cell>
          <table:table-cell table:formula="of:=[.N7]/[.N8]" office:value-type="float" office:value="2.38839848675914" calcext:value-type="float">
            <text:p>2.3883984868</text:p>
          </table:table-cell>
          <table:table-cell table:formula="of:=[.O7]/[.O8]" office:value-type="float" office:value="2.48168103448276" calcext:value-type="float">
            <text:p>2.4816810345</text:p>
          </table:table-cell>
          <table:table-cell table:formula="of:=[.P7]/[.P8]" office:value-type="float" office:value="6" calcext:value-type="float">
            <text:p>6</text:p>
          </table:table-cell>
          <table:table-cell table:formula="of:=[.Q7]/[.Q8]" office:value-type="float" office:value="6.03968253968254" calcext:value-type="float">
            <text:p>6.0396825397</text:p>
          </table:table-cell>
          <table:table-cell table:formula="of:=[.R7]/[.R8]" office:value-type="float" office:value="5.26392694063927" calcext:value-type="float">
            <text:p>5.2639269406</text:p>
          </table:table-cell>
          <table:table-cell table:formula="of:=AVERAGE([.B9:.R9])" office:value-type="float" office:value="2.74097226007648" calcext:value-type="float">
            <text:p>2.7409722601</text:p>
          </table:table-cell>
          <table:table-cell table:number-columns-repeated="1005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concatshort</text:p>
          </table:table-cell>
          <table:table-cell table:style-name="ce25" office:value-type="string" calcext:value-type="string">
            <text:p>concatlong</text:p>
          </table:table-cell>
          <table:table-cell table:style-name="ce25" office:value-type="string" calcext:value-type="string">
            <text:p>substring</text:p>
          </table:table-cell>
          <table:table-cell table:style-name="ce25" office:value-type="string" calcext:value-type="string">
            <text:p>replac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copyshort</text:p>
          </table:table-cell>
          <table:table-cell table:style-name="ce25" office:value-type="string" calcext:value-type="string">
            <text:p>copymedium</text:p>
          </table:table-cell>
          <table:table-cell table:style-name="ce25" office:value-type="string" calcext:value-type="string">
            <text:p>copylong</text:p>
          </table:table-cell>
          <table:table-cell table:style-name="ce25" office:value-type="string" calcext:value-type="string">
            <text:p>concatlitval</text:p>
          </table:table-cell>
          <table:table-cell table:style-name="ce25" office:value-type="string" calcext:value-type="string">
            <text:p>concatvallit</text:p>
          </table:table-cell>
          <table:table-cell table:style-name="ce25" office:value-type="string" calcext:value-type="string">
            <text:p>concatvallitval</text:p>
          </table:table-cell>
          <table:table-cell table:style-name="ce29" office:value-type="string" calcext:value-type="string">
            <text:p>concatlitvallit</text:p>
          </table:table-cell>
          <table:table-cell table:style-name="ce28" office:value-type="string" calcext:value-type="string">
            <text:p>concatnright</text:p>
          </table:table-cell>
          <table:table-cell table:style-name="ce29" office:value-type="string" calcext:value-type="string">
            <text:p>concatnleft</text:p>
          </table:table-cell>
          <table:table-cell table:style-name="ce21" office:value-type="string" calcext:value-type="string">
            <text:p>reverse</text:p>
          </table:table-cell>
          <table:table-cell table:style-name="ce25" office:value-type="string" calcext:value-type="string">
            <text:p>readint</text:p>
          </table:table-cell>
          <table:table-cell table:style-name="ce29" office:value-type="string" calcext:value-type="string">
            <text:p>noccurrences</text:p>
          </table:table-cell>
          <table:table-cell table:style-name="ce25" office:value-type="string" calcext:value-type="string">
            <text:p>removevowels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ncomp pragma</text:p>
          </table:table-cell>
          <table:table-cell table:style-name="ce22" office:value-type="float" office:value="306.2" calcext:value-type="float">
            <text:p>306.2</text:p>
          </table:table-cell>
          <table:table-cell office:value-type="float" office:value="246.2" calcext:value-type="float">
            <text:p>246.2</text:p>
          </table:table-cell>
          <table:table-cell office:value-type="float" office:value="181" calcext:value-type="float">
            <text:p>181</text:p>
          </table:table-cell>
          <table:table-cell office:value-type="float" office:value="153.6" calcext:value-type="float">
            <text:p>153.6</text:p>
          </table:table-cell>
          <table:table-cell office:value-type="float" office:value="273.8" calcext:value-type="float">
            <text:p>273.8</text:p>
          </table:table-cell>
          <table:table-cell office:value-type="float" office:value="211.6" calcext:value-type="float">
            <text:p>211.6</text:p>
          </table:table-cell>
          <table:table-cell office:value-type="float" office:value="248.8" calcext:value-type="float">
            <text:p>248.8</text:p>
          </table:table-cell>
          <table:table-cell office:value-type="float" office:value="197" calcext:value-type="float">
            <text:p>197</text:p>
          </table:table-cell>
          <table:table-cell table:style-name="ce28" office:value-type="float" office:value="264.4" calcext:value-type="float">
            <text:p>264.4</text:p>
          </table:table-cell>
          <table:table-cell office:value-type="float" office:value="272.6" calcext:value-type="float">
            <text:p>272.6</text:p>
          </table:table-cell>
          <table:table-cell table:style-name="ce28" office:value-type="float" office:value="289" calcext:value-type="float">
            <text:p>289</text:p>
          </table:table-cell>
          <table:table-cell table:style-name="ce30" office:value-type="float" office:value="271" calcext:value-type="float">
            <text:p>271</text:p>
          </table:table-cell>
          <table:table-cell office:value-type="float" office:value="342.2" calcext:value-type="float">
            <text:p>342.2</text:p>
          </table:table-cell>
          <table:table-cell table:style-name="ce30" office:value-type="float" office:value="1009" calcext:value-type="float">
            <text:p>1009</text:p>
          </table:table-cell>
          <table:table-cell table:style-name="ce22" office:value-type="float" office:value="3445" calcext:value-type="float">
            <text:p>3445</text:p>
          </table:table-cell>
          <table:table-cell table:style-name="ce28" office:value-type="float" office:value="443.4" calcext:value-type="float">
            <text:p>443.4</text:p>
          </table:table-cell>
          <table:table-cell table:style-name="ce28" office:value-type="float" office:value="2534" calcext:value-type="float">
            <text:p>2534</text:p>
          </table:table-cell>
          <table:table-cell table:style-name="ce28" office:value-type="float" office:value="1618" calcext:value-type="float">
            <text:p>1618</text:p>
          </table:table-cell>
          <table:table-cell table:number-columns-repeated="1005"/>
        </table:table-row>
        <table:table-row table:style-name="ro2">
          <table:table-cell table:style-name="ce20" office:value-type="string" calcext:value-type="string">
            <text:p>pld</text:p>
          </table:table-cell>
          <table:table-cell table:style-name="ce23" office:value-type="float" office:value="187.6" calcext:value-type="float">
            <text:p>187.6</text:p>
          </table:table-cell>
          <table:table-cell table:style-name="ce26" office:value-type="float" office:value="249.6" calcext:value-type="float">
            <text:p>249.6</text:p>
          </table:table-cell>
          <table:table-cell table:style-name="ce26" office:value-type="float" office:value="127.2" calcext:value-type="float">
            <text:p>127.2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234.2" calcext:value-type="float">
            <text:p>234.2</text:p>
          </table:table-cell>
          <table:table-cell table:style-name="ce26" office:value-type="float" office:value="109.2" calcext:value-type="float">
            <text:p>109.2</text:p>
          </table:table-cell>
          <table:table-cell table:style-name="ce26" office:value-type="float" office:value="161.8" calcext:value-type="float">
            <text:p>161.8</text:p>
          </table:table-cell>
          <table:table-cell table:style-name="ce26" office:value-type="float" office:value="177.4" calcext:value-type="float">
            <text:p>177.4</text:p>
          </table:table-cell>
          <table:table-cell table:style-name="ce26" office:value-type="float" office:value="198.6" calcext:value-type="float">
            <text:p>198.6</text:p>
          </table:table-cell>
          <table:table-cell table:style-name="ce26" office:value-type="float" office:value="194.2" calcext:value-type="float">
            <text:p>194.2</text:p>
          </table:table-cell>
          <table:table-cell table:style-name="ce26" office:value-type="float" office:value="216.2" calcext:value-type="float">
            <text:p>216.2</text:p>
          </table:table-cell>
          <table:table-cell table:style-name="ce31" office:value-type="float" office:value="223.8" calcext:value-type="float">
            <text:p>223.8</text:p>
          </table:table-cell>
          <table:table-cell table:style-name="ce28" office:value-type="float" office:value="339.6" calcext:value-type="float">
            <text:p>339.6</text:p>
          </table:table-cell>
          <table:table-cell table:style-name="ce31" office:value-type="float" office:value="342.2" calcext:value-type="float">
            <text:p>342.2</text:p>
          </table:table-cell>
          <table:table-cell table:style-name="ce23" office:value-type="float" office:value="1525" calcext:value-type="float">
            <text:p>1525</text:p>
          </table:table-cell>
          <table:table-cell table:style-name="ce26" office:value-type="float" office:value="133.4" calcext:value-type="float">
            <text:p>133.4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678.6" calcext:value-type="float">
            <text:p>678.6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concatshort</text:p>
          </table:table-cell>
          <table:table-cell table:style-name="ce25" office:value-type="string" calcext:value-type="string">
            <text:p>concatlong</text:p>
          </table:table-cell>
          <table:table-cell table:style-name="ce25" office:value-type="string" calcext:value-type="string">
            <text:p>substring</text:p>
          </table:table-cell>
          <table:table-cell table:style-name="ce25" office:value-type="string" calcext:value-type="string">
            <text:p>replace*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copyshort</text:p>
          </table:table-cell>
          <table:table-cell table:style-name="ce25" office:value-type="string" calcext:value-type="string">
            <text:p>copymedium</text:p>
          </table:table-cell>
          <table:table-cell table:style-name="ce25" office:value-type="string" calcext:value-type="string">
            <text:p>copylong</text:p>
          </table:table-cell>
          <table:table-cell table:style-name="ce25" office:value-type="string" calcext:value-type="string">
            <text:p>concatlitval</text:p>
          </table:table-cell>
          <table:table-cell table:style-name="ce25" office:value-type="string" calcext:value-type="string">
            <text:p>concatvallit</text:p>
          </table:table-cell>
          <table:table-cell table:style-name="ce25" office:value-type="string" calcext:value-type="string">
            <text:p>concatvallitval</text:p>
          </table:table-cell>
          <table:table-cell table:style-name="ce29" office:value-type="string" calcext:value-type="string">
            <text:p>concatlitvallit</text:p>
          </table:table-cell>
          <table:table-cell table:style-name="ce21" office:value-type="string" calcext:value-type="string">
            <text:p>concatnright</text:p>
          </table:table-cell>
          <table:table-cell table:style-name="ce25" office:value-type="string" calcext:value-type="string">
            <text:p>concatnleft</text:p>
          </table:table-cell>
          <table:table-cell table:style-name="ce25" office:value-type="string" calcext:value-type="string">
            <text:p>reverse*</text:p>
          </table:table-cell>
          <table:table-cell table:style-name="ce25" office:value-type="string" calcext:value-type="string">
            <text:p>readint</text:p>
          </table:table-cell>
          <table:table-cell table:style-name="ce25" office:value-type="string" calcext:value-type="string">
            <text:p>noccurrences*</text:p>
          </table:table-cell>
          <table:table-cell table:style-name="ce29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1003"/>
        </table:table-row>
        <table:table-row table:style-name="ro2">
          <table:table-cell table:style-name="ce19" office:value-type="string" calcext:value-type="string">
            <text:p>ncomp pragma</text:p>
          </table:table-cell>
          <table:table-cell table:style-name="ce22" table:formula="of:=[.B44]/100" office:value-type="float" office:value="3.062" calcext:value-type="float">
            <text:p>3.062</text:p>
          </table:table-cell>
          <table:table-cell table:style-name="ce28" table:formula="of:=([.C44]/100)*(10/3)" office:value-type="float" office:value="8.20666666666667" calcext:value-type="float">
            <text:p>8.2066666667</text:p>
          </table:table-cell>
          <table:table-cell table:style-name="ce28" table:formula="of:=([.D44]/100)*(10/3)" office:value-type="float" office:value="6.03333333333333" calcext:value-type="float">
            <text:p>6.0333333333</text:p>
          </table:table-cell>
          <table:table-cell table:style-name="ce28" table:formula="of:=(([.E44]/100)*10)/1.3" office:value-type="float" office:value="11.8153846153846" calcext:value-type="float">
            <text:p>11.8153846154</text:p>
          </table:table-cell>
          <table:table-cell table:style-name="ce28" table:formula="of:=([.F44]/100)*(10/3)" office:value-type="float" office:value="9.12666666666667" calcext:value-type="float">
            <text:p>9.1266666667</text:p>
          </table:table-cell>
          <table:table-cell table:style-name="ce28" table:formula="of:=[.G44]/100" office:value-type="float" office:value="2.116" calcext:value-type="float">
            <text:p>2.116</text:p>
          </table:table-cell>
          <table:table-cell table:style-name="ce28" table:formula="of:=[.H44]/100" office:value-type="float" office:value="2.488" calcext:value-type="float">
            <text:p>2.488</text:p>
          </table:table-cell>
          <table:table-cell table:style-name="ce28" table:formula="of:=([.I44]/100)*(10/3)" office:value-type="float" office:value="6.56666666666667" calcext:value-type="float">
            <text:p>6.5666666667</text:p>
          </table:table-cell>
          <table:table-cell table:style-name="ce28" table:formula="of:=[.J44]/100" office:value-type="float" office:value="2.644" calcext:value-type="float">
            <text:p>2.644</text:p>
          </table:table-cell>
          <table:table-cell table:style-name="ce28" table:formula="of:=[.K44]/100" office:value-type="float" office:value="2.726" calcext:value-type="float">
            <text:p>2.726</text:p>
          </table:table-cell>
          <table:table-cell table:style-name="ce28" table:formula="of:=[.L44]/100" office:value-type="float" office:value="2.89" calcext:value-type="float">
            <text:p>2.89</text:p>
          </table:table-cell>
          <table:table-cell table:style-name="ce30" table:formula="of:=[.M44]/100" office:value-type="float" office:value="2.71" calcext:value-type="float">
            <text:p>2.71</text:p>
          </table:table-cell>
          <table:table-cell table:style-name="ce22" table:formula="of:=[.N44]/100" office:value-type="float" office:value="3.422" calcext:value-type="float">
            <text:p>3.422</text:p>
          </table:table-cell>
          <table:table-cell table:formula="of:=[.O44]/100" office:value-type="float" office:value="10.09" calcext:value-type="float">
            <text:p>10.09</text:p>
          </table:table-cell>
          <table:table-cell table:formula="of:=[.P44]/250" office:value-type="float" office:value="13.78" calcext:value-type="float">
            <text:p>13.78</text:p>
          </table:table-cell>
          <table:table-cell table:formula="of:=([.Q44]/100)*2" office:value-type="float" office:value="8.868" calcext:value-type="float">
            <text:p>8.868</text:p>
          </table:table-cell>
          <table:table-cell table:formula="of:=([.U49]/10)/1.7" office:value-type="float" office:value="14.9058823529412" calcext:value-type="float">
            <text:p>14.9058823529</text:p>
          </table:table-cell>
          <table:table-cell table:style-name="ce30" table:formula="of:=[.S44]/100" office:value-type="float" office:value="16.18" calcext:value-type="float">
            <text:p>16.18</text:p>
          </table:table-cell>
          <table:table-cell/>
          <table:table-cell table:formula="of:=([.R44]/100)*10" office:value-type="float" office:value="253.4" calcext:value-type="float">
            <text:p>253.4</text:p>
          </table:table-cell>
          <table:table-cell table:number-columns-repeated="1003"/>
        </table:table-row>
        <table:table-row table:style-name="ro2">
          <table:table-cell table:style-name="ce20" office:value-type="string" calcext:value-type="string">
            <text:p>truffle</text:p>
          </table:table-cell>
          <table:table-cell table:style-name="ce23" table:formula="of:=[.B45]/100" office:value-type="float" office:value="1.876" calcext:value-type="float">
            <text:p>1.876</text:p>
          </table:table-cell>
          <table:table-cell table:style-name="ce26" table:formula="of:=([.C45]/100)*(10/3)" office:value-type="float" office:value="8.32" calcext:value-type="float">
            <text:p>8.32</text:p>
          </table:table-cell>
          <table:table-cell table:style-name="ce26" table:formula="of:=([.D45]/100)*(10/3)" office:value-type="float" office:value="4.24" calcext:value-type="float">
            <text:p>4.24</text:p>
          </table:table-cell>
          <table:table-cell table:style-name="ce28" table:formula="of:=(([.E45]/100)*10)/1.3" office:value-type="float" office:value="11.8461538461538" calcext:value-type="float">
            <text:p>11.8461538462</text:p>
          </table:table-cell>
          <table:table-cell table:style-name="ce26" table:formula="of:=([.F45]/100)*(10/3)" office:value-type="float" office:value="7.80666666666667" calcext:value-type="float">
            <text:p>7.8066666667</text:p>
          </table:table-cell>
          <table:table-cell table:style-name="ce26" table:formula="of:=[.G45]/100" office:value-type="float" office:value="1.092" calcext:value-type="float">
            <text:p>1.092</text:p>
          </table:table-cell>
          <table:table-cell table:style-name="ce26" table:formula="of:=[.H45]/100" office:value-type="float" office:value="1.618" calcext:value-type="float">
            <text:p>1.618</text:p>
          </table:table-cell>
          <table:table-cell table:style-name="ce26" table:formula="of:=([.I45]/100)*(10/3)" office:value-type="float" office:value="5.91333333333333" calcext:value-type="float">
            <text:p>5.9133333333</text:p>
          </table:table-cell>
          <table:table-cell table:style-name="ce26" table:formula="of:=[.J45]/100" office:value-type="float" office:value="1.986" calcext:value-type="float">
            <text:p>1.986</text:p>
          </table:table-cell>
          <table:table-cell table:style-name="ce26" table:formula="of:=[.K45]/100" office:value-type="float" office:value="1.942" calcext:value-type="float">
            <text:p>1.942</text:p>
          </table:table-cell>
          <table:table-cell table:style-name="ce26" table:formula="of:=[.L45]/100" office:value-type="float" office:value="2.162" calcext:value-type="float">
            <text:p>2.162</text:p>
          </table:table-cell>
          <table:table-cell table:style-name="ce31" table:formula="of:=[.M45]/100" office:value-type="float" office:value="2.238" calcext:value-type="float">
            <text:p>2.238</text:p>
          </table:table-cell>
          <table:table-cell table:style-name="ce23" table:formula="of:=[.N45]/100" office:value-type="float" office:value="3.396" calcext:value-type="float">
            <text:p>3.396</text:p>
          </table:table-cell>
          <table:table-cell table:style-name="ce26" table:formula="of:=[.O45]/100" office:value-type="float" office:value="3.422" calcext:value-type="float">
            <text:p>3.422</text:p>
          </table:table-cell>
          <table:table-cell table:formula="of:=[.P45]/250" office:value-type="float" office:value="6.1" calcext:value-type="float">
            <text:p>6.1</text:p>
          </table:table-cell>
          <table:table-cell table:style-name="ce26" table:formula="of:=([.Q45]/100)*2" office:value-type="float" office:value="2.668" calcext:value-type="float">
            <text:p>2.668</text:p>
          </table:table-cell>
          <table:table-cell table:formula="of:=([.U50]/10)/1.7" office:value-type="float" office:value="1.74117647058824" calcext:value-type="float">
            <text:p>1.7411764706</text:p>
          </table:table-cell>
          <table:table-cell table:style-name="ce31" table:formula="of:=[.S45]/100" office:value-type="float" office:value="6.786" calcext:value-type="float">
            <text:p>6.786</text:p>
          </table:table-cell>
          <table:table-cell/>
          <table:table-cell table:formula="of:=([.R45]/100)*10" office:value-type="float" office:value="29.6" calcext:value-type="float">
            <text:p>29.6</text:p>
          </table:table-cell>
          <table:table-cell table:number-columns-repeated="1003"/>
        </table:table-row>
        <table:table-row table:style-name="ro2">
          <table:table-cell/>
          <table:table-cell table:formula="of:=[.B49]/[.B50]" office:value-type="float" office:value="1.63219616204691" calcext:value-type="float">
            <text:p>1.632196162</text:p>
          </table:table-cell>
          <table:table-cell table:formula="of:=[.C49]/[.C50]" office:value-type="float" office:value="0.986378205128205" calcext:value-type="float">
            <text:p>0.9863782051</text:p>
          </table:table-cell>
          <table:table-cell table:formula="of:=[.D49]/[.D50]" office:value-type="float" office:value="1.42295597484277" calcext:value-type="float">
            <text:p>1.4229559748</text:p>
          </table:table-cell>
          <table:table-cell table:formula="of:=[.E49]/[.E50]" office:value-type="float" office:value="0.997402597402597" calcext:value-type="float">
            <text:p>0.9974025974</text:p>
          </table:table-cell>
          <table:table-cell table:formula="of:=[.F49]/[.F50]" office:value-type="float" office:value="1.16908625106746" calcext:value-type="float">
            <text:p>1.1690862511</text:p>
          </table:table-cell>
          <table:table-cell table:formula="of:=[.G49]/[.G50]" office:value-type="float" office:value="1.93772893772894" calcext:value-type="float">
            <text:p>1.9377289377</text:p>
          </table:table-cell>
          <table:table-cell table:formula="of:=[.H49]/[.H50]" office:value-type="float" office:value="1.53770086526576" calcext:value-type="float">
            <text:p>1.5377008653</text:p>
          </table:table-cell>
          <table:table-cell table:formula="of:=[.I49]/[.I50]" office:value-type="float" office:value="1.11048478015784" calcext:value-type="float">
            <text:p>1.1104847802</text:p>
          </table:table-cell>
          <table:table-cell table:formula="of:=[.J49]/[.J50]" office:value-type="float" office:value="1.3313192346425" calcext:value-type="float">
            <text:p>1.3313192346</text:p>
          </table:table-cell>
          <table:table-cell table:formula="of:=[.K49]/[.K50]" office:value-type="float" office:value="1.40370751802266" calcext:value-type="float">
            <text:p>1.403707518</text:p>
          </table:table-cell>
          <table:table-cell table:formula="of:=[.L49]/[.L50]" office:value-type="float" office:value="1.33672525439408" calcext:value-type="float">
            <text:p>1.3367252544</text:p>
          </table:table-cell>
          <table:table-cell table:formula="of:=[.M49]/[.M50]" office:value-type="float" office:value="1.21090259159964" calcext:value-type="float">
            <text:p>1.2109025916</text:p>
          </table:table-cell>
          <table:table-cell table:formula="of:=[.N49]/[.N50]" office:value-type="float" office:value="1.00765606595995" calcext:value-type="float">
            <text:p>1.007656066</text:p>
          </table:table-cell>
          <table:table-cell table:formula="of:=[.O49]/[.O50]" office:value-type="float" office:value="2.94856808883694" calcext:value-type="float">
            <text:p>2.9485680888</text:p>
          </table:table-cell>
          <table:table-cell table:formula="of:=[.P49]/[.P50]" office:value-type="float" office:value="2.25901639344262" calcext:value-type="float">
            <text:p>2.2590163934</text:p>
          </table:table-cell>
          <table:table-cell table:formula="of:=[.Q49]/[.Q50]" office:value-type="float" office:value="3.32383808095952" calcext:value-type="float">
            <text:p>3.323838081</text:p>
          </table:table-cell>
          <table:table-cell table:formula="of:=[.R49]/[.R50]" office:value-type="float" office:value="8.56081081081081" calcext:value-type="float">
            <text:p>8.5608108108</text:p>
          </table:table-cell>
          <table:table-cell table:formula="of:=[.S49]/[.S50]" office:value-type="float" office:value="2.38432066018273" calcext:value-type="float">
            <text:p>2.3843206602</text:p>
          </table:table-cell>
          <table:table-cell table:formula="of:=AVERAGE([.B51:.S51])" office:value-type="float" office:value="2.031155470694" calcext:value-type="float">
            <text:p>2.0311554707</text:p>
          </table:table-cell>
          <table:table-cell table:number-columns-repeated="100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2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2">
      <number:number number:decimal-places="0" loext:min-decimal-places="0" number:min-integer-digits="1"/>
      <number:text>%</number:text>
      <style:map style:condition="value()&gt;0" style:apply-style-name="N122P0"/>
      <style:map style:condition="value()&lt;0" style:apply-style-name="N122P1"/>
    </number:percentage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AR PL ShanHeiSun Uni" style:font-family-asian="'AR PL ShanHeiSun Un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6:52:04.542514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Kapp</meta:initial-creator>
    <meta:creation-date>2017-08-02T08:27:00</meta:creation-date>
    <dc:date>2017-09-03T18:56:20.430167597</dc:date>
    <meta:editing-duration>P12DT8H48M3S</meta:editing-duration>
    <meta:editing-cycles>16</meta:editing-cycles>
    <meta:generator>LibreOffice/5.1.6.2$Linux_X86_64 LibreOffice_project/10m0$Build-2</meta:generator>
    <meta:document-statistic meta:table-count="5" meta:cell-count="171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75cm" svg:height="8.985cm" xlink:href=".." xlink:type="simple" chart:class="chart:bar" chart:style-name="ch1">
        <chart:legend chart:legend-position="end" svg:x="23.342cm" svg:y="3.197cm" style:legend-expansion="high" chart:style-name="ch2"/>
        <chart:plot-area chart:style-name="ch3" table:cell-range-address="benchsi.B12:benchsi.L17 benchsi.A13:benchsi.A17" chart:data-source-has-labels="both" svg:x="0.537cm" svg:y="0.179cm" svg:width="22.268cm" svg:height="8.627cm">
          <chartooo:coordinate-region svg:x="0.973cm" svg:y="0.378cm" svg:width="21.832cm" svg:height="7.781cm"/>
          <chart:axis chart:dimension="x" chart:name="primary-x" chart:style-name="ch4" chartooo:axis-type="text">
            <chart:categories table:cell-range-address="benchsi.B12:benchsi.L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3:benchsi.L13" chart:label-cell-address="benchsi.A13:benchsi.A13" chart:class="chart:bar">
            <chart:data-point chart:repeated="11"/>
          </chart:series>
          <chart:series chart:style-name="ch8" chart:values-cell-range-address="benchsi.B14:benchsi.L14" chart:label-cell-address="benchsi.A14:benchsi.A14" chart:class="chart:bar">
            <chart:data-point chart:repeated="11"/>
          </chart:series>
          <chart:series chart:style-name="ch9" chart:values-cell-range-address="benchsi.B15:benchsi.L15" chart:label-cell-address="benchsi.A15:benchsi.A15" chart:class="chart:bar">
            <chart:data-point chart:repeated="11"/>
          </chart:series>
          <chart:series chart:style-name="ch10" chart:values-cell-range-address="benchsi.B16:benchsi.L16" chart:label-cell-address="benchsi.A16:benchsi.A16" chart:class="chart:bar">
            <chart:data-point chart:repeated="11"/>
          </chart:series>
          <chart:series chart:style-name="ch11" chart:values-cell-range-address="benchsi.B17:benchsi.L17" chart:label-cell-address="benchsi.A17:benchsi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si.B12:benchsi.L1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3:benchsi.A13</svg:desc>
                </draw:g>
              </table:table-cell>
              <table:table-cell office:value-type="float" office:value="1">
                <text:p>1</text:p>
                <draw:g>
                  <svg:desc>benchsi.B13:benchsi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4:benchsi.A14</svg:desc>
                </draw:g>
              </table:table-cell>
              <table:table-cell office:value-type="float" office:value="3.33475783475783">
                <text:p>3.33475783475783</text:p>
                <draw:g>
                  <svg:desc>benchsi.B14:benchsi.L1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benchsi.A15:benchsi.A15</svg:desc>
                </draw:g>
              </table:table-cell>
              <table:table-cell office:value-type="float" office:value="1.03928967813541">
                <text:p>1.03928967813541</text:p>
                <draw:g>
                  <svg:desc>benchsi.B15:benchsi.L1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benchsi.A16:benchsi.A16</svg:desc>
                </draw:g>
              </table:table-cell>
              <table:table-cell office:value-type="float" office:value="3.39029688631427">
                <text:p>3.39029688631427</text:p>
                <draw:g>
                  <svg:desc>benchsi.B16:benchsi.L1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pld</text:p>
                <draw:g>
                  <svg:desc>benchsi.A17:benchsi.A17</svg:desc>
                </draw:g>
              </table:table-cell>
              <table:table-cell office:value-type="float" office:value="6.22606382978723">
                <text:p>6.22606382978723</text:p>
                <draw:g>
                  <svg:desc>benchsi.B17:benchsi.L1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49cm" svg:height="8.985cm" xlink:href=".." xlink:type="simple" chart:class="chart:bar" chart:style-name="ch1">
        <chart:legend chart:legend-position="end" svg:x="12.616cm" svg:y="3.197cm" style:legend-expansion="high" chart:style-name="ch2"/>
        <chart:plot-area chart:style-name="ch3" table:cell-range-address="varchar2.A59:varchar2.G64" chart:data-source-has-labels="both" svg:x="0.322cm" svg:y="0.179cm" svg:width="11.972cm" svg:height="8.627cm">
          <chartooo:coordinate-region svg:x="0.943cm" svg:y="0.378cm" svg:width="11.351cm" svg:height="7.383cm"/>
          <chart:axis chart:dimension="x" chart:name="primary-x" chart:style-name="ch4" chartooo:axis-type="text">
            <chart:categories table:cell-range-address="varchar2.B59:varchar2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60:varchar2.G60" chart:label-cell-address="varchar2.A60:varchar2.A60" chart:class="chart:bar">
            <chart:data-point chart:repeated="6"/>
          </chart:series>
          <chart:series chart:style-name="ch8" chart:values-cell-range-address="varchar2.B61:varchar2.G61" chart:label-cell-address="varchar2.A61:varchar2.A61" chart:class="chart:bar">
            <chart:data-point chart:repeated="6"/>
          </chart:series>
          <chart:series chart:style-name="ch9" chart:values-cell-range-address="varchar2.B62:varchar2.G62" chart:label-cell-address="varchar2.A62:varchar2.A62" chart:class="chart:bar">
            <chart:data-point chart:repeated="6"/>
          </chart:series>
          <chart:series chart:style-name="ch10" chart:values-cell-range-address="varchar2.B63:varchar2.G63" chart:label-cell-address="varchar2.A63:varchar2.A63" chart:class="chart:bar">
            <chart:data-point chart:repeated="6"/>
          </chart:series>
          <chart:series chart:style-name="ch11" chart:values-cell-range-address="varchar2.B64:varchar2.G64" chart:label-cell-address="varchar2.A64:varchar2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rs</text:p>
                <draw:g>
                  <svg:desc>varchar2.B59:varchar2.G59</svg:desc>
                </draw:g>
              </table:table-cell>
              <table:table-cell office:value-type="string">
                <text:p>readint</text:p>
              </table:table-cell>
              <table:table-cell office:value-type="string">
                <text:p>removevowels</text:p>
              </table:table-cell>
              <table:table-cell office:value-type="string">
                <text:p>noccurrences</text:p>
              </table:table-cell>
              <table:table-cell office:value-type="string">
                <text:p>concatnleft</text:p>
              </table:table-cell>
              <table:table-cell office:value-type="string">
                <text:p>concatnright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60:varchar2.A60</svg:desc>
                </draw:g>
              </table:table-cell>
              <table:table-cell office:value-type="float" office:value="1">
                <text:p>1</text:p>
                <draw:g>
                  <svg:desc>varchar2.B60:varchar2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61:varchar2.A61</svg:desc>
                </draw:g>
              </table:table-cell>
              <table:table-cell office:value-type="float" office:value="1.18701870187019">
                <text:p>1.18701870187019</text:p>
                <draw:g>
                  <svg:desc>varchar2.B61:varchar2.G61</svg:desc>
                </draw:g>
              </table:table-cell>
              <table:table-cell office:value-type="float" office:value="1.60197578075207">
                <text:p>1.60197578075207</text:p>
              </table:table-cell>
              <table:table-cell office:value-type="float" office:value="1.46477132262052">
                <text:p>1.46477132262052</text:p>
              </table:table-cell>
              <table:table-cell office:value-type="float" office:value="1.02558569667078">
                <text:p>1.02558569667078</text:p>
              </table:table-cell>
              <table:table-cell office:value-type="float" office:value="1.73236549957301">
                <text:p>1.73236549957301</text:p>
              </table:table-cell>
              <table:table-cell office:value-type="float" office:value="2.02950558213716">
                <text:p>2.02950558213716</text:p>
              </table:table-cell>
            </table:table-row>
            <table:table-row>
              <table:table-cell office:value-type="string">
                <text:p>ncomp</text:p>
                <draw:g>
                  <svg:desc>varchar2.A62:varchar2.A62</svg:desc>
                </draw:g>
              </table:table-cell>
              <table:table-cell office:value-type="float" office:value="1.19995551601423">
                <text:p>1.19995551601423</text:p>
                <draw:g>
                  <svg:desc>varchar2.B62:varchar2.G62</svg:desc>
                </draw:g>
              </table:table-cell>
              <table:table-cell office:value-type="float" office:value="1.24430693069307">
                <text:p>1.24430693069307</text:p>
              </table:table-cell>
              <table:table-cell office:value-type="float" office:value="1.01109215017065">
                <text:p>1.01109215017065</text:p>
              </table:table-cell>
              <table:table-cell office:value-type="float" office:value="1.3202380952381">
                <text:p>1.3202380952381</text:p>
              </table:table-cell>
              <table:table-cell office:value-type="float" office:value="1.13902302077485">
                <text:p>1.13902302077485</text:p>
              </table:table-cell>
              <table:table-cell office:value-type="float" office:value="1.1017316017316">
                <text:p>1.1017316017316</text:p>
              </table:table-cell>
            </table:table-row>
            <table:table-row>
              <table:table-cell office:value-type="string">
                <text:p>ncomp pragma</text:p>
                <draw:g>
                  <svg:desc>varchar2.A63:varchar2.A63</svg:desc>
                </draw:g>
              </table:table-cell>
              <table:table-cell office:value-type="float" office:value="1.56603773584906">
                <text:p>1.56603773584906</text:p>
                <draw:g>
                  <svg:desc>varchar2.B63:varchar2.G63</svg:desc>
                </draw:g>
              </table:table-cell>
              <table:table-cell office:value-type="float" office:value="2.26747857465043">
                <text:p>2.26747857465043</text:p>
              </table:table-cell>
              <table:table-cell office:value-type="float" office:value="1.46477132262052">
                <text:p>1.46477132262052</text:p>
              </table:table-cell>
              <table:table-cell office:value-type="float" office:value="1.31294396211523">
                <text:p>1.31294396211523</text:p>
              </table:table-cell>
              <table:table-cell office:value-type="float" office:value="2.01050545094153">
                <text:p>2.01050545094153</text:p>
              </table:table-cell>
              <table:table-cell office:value-type="float" office:value="4.46230274693162">
                <text:p>4.46230274693162</text:p>
              </table:table-cell>
            </table:table-row>
            <table:table-row>
              <table:table-cell office:value-type="string">
                <text:p>pld</text:p>
                <draw:g>
                  <svg:desc>varchar2.A64:varchar2.A64</svg:desc>
                </draw:g>
              </table:table-cell>
              <table:table-cell office:value-type="float" office:value="3.53770491803279">
                <text:p>3.53770491803279</text:p>
                <draw:g>
                  <svg:desc>varchar2.B64:varchar2.G64</svg:desc>
                </draw:g>
              </table:table-cell>
              <table:table-cell office:value-type="float" office:value="7.53673163418291">
                <text:p>7.53673163418291</text:p>
              </table:table-cell>
              <table:table-cell office:value-type="float" office:value="3.49248452696729">
                <text:p>3.49248452696729</text:p>
              </table:table-cell>
              <table:table-cell office:value-type="float" office:value="11.2398648648649">
                <text:p>11.2398648648649</text:p>
              </table:table-cell>
              <table:table-cell office:value-type="float" office:value="5.9281122150789">
                <text:p>5.9281122150789</text:p>
              </table:table-cell>
              <table:table-cell office:value-type="float" office:value="4.49646643109541">
                <text:p>4.4964664310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57cm" svg:height="8.645cm" xlink:href=".." xlink:type="simple" chart:class="chart:bar" chart:style-name="ch1">
        <chart:legend chart:legend-position="end" svg:x="24.835cm" svg:y="3.525cm" style:legend-expansion="high" chart:style-name="ch2"/>
        <chart:plot-area chart:style-name="ch3" table:cell-range-address="varchar2.A95:varchar2.S98" chart:data-source-has-labels="both" svg:x="0.527cm" svg:y="0.172cm" svg:width="23.781cm" svg:height="8.301cm">
          <chartooo:coordinate-region svg:x="1.334cm" svg:y="0.371cm" svg:width="22.487cm" svg:height="7.057cm"/>
          <chart:axis chart:dimension="x" chart:name="primary-x" chart:style-name="ch4" chartooo:axis-type="text">
            <chart:categories table:cell-range-address="varchar2.B95:varchar2.S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96:varchar2.S96" chart:label-cell-address="varchar2.A96:varchar2.A96" chart:class="chart:bar">
            <chart:data-point chart:repeated="18"/>
          </chart:series>
          <chart:series chart:style-name="ch8" chart:values-cell-range-address="varchar2.B97:varchar2.S97" chart:label-cell-address="varchar2.A97:varchar2.A97" chart:class="chart:bar">
            <chart:data-point chart:repeated="18"/>
          </chart:series>
          <chart:series chart:style-name="ch9" chart:values-cell-range-address="varchar2.B98:varchar2.S98" chart:label-cell-address="varchar2.A98:varchar2.A98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varchar2.B95:varchar2.S95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strlen</text:p>
              </table:table-cell>
              <table:table-cell office:value-type="string">
                <text:p>revers</text:p>
              </table:table-cell>
              <table:table-cell office:value-type="string">
                <text:p>readint</text:p>
              </table:table-cell>
              <table:table-cell office:value-type="string">
                <text:p>removevowels</text:p>
              </table:table-cell>
              <table:table-cell office:value-type="string">
                <text:p>noccurrences</text:p>
              </table:table-cell>
              <table:table-cell office:value-type="string">
                <text:p>concatnleft</text:p>
              </table:table-cell>
              <table:table-cell office:value-type="string">
                <text:p>concatnright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varchar2.A96:varchar2.A96</svg:desc>
                </draw:g>
              </table:table-cell>
              <table:table-cell office:value-type="float" office:value="284.7">
                <text:p>284.7</text:p>
                <draw:g>
                  <svg:desc>varchar2.B96:varchar2.S96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420.7">
                <text:p>420.7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742">
                <text:p>742</text:p>
              </table:table-cell>
              <table:table-cell office:value-type="float" office:value="388.8">
                <text:p>388.8</text:p>
              </table:table-cell>
              <table:table-cell office:value-type="float" office:value="1201.3">
                <text:p>1201.3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string">
                <text:p>two</text:p>
                <draw:g>
                  <svg:desc>varchar2.A97:varchar2.A97</svg:desc>
                </draw:g>
              </table:table-cell>
              <table:table-cell office:value-type="float" office:value="223.3">
                <text:p>223.3</text:p>
                <draw:g>
                  <svg:desc>varchar2.B97:varchar2.S97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231">
                <text:p>231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682.2">
                <text:p>682.2</text:p>
              </table:table-cell>
              <table:table-cell office:value-type="float" office:value="295.3">
                <text:p>295.3</text:p>
              </table:table-cell>
              <table:table-cell office:value-type="float" office:value="1135.3">
                <text:p>1135.3</text:p>
              </table:table-cell>
              <table:table-cell office:value-type="float" office:value="417.7">
                <text:p>417.7</text:p>
              </table:table-cell>
            </table:table-row>
            <table:table-row>
              <table:table-cell office:value-type="string">
                <text:p>three</text:p>
                <draw:g>
                  <svg:desc>varchar2.A98:varchar2.A98</svg:desc>
                </draw:g>
              </table:table-cell>
              <table:table-cell office:value-type="float" office:value="185">
                <text:p>185</text:p>
                <draw:g>
                  <svg:desc>varchar2.B98:varchar2.S98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234.2">
                <text:p>234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678.6">
                <text:p>678.6</text:p>
              </table:table-cell>
              <table:table-cell office:value-type="float" office:value="296">
                <text:p>296</text:p>
              </table:table-cell>
              <table:table-cell office:value-type="float" office:value="342.2">
                <text:p>342.2</text:p>
              </table:table-cell>
              <table:table-cell office:value-type="float" office:value="339.6">
                <text:p>339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memory.A2:memory.B7 memory.B1:memory.B1" chart:data-source-has-labels="row" svg:x="0.32cm" svg:y="0.18cm" svg:width="13.249cm" svg:height="8.64cm">
          <chartooo:coordinate-region svg:x="1.867cm" svg:y="0.379cm" svg:width="11.23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7" chart:label-cell-address="memory.B1:memory.B1" chart:class="chart:scatter">
            <chart:domain table:cell-range-address="memory.A2:memory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</text:p>
                <draw:g>
                  <svg:desc>memory.B1:memo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87">
                <text:p>22987</text:p>
                <draw:g>
                  <svg:desc>memory.A2:memory.A7</svg:desc>
                </draw:g>
              </table:table-cell>
              <table:table-cell office:value-type="float" office:value="1265332">
                <text:p>1265332</text:p>
                <draw:g>
                  <svg:desc>memory.B2:memory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76">
                <text:p>30576</text:p>
              </table:table-cell>
              <table:table-cell office:value-type="float" office:value="1265472">
                <text:p>1265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85">
                <text:p>30585</text:p>
              </table:table-cell>
              <table:table-cell office:value-type="float" office:value="1265468">
                <text:p>1265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94">
                <text:p>30594</text:p>
              </table:table-cell>
              <table:table-cell office:value-type="float" office:value="1265604">
                <text:p>1265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93">
                <text:p>30693</text:p>
              </table:table-cell>
              <table:table-cell office:value-type="float" office:value="1265624">
                <text:p>126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35">
                <text:p>30735</text:p>
              </table:table-cell>
              <table:table-cell office:value-type="float" office:value="1265352">
                <text:p>12653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scatter" chart:style-name="ch1">
        <chart:legend chart:legend-position="end" svg:x="13.892cm" svg:y="4.193cm" style:legend-expansion="high" chart:style-name="ch2"/>
        <chart:plot-area chart:style-name="ch3" table:cell-range-address="memory.A23:memory.B24 memory.B22:memory.B22" chart:data-source-has-labels="row" svg:x="0.32cm" svg:y="0.179cm" svg:width="13.252cm" svg:height="8.627cm">
          <chartooo:coordinate-region svg:x="1.868cm" svg:y="0.378cm" svg:width="11.2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ory.B23:memory.B24" chart:label-cell-address="memory.B22:memory.B22" chart:class="chart:scatter">
            <chart:domain table:cell-range-address="memory.A23:memory.A24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</text:p>
                <draw:g>
                  <svg:desc>memory.B22:memory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772">
                <text:p>83772</text:p>
                <draw:g>
                  <svg:desc>memory.A23:memory.A24</svg:desc>
                </draw:g>
              </table:table-cell>
              <table:table-cell office:value-type="float" office:value="1265352">
                <text:p>1265352</text:p>
                <draw:g>
                  <svg:desc>memory.B23:memor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061">
                <text:p>93061</text:p>
              </table:table-cell>
              <table:table-cell office:value-type="float" office:value="1265356">
                <text:p>12653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9.011cm" xlink:href=".." xlink:type="simple" chart:class="chart:bar" chart:style-name="ch1">
        <chart:legend chart:legend-position="top" svg:x="2.842cm" svg:y="0.185cm" style:legend-expansion="wide" chart:style-name="ch2"/>
        <chart:plot-area chart:style-name="ch3" table:cell-range-address="'pres-graphs'.A6:'pres-graphs'.R8" chart:data-source-has-labels="both" svg:x="0.197cm" svg:y="0.963cm" svg:width="9.502cm" svg:height="6.887cm">
          <chartooo:coordinate-region svg:x="1.189cm" svg:y="0.963cm" svg:width="7.455cm" svg:height="5.828cm"/>
          <chart:axis chart:dimension="x" chart:name="primary-x" chart:style-name="ch4" chartooo:axis-type="auto">
            <chartooo:date-scale/>
            <chart:categories table:cell-range-address="'pres-graphs'.B6:'pres-graphs'.R6"/>
          </chart:axis>
          <chart:axis chart:dimension="y" chart:name="primary-y" chart:style-name="ch5">
            <chart:title svg:x="3.078cm" svg:y="8.03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'pres-graphs'.B7:'pres-graphs'.R7" chart:label-cell-address="'pres-graphs'.A7:'pres-graphs'.A7" chart:class="chart:bar">
            <chart:data-point chart:repeated="17"/>
          </chart:series>
          <chart:series chart:style-name="ch9" chart:values-cell-range-address="'pres-graphs'.B8:'pres-graphs'.R8" chart:label-cell-address="'pres-graphs'.A8:'pres-graphs'.A8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'pres-graphs'.B6:'pres-graphs'.R6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  <table:table-cell office:value-type="string">
                <text:p>countprimes*</text:p>
              </table:table-cell>
              <table:table-cell office:value-type="string">
                <text:p>countfactors*</text:p>
              </table:table-cell>
            </table:table-row>
          </table:table-header-rows>
          <table:table-rows>
            <table:table-row>
              <table:table-cell office:value-type="string">
                <text:p>ncomp pragma</text:p>
                <draw:g>
                  <svg:desc>'pres-graphs'.A7:'pres-graphs'.A7</svg:desc>
                </draw:g>
              </table:table-cell>
              <table:table-cell office:value-type="float" office:value="2.8">
                <text:p>2.8</text:p>
                <draw:g>
                  <svg:desc>'pres-graphs'.B7:'pres-graphs'.R7</svg:desc>
                </draw:g>
              </table:table-cell>
              <table:table-cell office:value-type="float" office:value="2.888">
                <text:p>2.888</text:p>
              </table:table-cell>
              <table:table-cell office:value-type="float" office:value="2.924">
                <text:p>2.924</text:p>
              </table:table-cell>
              <table:table-cell office:value-type="float" office:value="3.144">
                <text:p>3.144</text:p>
              </table:table-cell>
              <table:table-cell office:value-type="float" office:value="3.412">
                <text:p>3.412</text:p>
              </table:table-cell>
              <table:table-cell office:value-type="float" office:value="3.094">
                <text:p>3.094</text:p>
              </table:table-cell>
              <table:table-cell office:value-type="float" office:value="3.65">
                <text:p>3.65</text:p>
              </table:table-cell>
              <table:table-cell office:value-type="float" office:value="3.45">
                <text:p>3.45</text:p>
              </table:table-cell>
              <table:table-cell office:value-type="float" office:value="2.484">
                <text:p>2.484</text:p>
              </table:table-cell>
              <table:table-cell office:value-type="float" office:value="3.242">
                <text:p>3.242</text:p>
              </table:table-cell>
              <table:table-cell office:value-type="float" office:value="4.426">
                <text:p>4.426</text:p>
              </table:table-cell>
              <table:table-cell office:value-type="float" office:value="4.154">
                <text:p>4.154</text:p>
              </table:table-cell>
              <table:table-cell office:value-type="float" office:value="3.788">
                <text:p>3.788</text:p>
              </table:table-cell>
              <table:table-cell office:value-type="float" office:value="4.606">
                <text:p>4.606</text:p>
              </table:table-cell>
              <table:table-cell office:value-type="float" office:value="5.19642857142857">
                <text:p>5.19642857142857</text:p>
              </table:table-cell>
              <table:table-cell office:value-type="float" office:value="5.93951219512195">
                <text:p>5.93951219512195</text:p>
              </table:table-cell>
              <table:table-cell office:value-type="float" office:value="5.62341463414634">
                <text:p>5.62341463414634</text:p>
              </table:table-cell>
            </table:table-row>
            <table:table-row>
              <table:table-cell office:value-type="string">
                <text:p>truffle</text:p>
                <draw:g>
                  <svg:desc>'pres-graphs'.A8:'pres-graphs'.A8</svg:desc>
                </draw:g>
              </table:table-cell>
              <table:table-cell office:value-type="float" office:value="1.506">
                <text:p>1.506</text:p>
                <draw:g>
                  <svg:desc>'pres-graphs'.B8:'pres-graphs'.R8</svg:desc>
                </draw:g>
              </table:table-cell>
              <table:table-cell office:value-type="float" office:value="1.608">
                <text:p>1.608</text:p>
              </table:table-cell>
              <table:table-cell office:value-type="float" office:value="1.622">
                <text:p>1.622</text:p>
              </table:table-cell>
              <table:table-cell office:value-type="float" office:value="1.68">
                <text:p>1.68</text:p>
              </table:table-cell>
              <table:table-cell office:value-type="float" office:value="1.798">
                <text:p>1.798</text:p>
              </table:table-cell>
              <table:table-cell office:value-type="float" office:value="1.734">
                <text:p>1.734</text:p>
              </table:table-cell>
              <table:table-cell office:value-type="float" office:value="1.86">
                <text:p>1.86</text:p>
              </table:table-cell>
              <table:table-cell office:value-type="float" office:value="1.816">
                <text:p>1.816</text:p>
              </table:table-cell>
              <table:table-cell office:value-type="float" office:value="1.31">
                <text:p>1.31</text:p>
              </table:table-cell>
              <table:table-cell office:value-type="float" office:value="1.67">
                <text:p>1.67</text:p>
              </table:table-cell>
              <table:table-cell office:value-type="float" office:value="1.45">
                <text:p>1.45</text:p>
              </table:table-cell>
              <table:table-cell office:value-type="float" office:value="1.562">
                <text:p>1.562</text:p>
              </table:table-cell>
              <table:table-cell office:value-type="float" office:value="1.586">
                <text:p>1.586</text:p>
              </table:table-cell>
              <table:table-cell office:value-type="float" office:value="1.856">
                <text:p>1.856</text:p>
              </table:table-cell>
              <table:table-cell office:value-type="float" office:value="0.866071428571429">
                <text:p>0.866071428571429</text:p>
              </table:table-cell>
              <table:table-cell office:value-type="float" office:value="0.983414634146341">
                <text:p>0.983414634146341</text:p>
              </table:table-cell>
              <table:table-cell office:value-type="float" office:value="1.06829268292683">
                <text:p>1.068292682926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15" chart:origin="0" chart:interval-major="5" chart:reverse-direction="false" text:line-break="false" loext:try-staggering-first="false" chart:link-data-style-to-source="true" chart:axis-position="end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24cm" svg:height="11.555cm" xlink:href=".." xlink:type="simple" chart:class="chart:bar" chart:style-name="ch1">
        <chart:legend chart:legend-position="top" svg:x="5.094cm" svg:y="0.185cm" style:legend-expansion="wide" chart:style-name="ch2"/>
        <chart:plot-area chart:style-name="ch3" table:cell-range-address="'pres-graphs'.A48:'pres-graphs'.S50" chart:data-source-has-labels="both" svg:x="0.332cm" svg:y="1.209cm" svg:width="15.96cm" svg:height="8.794cm">
          <chartooo:coordinate-region svg:x="2.81cm" svg:y="1.209cm" svg:width="13.242cm" svg:height="7.363cm"/>
          <chart:axis chart:dimension="x" chart:name="primary-x" chart:style-name="ch4" chartooo:axis-type="auto">
            <chartooo:date-scale/>
            <chart:categories table:cell-range-address="'pres-graphs'.B48:'pres-graphs'.S48"/>
          </chart:axis>
          <chart:axis chart:dimension="y" chart:name="primary-y" chart:style-name="ch5">
            <chart:title svg:x="5.24cm" svg:y="10.234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'pres-graphs'.B49:'pres-graphs'.S49" chart:label-cell-address="'pres-graphs'.A49:'pres-graphs'.A49" chart:class="chart:bar">
            <chart:data-point chart:repeated="18"/>
          </chart:series>
          <chart:series chart:style-name="ch9" chart:values-cell-range-address="'pres-graphs'.B50:'pres-graphs'.S50" chart:label-cell-address="'pres-graphs'.A50:'pres-graphs'.A50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'pres-graphs'.B48:'pres-graphs'.S4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*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*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 pragma</text:p>
                <draw:g>
                  <svg:desc>'pres-graphs'.A49:'pres-graphs'.A49</svg:desc>
                </draw:g>
              </table:table-cell>
              <table:table-cell office:value-type="float" office:value="3.062">
                <text:p>3.062</text:p>
                <draw:g>
                  <svg:desc>'pres-graphs'.B49:'pres-graphs'.S49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1.8153846153846">
                <text:p>11.815384615384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  <table:table-cell office:value-type="float" office:value="3.422">
                <text:p>3.422</text:p>
              </table:table-cell>
              <table:table-cell office:value-type="float" office:value="10.09">
                <text:p>10.09</text:p>
              </table:table-cell>
              <table:table-cell office:value-type="float" office:value="13.78">
                <text:p>13.78</text:p>
              </table:table-cell>
              <table:table-cell office:value-type="float" office:value="8.868">
                <text:p>8.868</text:p>
              </table:table-cell>
              <table:table-cell office:value-type="float" office:value="14.9058823529412">
                <text:p>14.9058823529412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truffle</text:p>
                <draw:g>
                  <svg:desc>'pres-graphs'.A50:'pres-graphs'.A50</svg:desc>
                </draw:g>
              </table:table-cell>
              <table:table-cell office:value-type="float" office:value="1.876">
                <text:p>1.876</text:p>
                <draw:g>
                  <svg:desc>'pres-graphs'.B50:'pres-graphs'.S50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1.8461538461538">
                <text:p>11.8461538461538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6.1">
                <text:p>6.1</text:p>
              </table:table-cell>
              <table:table-cell office:value-type="float" office:value="2.668">
                <text:p>2.668</text:p>
              </table:table-cell>
              <table:table-cell office:value-type="float" office:value="1.74117647058824">
                <text:p>1.74117647058824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bar" chart:style-name="ch1">
        <chart:legend chart:legend-position="end" svg:x="12.47cm" svg:y="3.197cm" style:legend-expansion="high" chart:style-name="ch2"/>
        <chart:plot-area chart:style-name="ch3" table:cell-range-address="benchsi.B59:benchsi.G64 benchsi.A60:benchsi.A64" chart:data-source-has-labels="both" svg:x="0.32cm" svg:y="0.179cm" svg:width="11.83cm" svg:height="8.627cm">
          <chartooo:coordinate-region svg:x="0.941cm" svg:y="0.378cm" svg:width="11.209cm" svg:height="7.781cm"/>
          <chart:axis chart:dimension="x" chart:name="primary-x" chart:style-name="ch4" chartooo:axis-type="text">
            <chart:categories table:cell-range-address="benchsi.B59:benchsi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60:benchsi.G60" chart:label-cell-address="benchsi.A60:benchsi.A60" chart:class="chart:bar">
            <chart:data-point chart:repeated="6"/>
          </chart:series>
          <chart:series chart:style-name="ch8" chart:values-cell-range-address="benchsi.B61:benchsi.G61" chart:label-cell-address="benchsi.A61:benchsi.A61" chart:class="chart:bar">
            <chart:data-point chart:repeated="6"/>
          </chart:series>
          <chart:series chart:style-name="ch9" chart:values-cell-range-address="benchsi.B62:benchsi.G62" chart:label-cell-address="benchsi.A62:benchsi.A62" chart:class="chart:bar">
            <chart:data-point chart:repeated="6"/>
          </chart:series>
          <chart:series chart:style-name="ch10" chart:values-cell-range-address="benchsi.B63:benchsi.G63" chart:label-cell-address="benchsi.A63:benchsi.A63" chart:class="chart:bar">
            <chart:data-point chart:repeated="6"/>
          </chart:series>
          <chart:series chart:style-name="ch11" chart:values-cell-range-address="benchsi.B64:benchsi.G64" chart:label-cell-address="benchsi.A64:benchsi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si.B59:benchsi.G59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60:benchsi.A60</svg:desc>
                </draw:g>
              </table:table-cell>
              <table:table-cell office:value-type="float" office:value="1">
                <text:p>1</text:p>
                <draw:g>
                  <svg:desc>benchsi.B60:benchsi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preter pragma</text:p>
                <draw:g>
                  <svg:desc>benchsi.A61:benchsi.A61</svg:desc>
                </draw:g>
              </table:table-cell>
              <table:table-cell office:value-type="float" office:value="2.48066528066528">
                <text:p>2.48066528066528</text:p>
                <draw:g>
                  <svg:desc>benchsi.B61:benchsi.G61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62:benchsi.A62</svg:desc>
                </draw:g>
              </table:table-cell>
              <table:table-cell office:value-type="float" office:value="1.17765495459929">
                <text:p>1.17765495459929</text:p>
                <draw:g>
                  <svg:desc>benchsi.B62:benchsi.G62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63:benchsi.A63</svg:desc>
                </draw:g>
              </table:table-cell>
              <table:table-cell office:value-type="float" office:value="3.01770359129995">
                <text:p>3.01770359129995</text:p>
                <draw:g>
                  <svg:desc>benchsi.B63:benchsi.G63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64:benchsi.A64</svg:desc>
                </draw:g>
              </table:table-cell>
              <table:table-cell office:value-type="float" office:value="8.01881720430107">
                <text:p>8.01881720430107</text:p>
                <draw:g>
                  <svg:desc>benchsi.B64:benchsi.G64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11cm" svg:height="9.098cm" xlink:href=".." xlink:type="simple" chart:class="chart:bar" chart:style-name="ch1">
        <chart:legend chart:legend-position="end" svg:x="19.478cm" svg:y="3.254cm" style:legend-expansion="high" chart:style-name="ch2"/>
        <chart:plot-area chart:style-name="ch3" table:cell-range-address="benchsi.B105:benchsi.D110 benchsi.A106:benchsi.A110" chart:data-source-has-labels="both" svg:x="0.46cm" svg:y="0.181cm" svg:width="18.558cm" svg:height="8.736cm">
          <chartooo:coordinate-region svg:x="1.081cm" svg:y="0.38cm" svg:width="17.937cm" svg:height="7.89cm"/>
          <chart:axis chart:dimension="x" chart:name="primary-x" chart:style-name="ch4" chartooo:axis-type="text">
            <chart:categories table:cell-range-address="benchsi.B105:benchsi.D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06:benchsi.D106" chart:label-cell-address="benchsi.A106:benchsi.A106" chart:class="chart:bar">
            <chart:data-point chart:repeated="3"/>
          </chart:series>
          <chart:series chart:style-name="ch8" chart:values-cell-range-address="benchsi.B107:benchsi.D107" chart:label-cell-address="benchsi.A107:benchsi.A107" chart:class="chart:bar">
            <chart:data-point chart:repeated="3"/>
          </chart:series>
          <chart:series chart:style-name="ch9" chart:values-cell-range-address="benchsi.B108:benchsi.D108" chart:label-cell-address="benchsi.A108:benchsi.A108" chart:class="chart:bar">
            <chart:data-point chart:repeated="3"/>
          </chart:series>
          <chart:series chart:style-name="ch10" chart:values-cell-range-address="benchsi.B109:benchsi.D109" chart:label-cell-address="benchsi.A109:benchsi.A109" chart:class="chart:bar">
            <chart:data-point chart:repeated="3"/>
          </chart:series>
          <chart:series chart:style-name="ch11" chart:values-cell-range-address="benchsi.B110:benchsi.D110" chart:label-cell-address="benchsi.A110:benchsi.A1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si.B105:benchsi.D105</svg:desc>
                </draw:g>
              </table:table-cell>
              <table:table-cell office:value-type="string">
                <text:p>countfactors</text:p>
              </table:table-cell>
              <table:table-cell office:value-type="string">
                <text:p>countcrypto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06:benchsi.A106</svg:desc>
                </draw:g>
              </table:table-cell>
              <table:table-cell office:value-type="float" office:value="1">
                <text:p>1</text:p>
                <draw:g>
                  <svg:desc>benchsi.B106:benchsi.D10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07:benchsi.A107</svg:desc>
                </draw:g>
              </table:table-cell>
              <table:table-cell office:value-type="float" office:value="0.999730820995962">
                <text:p>0.999730820995962</text:p>
                <draw:g>
                  <svg:desc>benchsi.B107:benchsi.D107</svg:desc>
                </draw:g>
              </table:table-cell>
              <table:table-cell office:value-type="float" office:value="1.00203311065931">
                <text:p>1.00203311065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108:benchsi.A108</svg:desc>
                </draw:g>
              </table:table-cell>
              <table:table-cell office:value-type="float" office:value="6.59680284191829">
                <text:p>6.59680284191829</text:p>
                <draw:g>
                  <svg:desc>benchsi.B108:benchsi.D108</svg:desc>
                </draw:g>
              </table:table-cell>
              <table:table-cell office:value-type="float" office:value="6.99797160243408">
                <text:p>6.9979716024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109:benchsi.A109</svg:desc>
                </draw:g>
              </table:table-cell>
              <table:table-cell office:value-type="float" office:value="6.64400715563506">
                <text:p>6.64400715563506</text:p>
                <draw:g>
                  <svg:desc>benchsi.B109:benchsi.D109</svg:desc>
                </draw:g>
              </table:table-cell>
              <table:table-cell office:value-type="float" office:value="7.01219512195122">
                <text:p>7.0121951219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110:benchsi.A110</svg:desc>
                </draw:g>
              </table:table-cell>
              <table:table-cell office:value-type="float" office:value="23.8076923076923">
                <text:p>23.8076923076923</text:p>
                <draw:g>
                  <svg:desc>benchsi.B110:benchsi.D110</svg:desc>
                </draw:g>
              </table:table-cell>
              <table:table-cell office:value-type="float" office:value="19.6022727272727">
                <text:p>19.60227272727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83cm" svg:y="2.719cm" style:legend-expansion="high" chart:style-name="ch2"/>
        <chart:plot-area chart:style-name="ch3" table:cell-range-address="benchplsi.C17:benchplsi.M22 benchplsi.A18:benchplsi.B22" chart:data-source-has-labels="both" svg:x="0.59cm" svg:y="0.16cm" svg:width="24.703cm" svg:height="7.708cm">
          <chartooo:coordinate-region svg:x="1.635cm" svg:y="0.36cm" svg:width="23.658cm" svg:height="7.309cm"/>
          <chart:axis chart:dimension="x" chart:name="primary-x" chart:style-name="ch4" chartooo:axis-type="text">
            <chart:categories table:cell-range-address="benchplsi.C17:benchplsi.M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8:benchplsi.M18" chart:label-cell-address="benchplsi.A18:benchplsi.B18" chart:class="chart:bar">
            <chart:data-point chart:repeated="11"/>
          </chart:series>
          <chart:series chart:style-name="ch8" chart:values-cell-range-address="benchplsi.C19:benchplsi.M19" chart:label-cell-address="benchplsi.A19:benchplsi.B19" chart:class="chart:bar">
            <chart:data-point chart:repeated="11"/>
          </chart:series>
          <chart:series chart:style-name="ch9" chart:values-cell-range-address="benchplsi.C20:benchplsi.M20" chart:label-cell-address="benchplsi.A20:benchplsi.B20" chart:class="chart:bar">
            <chart:data-point chart:repeated="11"/>
          </chart:series>
          <chart:series chart:style-name="ch10" chart:values-cell-range-address="benchplsi.C21:benchplsi.M21" chart:label-cell-address="benchplsi.A21:benchplsi.B21" chart:class="chart:bar">
            <chart:data-point chart:repeated="11"/>
          </chart:series>
          <chart:series chart:style-name="ch11" chart:values-cell-range-address="benchplsi.C22:benchplsi.M22" chart:label-cell-address="benchplsi.A22:benchplsi.B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C17:benchplsi.M17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8:benchplsi.B18</svg:desc>
                </draw:g>
              </table:table-cell>
              <table:table-cell office:value-type="float" office:value="0.0221839328020677">
                <text:p>0.0221839328020677</text:p>
                <draw:g>
                  <svg:desc>benchplsi.C18:benchplsi.M18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NaN">
                <text:p>NaN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9:benchplsi.B19</svg:desc>
                </draw:g>
              </table:table-cell>
              <table:table-cell office:value-type="float" office:value="0.101742160278746">
                <text:p>0.101742160278746</text:p>
                <draw:g>
                  <svg:desc>benchplsi.C19:benchplsi.M19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NaN">
                <text:p>NaN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20:benchplsi.B20</svg:desc>
                </draw:g>
              </table:table-cell>
              <table:table-cell office:value-type="float" office:value="-0.00133988387673061">
                <text:p>-0.00133988387673061</text:p>
                <draw:g>
                  <svg:desc>benchplsi.C20:benchplsi.M20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NaN">
                <text:p>NaN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21:benchplsi.B21</svg:desc>
                </draw:g>
              </table:table-cell>
              <table:table-cell office:value-type="float" office:value="-0.0174418604651163">
                <text:p>-0.0174418604651163</text:p>
                <draw:g>
                  <svg:desc>benchplsi.C21:benchplsi.M21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22:benchplsi.B22</svg:desc>
                </draw:g>
              </table:table-cell>
              <table:table-cell office:value-type="float" office:value="-0.0203252032520325">
                <text:p>-0.0203252032520325</text:p>
                <draw:g>
                  <svg:desc>benchplsi.C22:benchplsi.M22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NaN">
                <text:p>NaN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83cm" svg:y="2.719cm" style:legend-expansion="high" chart:style-name="ch2"/>
        <chart:plot-area chart:style-name="ch3" table:cell-range-address="benchplsi.C66:benchplsi.G71 benchplsi.A67:benchplsi.B71" chart:data-source-has-labels="both" svg:x="0.59cm" svg:y="0.16cm" svg:width="24.703cm" svg:height="7.708cm">
          <chartooo:coordinate-region svg:x="1.82cm" svg:y="0.359cm" svg:width="23.473cm" svg:height="7.31cm"/>
          <chart:axis chart:dimension="x" chart:name="primary-x" chart:style-name="ch4" chartooo:axis-type="text">
            <chart:categories table:cell-range-address="benchplsi.C66:benchplsi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67:benchplsi.G67" chart:label-cell-address="benchplsi.A67:benchplsi.B67" chart:class="chart:bar">
            <chart:data-point chart:repeated="5"/>
          </chart:series>
          <chart:series chart:style-name="ch8" chart:values-cell-range-address="benchplsi.C68:benchplsi.G68" chart:label-cell-address="benchplsi.A68:benchplsi.B68" chart:class="chart:bar">
            <chart:data-point chart:repeated="5"/>
          </chart:series>
          <chart:series chart:style-name="ch9" chart:values-cell-range-address="benchplsi.C69:benchplsi.G69" chart:label-cell-address="benchplsi.A69:benchplsi.B69" chart:class="chart:bar">
            <chart:data-point chart:repeated="5"/>
          </chart:series>
          <chart:series chart:style-name="ch10" chart:values-cell-range-address="benchplsi.C70:benchplsi.G70" chart:label-cell-address="benchplsi.A70:benchplsi.B70" chart:class="chart:bar">
            <chart:data-point chart:repeated="5"/>
          </chart:series>
          <chart:series chart:style-name="ch11" chart:values-cell-range-address="benchplsi.C71:benchplsi.G71" chart:label-cell-address="benchplsi.A71:benchplsi.B7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C66:benchplsi.G6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67:benchplsi.B67</svg:desc>
                </draw:g>
              </table:table-cell>
              <table:table-cell office:value-type="float" office:value="-0.0112755461592671">
                <text:p>-0.0112755461592671</text:p>
                <draw:g>
                  <svg:desc>benchplsi.C67:benchplsi.G67</svg:desc>
                </draw:g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68:benchplsi.B68</svg:desc>
                </draw:g>
              </table:table-cell>
              <table:table-cell office:value-type="float" office:value="-0.016366612111293">
                <text:p>-0.016366612111293</text:p>
                <draw:g>
                  <svg:desc>benchplsi.C68:benchplsi.G68</svg:desc>
                </draw:g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69:benchplsi.B69</svg:desc>
                </draw:g>
              </table:table-cell>
              <table:table-cell office:value-type="float" office:value="-0.0368819776714514">
                <text:p>-0.0368819776714514</text:p>
                <draw:g>
                  <svg:desc>benchplsi.C69:benchplsi.G69</svg:desc>
                </draw:g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70:benchplsi.B70</svg:desc>
                </draw:g>
              </table:table-cell>
              <table:table-cell office:value-type="float" office:value="-0.125635808748728">
                <text:p>-0.125635808748728</text:p>
                <draw:g>
                  <svg:desc>benchplsi.C70:benchplsi.G70</svg:desc>
                </draw:g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71:benchplsi.B71</svg:desc>
                </draw:g>
              </table:table-cell>
              <table:table-cell office:value-type="float" office:value="-0.0125698324022347">
                <text:p>-0.0125698324022347</text:p>
                <draw:g>
                  <svg:desc>benchplsi.C71:benchplsi.G71</svg:desc>
                </draw:g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9cm" svg:height="8.028cm" xlink:href=".." xlink:type="simple" chart:class="chart:bar" chart:style-name="ch1">
        <chart:legend chart:legend-position="end" svg:x="12.92cm" svg:y="2.719cm" style:legend-expansion="high" chart:style-name="ch2"/>
        <chart:plot-area chart:style-name="ch3" table:cell-range-address="benchplsi.C115:benchplsi.D120 benchplsi.A116:benchplsi.B120" chart:data-source-has-labels="both" svg:x="0.331cm" svg:y="0.16cm" svg:width="12.258cm" svg:height="7.708cm">
          <chartooo:coordinate-region svg:x="1.561cm" svg:y="0.359cm" svg:width="11.028cm" svg:height="7.31cm"/>
          <chart:axis chart:dimension="x" chart:name="primary-x" chart:style-name="ch4" chartooo:axis-type="text">
            <chart:categories table:cell-range-address="benchplsi.C115:benchplsi.D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16:benchplsi.D116" chart:label-cell-address="benchplsi.A116:benchplsi.B116" chart:class="chart:bar">
            <chart:data-point chart:repeated="2"/>
          </chart:series>
          <chart:series chart:style-name="ch8" chart:values-cell-range-address="benchplsi.C117:benchplsi.D117" chart:label-cell-address="benchplsi.A117:benchplsi.B117" chart:class="chart:bar">
            <chart:data-point chart:repeated="2"/>
          </chart:series>
          <chart:series chart:style-name="ch9" chart:values-cell-range-address="benchplsi.C118:benchplsi.D118" chart:label-cell-address="benchplsi.A118:benchplsi.B118" chart:class="chart:bar">
            <chart:data-point chart:repeated="2"/>
          </chart:series>
          <chart:series chart:style-name="ch10" chart:values-cell-range-address="benchplsi.C119:benchplsi.D119" chart:label-cell-address="benchplsi.A119:benchplsi.B119" chart:class="chart:bar">
            <chart:data-point chart:repeated="2"/>
          </chart:series>
          <chart:series chart:style-name="ch11" chart:values-cell-range-address="benchplsi.C120:benchplsi.D120" chart:label-cell-address="benchplsi.A120:benchplsi.B12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plsi.C115:benchplsi.D115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16:benchplsi.B116</svg:desc>
                </draw:g>
              </table:table-cell>
              <table:table-cell office:value-type="float" office:value="-0.0461625601812518">
                <text:p>-0.0461625601812518</text:p>
                <draw:g>
                  <svg:desc>benchplsi.C116:benchplsi.D116</svg:desc>
                </draw:g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17:benchplsi.B117</svg:desc>
                </draw:g>
              </table:table-cell>
              <table:table-cell office:value-type="float" office:value="-0.0415244596131968">
                <text:p>-0.0415244596131968</text:p>
                <draw:g>
                  <svg:desc>benchplsi.C117:benchplsi.D117</svg:desc>
                </draw:g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118:benchplsi.B118</svg:desc>
                </draw:g>
              </table:table-cell>
              <table:table-cell office:value-type="float" office:value="-1.13089748137638">
                <text:p>-1.13089748137638</text:p>
                <draw:g>
                  <svg:desc>benchplsi.C118:benchplsi.D118</svg:desc>
                </draw:g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119:benchplsi.B119</svg:desc>
                </draw:g>
              </table:table-cell>
              <table:table-cell office:value-type="float" office:value="-1.18599640933573">
                <text:p>-1.18599640933573</text:p>
                <draw:g>
                  <svg:desc>benchplsi.C119:benchplsi.D119</svg:desc>
                </draw:g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120:benchplsi.B120</svg:desc>
                </draw:g>
              </table:table-cell>
              <table:table-cell office:value-type="float" office:value="-0.271122320302648">
                <text:p>-0.271122320302648</text:p>
                <draw:g>
                  <svg:desc>benchplsi.C120:benchplsi.D120</svg:desc>
                </draw:g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127cm" svg:y="3.217cm" style:legend-expansion="high" chart:style-name="ch2"/>
        <chart:plot-area chart:style-name="ch3" table:cell-range-address="benchplsi.B159:benchplsi.L162 benchplsi.A160:benchplsi.A162" chart:data-source-has-labels="both" svg:x="0.59cm" svg:y="0.16cm" svg:width="25.947cm" svg:height="7.708cm">
          <chartooo:coordinate-region svg:x="1.397cm" svg:y="0.359cm" svg:width="25.14cm" svg:height="6.862cm"/>
          <chart:axis chart:dimension="x" chart:name="primary-x" chart:style-name="ch4" chartooo:axis-type="text">
            <chart:categories table:cell-range-address="benchplsi.B159:benchplsi.L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160:benchplsi.L160" chart:label-cell-address="benchplsi.A160:benchplsi.A160" chart:class="chart:bar">
            <chart:data-point chart:repeated="11"/>
          </chart:series>
          <chart:series chart:style-name="ch8" chart:values-cell-range-address="benchplsi.B161:benchplsi.L161" chart:label-cell-address="benchplsi.A161:benchplsi.A161" chart:class="chart:bar">
            <chart:data-point chart:repeated="11"/>
          </chart:series>
          <chart:series chart:style-name="ch9" chart:values-cell-range-address="benchplsi.B162:benchplsi.L162" chart:label-cell-address="benchplsi.A162:benchplsi.A16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B159:benchplsi.L15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160:benchplsi.A160</svg:desc>
                </draw:g>
              </table:table-cell>
              <table:table-cell office:value-type="float" office:value="148.6">
                <text:p>148.6</text:p>
                <draw:g>
                  <svg:desc>benchplsi.B160:benchplsi.L160</svg:desc>
                </draw:g>
              </table:table-cell>
              <table:table-cell office:value-type="float" office:value="146.8">
                <text:p>146.8</text:p>
              </table:table-cell>
              <table:table-cell office:value-type="float" office:value="152.5">
                <text:p>152.5</text:p>
              </table:table-cell>
              <table:table-cell office:value-type="float" office:value="162.8">
                <text:p>162.8</text:p>
              </table:table-cell>
              <table:table-cell office:value-type="float" office:value="183.3">
                <text:p>183.3</text:p>
              </table:table-cell>
              <table:table-cell office:value-type="float" office:value="167.7">
                <text:p>167.7</text:p>
              </table:table-cell>
              <table:table-cell office:value-type="float" office:value="192.3">
                <text:p>192.3</text:p>
              </table:table-cell>
              <table:table-cell office:value-type="float" office:value="182.2">
                <text:p>182.2</text:p>
              </table:table-cell>
              <table:table-cell office:value-type="float" office:value="NaN">
                <text:p>NaN</text:p>
              </table:table-cell>
              <table:table-cell office:value-type="float" office:value="127.5">
                <text:p>127.5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1 NULL</text:p>
                <draw:g>
                  <svg:desc>benchplsi.A161:benchplsi.A161</svg:desc>
                </draw:g>
              </table:table-cell>
              <table:table-cell office:value-type="float" office:value="150.8">
                <text:p>150.8</text:p>
                <draw:g>
                  <svg:desc>benchplsi.B161:benchplsi.L161</svg:desc>
                </draw:g>
              </table:table-cell>
              <table:table-cell office:value-type="float" office:value="153.2">
                <text:p>153.2</text:p>
              </table:table-cell>
              <table:table-cell office:value-type="float" office:value="157.3">
                <text:p>157.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  <table:table-cell office:value-type="float" office:value="171.8">
                <text:p>171.8</text:p>
              </table:table-cell>
              <table:table-cell office:value-type="float" office:value="199.5">
                <text:p>199.5</text:p>
              </table:table-cell>
              <table:table-cell office:value-type="float" office:value="181.8">
                <text:p>181.8</text:p>
              </table:table-cell>
              <table:table-cell office:value-type="float" office:value="NaN">
                <text:p>NaN</text:p>
              </table:table-cell>
              <table:table-cell office:value-type="float" office:value="129.3">
                <text:p>129.3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all NULL</text:p>
                <draw:g>
                  <svg:desc>benchplsi.A162:benchplsi.A162</svg:desc>
                </draw:g>
              </table:table-cell>
              <table:table-cell office:value-type="float" office:value="150.5">
                <text:p>150.5</text:p>
                <draw:g>
                  <svg:desc>benchplsi.B162:benchplsi.L162</svg:desc>
                </draw:g>
              </table:table-cell>
              <table:table-cell office:value-type="float" office:value="155.8">
                <text:p>155.8</text:p>
              </table:table-cell>
              <table:table-cell office:value-type="float" office:value="164.2">
                <text:p>164.2</text:p>
              </table:table-cell>
              <table:table-cell office:value-type="float" office:value="176.2">
                <text:p>176.2</text:p>
              </table:table-cell>
              <table:table-cell office:value-type="float" office:value="201.7">
                <text:p>201.7</text:p>
              </table:table-cell>
              <table:table-cell office:value-type="float" office:value="172.8">
                <text:p>172.8</text:p>
              </table:table-cell>
              <table:table-cell office:value-type="float" office:value="234.8">
                <text:p>234.8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126.2">
                <text:p>126.2</text:p>
              </table:table-cell>
              <table:table-cell office:value-type="float" office:value="189.2">
                <text:p>189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127cm" svg:y="3.217cm" style:legend-expansion="high" chart:style-name="ch2"/>
        <chart:plot-area chart:style-name="ch3" table:cell-range-address="benchplsi.B211:benchplsi.F214 benchplsi.A212:benchplsi.A214" chart:data-source-has-labels="both" svg:x="0.59cm" svg:y="0.16cm" svg:width="25.947cm" svg:height="7.708cm">
          <chartooo:coordinate-region svg:x="1.397cm" svg:y="0.359cm" svg:width="25.14cm" svg:height="6.862cm"/>
          <chart:axis chart:dimension="x" chart:name="primary-x" chart:style-name="ch4" chartooo:axis-type="text">
            <chart:categories table:cell-range-address="benchplsi.B211:benchplsi.F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212:benchplsi.F212" chart:label-cell-address="benchplsi.A212:benchplsi.A212" chart:class="chart:bar">
            <chart:data-point chart:repeated="5"/>
          </chart:series>
          <chart:series chart:style-name="ch8" chart:values-cell-range-address="benchplsi.B213:benchplsi.F213" chart:label-cell-address="benchplsi.A213:benchplsi.A213" chart:class="chart:bar">
            <chart:data-point chart:repeated="5"/>
          </chart:series>
          <chart:series chart:style-name="ch9" chart:values-cell-range-address="benchplsi.B214:benchplsi.F214" chart:label-cell-address="benchplsi.A214:benchplsi.A21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B211:benchplsi.F211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212:benchplsi.A212</svg:desc>
                </draw:g>
              </table:table-cell>
              <table:table-cell office:value-type="float" office:value="145">
                <text:p>145</text:p>
                <draw:g>
                  <svg:desc>benchplsi.B212:benchplsi.F212</svg:desc>
                </draw:g>
              </table:table-cell>
              <table:table-cell office:value-type="float" office:value="153.7">
                <text:p>153.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 NULL</text:p>
                <draw:g>
                  <svg:desc>benchplsi.A213:benchplsi.A213</svg:desc>
                </draw:g>
              </table:table-cell>
              <table:table-cell office:value-type="float" office:value="144.6">
                <text:p>144.6</text:p>
                <draw:g>
                  <svg:desc>benchplsi.B213:benchplsi.F213</svg:desc>
                </draw:g>
              </table:table-cell>
              <table:table-cell office:value-type="float" office:value="163.7">
                <text:p>163.7</text:p>
              </table:table-cell>
              <table:table-cell office:value-type="float" office:value="166.7">
                <text:p>166.7</text:p>
              </table:table-cell>
              <table:table-cell office:value-type="float" office:value="217.5">
                <text:p>217.5</text:p>
              </table:table-cell>
              <table:table-cell office:value-type="float" office:value="221.366666666667">
                <text:p>221.366666666667</text:p>
              </table:table-cell>
            </table:table-row>
            <table:table-row>
              <table:table-cell office:value-type="string">
                <text:p>all NULL</text:p>
                <draw:g>
                  <svg:desc>benchplsi.A214:benchplsi.A214</svg:desc>
                </draw:g>
              </table:table-cell>
              <table:table-cell office:value-type="float" office:value="146.4">
                <text:p>146.4</text:p>
                <draw:g>
                  <svg:desc>benchplsi.B214:benchplsi.F214</svg:desc>
                </draw:g>
              </table:table-cell>
              <table:table-cell office:value-type="float" office:value="172.3">
                <text:p>172.3</text:p>
              </table:table-cell>
              <table:table-cell office:value-type="float" office:value="176.3">
                <text:p>176.3</text:p>
              </table:table-cell>
              <table:table-cell office:value-type="float" office:value="229">
                <text:p>229</text:p>
              </table:table-cell>
              <table:table-cell office:value-type="float" office:value="305.4">
                <text:p>30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16cm" svg:height="8.985cm" xlink:href=".." xlink:type="simple" chart:class="chart:bar" chart:style-name="ch1">
        <chart:legend chart:legend-position="bottom" svg:x="9.46cm" svg:y="8.202cm" style:legend-expansion="wide" chart:style-name="ch2"/>
        <chart:plot-area chart:style-name="ch3" table:cell-range-address="varchar2.A12:varchar2.M17" chart:data-source-has-labels="both" svg:x="0.594cm" svg:y="0.179cm" svg:width="28.528cm" svg:height="7.844cm">
          <chartooo:coordinate-region svg:x="1.03cm" svg:y="0.378cm" svg:width="28.092cm" svg:height="6.998cm"/>
          <chart:axis chart:dimension="x" chart:name="primary-x" chart:style-name="ch4" chartooo:axis-type="text">
            <chart:categories table:cell-range-address="varchar2.B12:varchar2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13:varchar2.M13" chart:label-cell-address="varchar2.A13:varchar2.A13" chart:class="chart:bar">
            <chart:data-point chart:repeated="12"/>
          </chart:series>
          <chart:series chart:style-name="ch8" chart:values-cell-range-address="varchar2.B14:varchar2.M14" chart:label-cell-address="varchar2.A14:varchar2.A14" chart:class="chart:bar">
            <chart:data-point chart:repeated="12"/>
          </chart:series>
          <chart:series chart:style-name="ch9" chart:values-cell-range-address="varchar2.B15:varchar2.M15" chart:label-cell-address="varchar2.A15:varchar2.A15" chart:class="chart:bar">
            <chart:data-point chart:repeated="12"/>
          </chart:series>
          <chart:series chart:style-name="ch10" chart:values-cell-range-address="varchar2.B16:varchar2.M16" chart:label-cell-address="varchar2.A16:varchar2.A16" chart:class="chart:bar">
            <chart:data-point chart:repeated="12"/>
          </chart:series>
          <chart:series chart:style-name="ch11" chart:values-cell-range-address="varchar2.B17:varchar2.M17" chart:label-cell-address="varchar2.A17:varchar2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varchar2.B12:varchar2.M12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strlen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13:varchar2.A13</svg:desc>
                </draw:g>
              </table:table-cell>
              <table:table-cell office:value-type="float" office:value="1">
                <text:p>1</text:p>
                <draw:g>
                  <svg:desc>varchar2.B13:varchar2.M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14:varchar2.A14</svg:desc>
                </draw:g>
              </table:table-cell>
              <table:table-cell office:value-type="float" office:value="3.19904240766074">
                <text:p>3.19904240766074</text:p>
                <draw:g>
                  <svg:desc>varchar2.B14:varchar2.M14</svg:desc>
                </draw:g>
              </table:table-cell>
              <table:table-cell office:value-type="float" office:value="1.94485596707819">
                <text:p>1.94485596707819</text:p>
              </table:table-cell>
              <table:table-cell office:value-type="float" office:value="2.35762331838565">
                <text:p>2.35762331838565</text:p>
              </table:table-cell>
              <table:table-cell office:value-type="float" office:value="1.6139896373057">
                <text:p>1.6139896373057</text:p>
              </table:table-cell>
              <table:table-cell office:value-type="float" office:value="3.69341216216216">
                <text:p>3.69341216216216</text:p>
              </table:table-cell>
              <table:table-cell office:value-type="float" office:value="3.57166528583264">
                <text:p>3.57166528583264</text:p>
              </table:table-cell>
              <table:table-cell office:value-type="float" office:value="4.47142857142857">
                <text:p>4.47142857142857</text:p>
              </table:table-cell>
              <table:table-cell office:value-type="float" office:value="3.77524143985953">
                <text:p>3.77524143985953</text:p>
              </table:table-cell>
              <table:table-cell office:value-type="float" office:value="2.20382165605096">
                <text:p>2.20382165605096</text:p>
              </table:table-cell>
              <table:table-cell office:value-type="float" office:value="3.45168539325843">
                <text:p>3.45168539325843</text:p>
              </table:table-cell>
              <table:table-cell office:value-type="float" office:value="3.43238993710692">
                <text:p>3.43238993710692</text:p>
              </table:table-cell>
              <table:table-cell office:value-type="float" office:value="1.9030303030303">
                <text:p>1.9030303030303</text:p>
              </table:table-cell>
            </table:table-row>
            <table:table-row>
              <table:table-cell office:value-type="string">
                <text:p>ncomp</text:p>
                <draw:g>
                  <svg:desc>varchar2.A15:varchar2.A15</svg:desc>
                </draw:g>
              </table:table-cell>
              <table:table-cell office:value-type="float" office:value="0.986500738240877">
                <text:p>0.986500738240877</text:p>
                <draw:g>
                  <svg:desc>varchar2.B15:varchar2.M15</svg:desc>
                </draw:g>
              </table:table-cell>
              <table:table-cell office:value-type="float" office:value="0.986227045075125">
                <text:p>0.986227045075125</text:p>
              </table:table-cell>
              <table:table-cell office:value-type="float" office:value="1.02186588921283">
                <text:p>1.02186588921283</text:p>
              </table:table-cell>
              <table:table-cell office:value-type="float" office:value="1.0297520661157">
                <text:p>1.0297520661157</text:p>
              </table:table-cell>
              <table:table-cell office:value-type="float" office:value="1.00137394092054">
                <text:p>1.00137394092054</text:p>
              </table:table-cell>
              <table:table-cell office:value-type="float" office:value="0.98155737704918">
                <text:p>0.98155737704918</text:p>
              </table:table-cell>
              <table:table-cell office:value-type="float" office:value="0.956286721504113">
                <text:p>0.956286721504113</text:p>
              </table:table-cell>
              <table:table-cell office:value-type="float" office:value="0.947971781305115">
                <text:p>0.947971781305115</text:p>
              </table:table-cell>
              <table:table-cell office:value-type="float" office:value="1.00096432015429">
                <text:p>1.00096432015429</text:p>
              </table:table-cell>
              <table:table-cell office:value-type="float" office:value="0.979383634431456">
                <text:p>0.979383634431456</text:p>
              </table:table-cell>
              <table:table-cell office:value-type="float" office:value="0.980022446689113">
                <text:p>0.980022446689113</text:p>
              </table:table-cell>
              <table:table-cell office:value-type="float" office:value="0.979719188767551">
                <text:p>0.979719188767551</text:p>
              </table:table-cell>
            </table:table-row>
            <table:table-row>
              <table:table-cell office:value-type="string">
                <text:p>ncomp pragma</text:p>
                <draw:g>
                  <svg:desc>varchar2.A16:varchar2.A16</svg:desc>
                </draw:g>
              </table:table-cell>
              <table:table-cell office:value-type="float" office:value="3.05486610058785">
                <text:p>3.05486610058785</text:p>
                <draw:g>
                  <svg:desc>varchar2.B16:varchar2.M16</svg:desc>
                </draw:g>
              </table:table-cell>
              <table:table-cell office:value-type="float" office:value="1.9195775792039">
                <text:p>1.9195775792039</text:p>
              </table:table-cell>
              <table:table-cell office:value-type="float" office:value="2.32375690607735">
                <text:p>2.32375690607735</text:p>
              </table:table-cell>
              <table:table-cell office:value-type="float" office:value="1.62239583333333">
                <text:p>1.62239583333333</text:p>
              </table:table-cell>
              <table:table-cell office:value-type="float" office:value="3.30786686838124">
                <text:p>3.30786686838124</text:p>
              </table:table-cell>
              <table:table-cell office:value-type="float" office:value="3.16287600880411">
                <text:p>3.16287600880411</text:p>
              </table:table-cell>
              <table:table-cell office:value-type="float" office:value="3.84593572778828">
                <text:p>3.84593572778828</text:p>
              </table:table-cell>
              <table:table-cell office:value-type="float" office:value="3.45659163987138">
                <text:p>3.45659163987138</text:p>
              </table:table-cell>
              <table:table-cell office:value-type="float" office:value="2.10761421319797">
                <text:p>2.10761421319797</text:p>
              </table:table-cell>
              <table:table-cell office:value-type="float" office:value="3.18892733564014">
                <text:p>3.18892733564014</text:p>
              </table:table-cell>
              <table:table-cell office:value-type="float" office:value="3.22214022140221">
                <text:p>3.22214022140221</text:p>
              </table:table-cell>
              <table:table-cell office:value-type="float" office:value="1.83491599707816">
                <text:p>1.83491599707816</text:p>
              </table:table-cell>
            </table:table-row>
            <table:table-row>
              <table:table-cell office:value-type="string">
                <text:p>pld</text:p>
                <draw:g>
                  <svg:desc>varchar2.A17:varchar2.A17</svg:desc>
                </draw:g>
              </table:table-cell>
              <table:table-cell office:value-type="float" office:value="4.9861407249467">
                <text:p>4.9861407249467</text:p>
                <draw:g>
                  <svg:desc>varchar2.B17:varchar2.M17</svg:desc>
                </draw:g>
              </table:table-cell>
              <table:table-cell office:value-type="float" office:value="1.89342948717949">
                <text:p>1.89342948717949</text:p>
              </table:table-cell>
              <table:table-cell office:value-type="float" office:value="3.30660377358491">
                <text:p>3.30660377358491</text:p>
              </table:table-cell>
              <table:table-cell office:value-type="float" office:value="1.61818181818182">
                <text:p>1.61818181818182</text:p>
              </table:table-cell>
              <table:table-cell office:value-type="float" office:value="4.40382678751259">
                <text:p>4.40382678751259</text:p>
              </table:table-cell>
              <table:table-cell office:value-type="float" office:value="4.43975283213182">
                <text:p>4.43975283213182</text:p>
              </table:table-cell>
              <table:table-cell office:value-type="float" office:value="7.45238095238095">
                <text:p>7.45238095238095</text:p>
              </table:table-cell>
              <table:table-cell office:value-type="float" office:value="5.31520395550062">
                <text:p>5.31520395550062</text:p>
              </table:table-cell>
              <table:table-cell office:value-type="float" office:value="2.34047350620068">
                <text:p>2.34047350620068</text:p>
              </table:table-cell>
              <table:table-cell office:value-type="float" office:value="4.2627197039778">
                <text:p>4.2627197039778</text:p>
              </table:table-cell>
              <table:table-cell office:value-type="float" office:value="3.90169794459339">
                <text:p>3.90169794459339</text:p>
              </table:table-cell>
              <table:table-cell office:value-type="float" office:value="2.14517506404782">
                <text:p>2.145175064047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